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8.52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17.23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21.04mm"/>
    </style:style>
    <style:style style:name="co14" style:family="table-column">
      <style:table-column-properties fo:break-before="auto" style:column-width="10.42mm"/>
    </style:style>
    <style:style style:name="co15" style:family="table-column">
      <style:table-column-properties fo:break-before="auto" style:column-width="10.71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10.16mm"/>
    </style:style>
    <style:style style:name="co18" style:family="table-column">
      <style:table-column-properties fo:break-before="auto" style:column-width="9.88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60.2mm" svg:height="89.93mm" svg:x="25.35mm" svg:y="127.19mm">
            <draw:object draw:notify-on-update-of-ranges="out.B5:out.AY5 out.B6:out.AY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6.05mm" svg:height="89.93mm" svg:x="204.28mm" svg:y="134.34mm">
            <draw:object draw:notify-on-update-of-ranges="out.B9:out.AKZ9 out.B10:out.AKZ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82mm" svg:height="89.93mm" svg:x="30.13mm" svg:y="278.84mm">
            <draw:object draw:notify-on-update-of-ranges="out.B13:out.Q13 out.B14:out.Q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3.66mm" svg:height="217.5mm" svg:x="230.38mm" svg:y="244.59mm">
            <draw:object draw:notify-on-update-of-ranges="out.B17:out.BC17 out.B18:out.BC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53.11mm" svg:height="198.68mm" svg:x="596.69mm" svg:y="250.99mm">
            <draw:object draw:notify-on-update-of-ranges="out.B21:out.SU21 out.B22:out.SU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number-columns-repeated="10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" table:default-cell-style-name="Default"/>
        <table:table-column table:style-name="co15" table:number-columns-repeated="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number-columns-repeated="4" table:default-cell-style-name="Default"/>
        <table:table-column table:style-name="co15" table:number-columns-repeated="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10" table:default-cell-style-name="Default"/>
        <table:table-column table:style-name="co17" table:default-cell-style-name="Default"/>
        <table:table-column table:style-name="co6" table:number-columns-repeated="13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6" table:number-columns-repeated="14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number-columns-repeated="2" table:default-cell-style-name="Default"/>
        <table:table-column table:style-name="co6" table:number-columns-repeated="4" table:default-cell-style-name="Default"/>
        <table:table-column table:style-name="co15" table:number-columns-repeated="2" table:default-cell-style-name="Default"/>
        <table:table-column table:style-name="co6" table:number-columns-repeated="4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6" table:number-columns-repeated="5" table:default-cell-style-name="Default"/>
        <table:table-column table:style-name="co14" table:default-cell-style-name="Default"/>
        <table:table-column table:style-name="co6" table:number-columns-repeated="7" table:default-cell-style-name="Default"/>
        <table:table-column table:style-name="co15" table:number-columns-repeated="2" table:default-cell-style-name="Default"/>
        <table:table-column table:style-name="co6" table:number-columns-repeated="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5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6" table:number-columns-repeated="12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6" table:number-columns-repeated="3" table:default-cell-style-name="Default"/>
        <table:table-column table:style-name="co15" table:number-columns-repeated="2" table:default-cell-style-name="Default"/>
        <table:table-column table:style-name="co6" table:number-columns-repeated="8" table:default-cell-style-name="Default"/>
        <table:table-column table:style-name="co15" table:default-cell-style-name="Default"/>
        <table:table-column table:style-name="co6" table:number-columns-repeated="5" table:default-cell-style-name="Default"/>
        <table:table-column table:style-name="co15" table:default-cell-style-name="Default"/>
        <table:table-column table:style-name="co6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6" table:number-columns-repeated="2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number-columns-repeated="2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5" table:number-columns-repeated="2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5" table:number-columns-repeated="2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number-columns-repeated="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7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6" table:number-columns-repeated="2" table:default-cell-style-name="Default"/>
        <table:table-column table:style-name="co15" table:number-columns-repeated="6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4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number-columns-repeated="2" table:default-cell-style-name="Default"/>
        <table:table-column table:style-name="co6" table:number-columns-repeated="2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hash: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unt:</text:p>
          </table:table-cell>
          <table:table-cell office:value-type="float" office:value="6641" calcext:value-type="float">
            <text:p>6641</text:p>
          </table:table-cell>
          <table:table-cell table:number-columns-repeated="986"/>
        </table:table-row>
        <table:table-row table:style-name="ro1" table:number-rows-repeated="2">
          <table:table-cell table:number-columns-repeated="988"/>
        </table:table-row>
        <table:table-row table:style-name="ro1">
          <table:table-cell office:value-type="string" calcext:value-type="string">
            <text:p>hash: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table:number-columns-repeated="937"/>
        </table:table-row>
        <table:table-row table:style-name="ro1">
          <table:table-cell office:value-type="string" calcext:value-type="string">
            <text:p>count: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office:value-type="float" office:value="351" calcext:value-type="float">
            <text:p>351</text:p>
          </table:table-cell>
          <table:table-cell office:value-type="float" office:value="834" calcext:value-type="float">
            <text:p>834</text:p>
          </table:table-cell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306" calcext:value-type="float">
            <text:p>306</text:p>
          </table:table-cell>
          <table:table-cell office:value-type="float" office:value="251" calcext:value-type="float">
            <text:p>251</text:p>
          </table:table-cell>
          <table:table-cell office:value-type="float" office:value="348" calcext:value-type="float">
            <text:p>348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  <table:table-cell office:value-type="float" office:value="202" calcext:value-type="float">
            <text:p>202</text:p>
          </table:table-cell>
          <table:table-cell office:value-type="float" office:value="295" calcext:value-type="float">
            <text:p>295</text:p>
          </table:table-cell>
          <table:table-cell office:value-type="float" office:value="149" calcext:value-type="float">
            <text:p>149</text:p>
          </table:table-cell>
          <table:table-cell office:value-type="float" office:value="400" calcext:value-type="float">
            <text:p>400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229" calcext:value-type="float">
            <text:p>229</text:p>
          </table:table-cell>
          <table:table-cell office:value-type="float" office:value="439" calcext:value-type="float">
            <text:p>439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float" office:value="235" calcext:value-type="float">
            <text:p>235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1" table:number-rows-repeated="2">
          <table:table-cell table:number-columns-repeated="988"/>
        </table:table-row>
        <table:table-row table:style-name="ro1">
          <table:table-cell office:value-type="string" calcext:value-type="string">
            <text:p>hash:</text:p>
          </table:table-cell>
          <table:table-cell office:value-type="float" office:value="518" calcext:value-type="float">
            <text:p>518</text:p>
          </table:table-cell>
          <table:table-cell office:value-type="float" office:value="638" calcext:value-type="float">
            <text:p>638</text:p>
          </table:table-cell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office:value-type="float" office:value="1165" calcext:value-type="float">
            <text:p>1165</text:p>
          </table:table-cell>
          <table:table-cell office:value-type="float" office:value="115" calcext:value-type="float">
            <text:p>115</text:p>
          </table:table-cell>
          <table:table-cell office:value-type="float" office:value="521" calcext:value-type="float">
            <text:p>521</text:p>
          </table:table-cell>
          <table:table-cell office:value-type="float" office:value="155" calcext:value-type="float">
            <text:p>155</text:p>
          </table:table-cell>
          <table:table-cell office:value-type="float" office:value="603" calcext:value-type="float">
            <text:p>603</text:p>
          </table:table-cell>
          <table:table-cell office:value-type="float" office:value="738" calcext:value-type="float">
            <text:p>738</text:p>
          </table:table-cell>
          <table:table-cell office:value-type="float" office:value="519" calcext:value-type="float">
            <text:p>51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372" calcext:value-type="float">
            <text:p>372</text:p>
          </table:table-cell>
          <table:table-cell office:value-type="float" office:value="191" calcext:value-type="float">
            <text:p>191</text:p>
          </table:table-cell>
          <table:table-cell office:value-type="float" office:value="306" calcext:value-type="float">
            <text:p>306</text:p>
          </table:table-cell>
          <table:table-cell office:value-type="float" office:value="744" calcext:value-type="float">
            <text:p>744</text:p>
          </table:table-cell>
          <table:table-cell office:value-type="float" office:value="213" calcext:value-type="float">
            <text:p>213</text:p>
          </table:table-cell>
          <table:table-cell office:value-type="float" office:value="649" calcext:value-type="float">
            <text:p>649</text:p>
          </table:table-cell>
          <table:table-cell office:value-type="float" office:value="444" calcext:value-type="float">
            <text:p>444</text:p>
          </table:table-cell>
          <table:table-cell office:value-type="float" office:value="634" calcext:value-type="float">
            <text:p>634</text:p>
          </table:table-cell>
          <table:table-cell office:value-type="float" office:value="506" calcext:value-type="float">
            <text:p>506</text:p>
          </table:table-cell>
          <table:table-cell office:value-type="float" office:value="435" calcext:value-type="float">
            <text:p>435</text:p>
          </table:table-cell>
          <table:table-cell office:value-type="float" office:value="554" calcext:value-type="float">
            <text:p>554</text:p>
          </table:table-cell>
          <table:table-cell office:value-type="float" office:value="227" calcext:value-type="float">
            <text:p>227</text:p>
          </table:table-cell>
          <table:table-cell office:value-type="float" office:value="333" calcext:value-type="float">
            <text:p>333</text:p>
          </table:table-cell>
          <table:table-cell office:value-type="float" office:value="433" calcext:value-type="float">
            <text:p>433</text:p>
          </table:table-cell>
          <table:table-cell office:value-type="float" office:value="442" calcext:value-type="float">
            <text:p>442</text:p>
          </table:table-cell>
          <table:table-cell office:value-type="float" office:value="974" calcext:value-type="float">
            <text:p>974</text:p>
          </table:table-cell>
          <table:table-cell office:value-type="float" office:value="534" calcext:value-type="float">
            <text:p>534</text:p>
          </table:table-cell>
          <table:table-cell office:value-type="float" office:value="349" calcext:value-type="float">
            <text:p>349</text:p>
          </table:table-cell>
          <table:table-cell office:value-type="float" office:value="454" calcext:value-type="float">
            <text:p>454</text:p>
          </table:table-cell>
          <table:table-cell office:value-type="float" office:value="429" calcext:value-type="float">
            <text:p>429</text:p>
          </table:table-cell>
          <table:table-cell office:value-type="float" office:value="410" calcext:value-type="float">
            <text:p>410</text:p>
          </table:table-cell>
          <table:table-cell office:value-type="float" office:value="436" calcext:value-type="float">
            <text:p>436</text:p>
          </table:table-cell>
          <table:table-cell office:value-type="float" office:value="645" calcext:value-type="float">
            <text:p>645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871" calcext:value-type="float">
            <text:p>871</text:p>
          </table:table-cell>
          <table:table-cell office:value-type="float" office:value="215" calcext:value-type="float">
            <text:p>215</text:p>
          </table:table-cell>
          <table:table-cell office:value-type="float" office:value="866" calcext:value-type="float">
            <text:p>866</text:p>
          </table:table-cell>
          <table:table-cell office:value-type="float" office:value="756" calcext:value-type="float">
            <text:p>756</text:p>
          </table:table-cell>
          <table:table-cell office:value-type="float" office:value="1124" calcext:value-type="float">
            <text:p>1124</text:p>
          </table:table-cell>
          <table:table-cell office:value-type="float" office:value="728" calcext:value-type="float">
            <text:p>728</text:p>
          </table:table-cell>
          <table:table-cell office:value-type="float" office:value="415" calcext:value-type="float">
            <text:p>415</text:p>
          </table:table-cell>
          <table:table-cell office:value-type="float" office:value="116" calcext:value-type="float">
            <text:p>116</text:p>
          </table:table-cell>
          <table:table-cell office:value-type="float" office:value="423" calcext:value-type="float">
            <text:p>423</text:p>
          </table:table-cell>
          <table:table-cell office:value-type="float" office:value="873" calcext:value-type="float">
            <text:p>873</text:p>
          </table:table-cell>
          <table:table-cell office:value-type="float" office:value="331" calcext:value-type="float">
            <text:p>331</text:p>
          </table:table-cell>
          <table:table-cell office:value-type="float" office:value="860" calcext:value-type="float">
            <text:p>860</text:p>
          </table:table-cell>
          <table:table-cell office:value-type="float" office:value="97" calcext:value-type="float">
            <text:p>97</text:p>
          </table:table-cell>
          <table:table-cell office:value-type="float" office:value="430" calcext:value-type="float">
            <text:p>430</text:p>
          </table:table-cell>
          <table:table-cell office:value-type="float" office:value="613" calcext:value-type="float">
            <text:p>613</text:p>
          </table:table-cell>
          <table:table-cell office:value-type="float" office:value="955" calcext:value-type="float">
            <text:p>955</text:p>
          </table:table-cell>
          <table:table-cell office:value-type="float" office:value="531" calcext:value-type="float">
            <text:p>531</text:p>
          </table:table-cell>
          <table:table-cell office:value-type="float" office:value="407" calcext:value-type="float">
            <text:p>407</text:p>
          </table:table-cell>
          <table:table-cell office:value-type="float" office:value="650" calcext:value-type="float">
            <text:p>650</text:p>
          </table:table-cell>
          <table:table-cell office:value-type="float" office:value="173" calcext:value-type="float">
            <text:p>173</text:p>
          </table:table-cell>
          <table:table-cell office:value-type="float" office:value="523" calcext:value-type="float">
            <text:p>523</text:p>
          </table:table-cell>
          <table:table-cell office:value-type="float" office:value="316" calcext:value-type="float">
            <text:p>316</text:p>
          </table:table-cell>
          <table:table-cell office:value-type="float" office:value="644" calcext:value-type="float">
            <text:p>644</text:p>
          </table:table-cell>
          <table:table-cell office:value-type="float" office:value="328" calcext:value-type="float">
            <text:p>328</text:p>
          </table:table-cell>
          <table:table-cell office:value-type="float" office:value="417" calcext:value-type="float">
            <text:p>417</text:p>
          </table:table-cell>
          <table:table-cell office:value-type="float" office:value="205" calcext:value-type="float">
            <text:p>205</text:p>
          </table:table-cell>
          <table:table-cell office:value-type="float" office:value="305" calcext:value-type="float">
            <text:p>305</text:p>
          </table:table-cell>
          <table:table-cell office:value-type="float" office:value="420" calcext:value-type="float">
            <text:p>420</text:p>
          </table:table-cell>
          <table:table-cell office:value-type="float" office:value="858" calcext:value-type="float">
            <text:p>858</text:p>
          </table:table-cell>
          <table:table-cell office:value-type="float" office:value="628" calcext:value-type="float">
            <text:p>628</text:p>
          </table:table-cell>
          <table:table-cell office:value-type="float" office:value="301" calcext:value-type="float">
            <text:p>301</text:p>
          </table:table-cell>
          <table:table-cell office:value-type="float" office:value="651" calcext:value-type="float">
            <text:p>651</text:p>
          </table:table-cell>
          <table:table-cell office:value-type="float" office:value="540" calcext:value-type="float">
            <text:p>540</text:p>
          </table:table-cell>
          <table:table-cell office:value-type="float" office:value="660" calcext:value-type="float">
            <text:p>660</text:p>
          </table:table-cell>
          <table:table-cell office:value-type="float" office:value="406" calcext:value-type="float">
            <text:p>406</text:p>
          </table:table-cell>
          <table:table-cell office:value-type="float" office:value="212" calcext:value-type="float">
            <text:p>212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431" calcext:value-type="float">
            <text:p>431</text:p>
          </table:table-cell>
          <table:table-cell office:value-type="float" office:value="625" calcext:value-type="float">
            <text:p>625</text:p>
          </table:table-cell>
          <table:table-cell office:value-type="float" office:value="666" calcext:value-type="float">
            <text:p>666</text:p>
          </table:table-cell>
          <table:table-cell office:value-type="float" office:value="221" calcext:value-type="float">
            <text:p>221</text:p>
          </table:table-cell>
          <table:table-cell office:value-type="float" office:value="961" calcext:value-type="float">
            <text:p>961</text:p>
          </table:table-cell>
          <table:table-cell office:value-type="float" office:value="289" calcext:value-type="float">
            <text:p>289</text:p>
          </table:table-cell>
          <table:table-cell office:value-type="float" office:value="859" calcext:value-type="float">
            <text:p>859</text:p>
          </table:table-cell>
          <table:table-cell office:value-type="float" office:value="537" calcext:value-type="float">
            <text:p>537</text:p>
          </table:table-cell>
          <table:table-cell office:value-type="float" office:value="336" calcext:value-type="float">
            <text:p>336</text:p>
          </table:table-cell>
          <table:table-cell office:value-type="float" office:value="615" calcext:value-type="float">
            <text:p>615</text:p>
          </table:table-cell>
          <table:table-cell office:value-type="float" office:value="764" calcext:value-type="float">
            <text:p>764</text:p>
          </table:table-cell>
          <table:table-cell office:value-type="float" office:value="536" calcext:value-type="float">
            <text:p>536</text:p>
          </table:table-cell>
          <table:table-cell office:value-type="float" office:value="532" calcext:value-type="float">
            <text:p>532</text:p>
          </table:table-cell>
          <table:table-cell office:value-type="float" office:value="330" calcext:value-type="float">
            <text:p>330</text:p>
          </table:table-cell>
          <table:table-cell office:value-type="float" office:value="867" calcext:value-type="float">
            <text:p>867</text:p>
          </table:table-cell>
          <table:table-cell office:value-type="float" office:value="1093" calcext:value-type="float">
            <text:p>1093</text:p>
          </table:table-cell>
          <table:table-cell office:value-type="float" office:value="643" calcext:value-type="float">
            <text:p>643</text:p>
          </table:table-cell>
          <table:table-cell office:value-type="float" office:value="646" calcext:value-type="float">
            <text:p>646</text:p>
          </table:table-cell>
          <table:table-cell office:value-type="float" office:value="863" calcext:value-type="float">
            <text:p>863</text:p>
          </table:table-cell>
          <table:table-cell office:value-type="float" office:value="414" calcext:value-type="float">
            <text:p>414</text:p>
          </table:table-cell>
          <table:table-cell office:value-type="float" office:value="555" calcext:value-type="float">
            <text:p>555</text:p>
          </table:table-cell>
          <table:table-cell office:value-type="float" office:value="542" calcext:value-type="float">
            <text:p>542</text:p>
          </table:table-cell>
          <table:table-cell office:value-type="float" office:value="535" calcext:value-type="float">
            <text:p>535</text:p>
          </table:table-cell>
          <table:table-cell office:value-type="float" office:value="207" calcext:value-type="float">
            <text:p>207</text:p>
          </table:table-cell>
          <table:table-cell office:value-type="float" office:value="344" calcext:value-type="float">
            <text:p>344</text:p>
          </table:table-cell>
          <table:table-cell office:value-type="float" office:value="539" calcext:value-type="float">
            <text:p>539</text:p>
          </table:table-cell>
          <table:table-cell office:value-type="float" office:value="753" calcext:value-type="float">
            <text:p>753</text:p>
          </table:table-cell>
          <table:table-cell office:value-type="float" office:value="411" calcext:value-type="float">
            <text:p>411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754" calcext:value-type="float">
            <text:p>754</text:p>
          </table:table-cell>
          <table:table-cell office:value-type="float" office:value="548" calcext:value-type="float">
            <text:p>548</text:p>
          </table:table-cell>
          <table:table-cell office:value-type="float" office:value="425" calcext:value-type="float">
            <text:p>425</text:p>
          </table:table-cell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  <table:table-cell office:value-type="float" office:value="1295" calcext:value-type="float">
            <text:p>1295</text:p>
          </table:table-cell>
          <table:table-cell office:value-type="float" office:value="865" calcext:value-type="float">
            <text:p>865</text:p>
          </table:table-cell>
          <table:table-cell office:value-type="float" office:value="952" calcext:value-type="float">
            <text:p>952</text:p>
          </table:table-cell>
          <table:table-cell office:value-type="float" office:value="749" calcext:value-type="float">
            <text:p>749</text:p>
          </table:table-cell>
          <table:table-cell office:value-type="float" office:value="663" calcext:value-type="float">
            <text:p>663</text:p>
          </table:table-cell>
          <table:table-cell office:value-type="float" office:value="437" calcext:value-type="float">
            <text:p>437</text:p>
          </table:table-cell>
          <table:table-cell office:value-type="float" office:value="338" calcext:value-type="float">
            <text:p>338</text:p>
          </table:table-cell>
          <table:table-cell office:value-type="float" office:value="544" calcext:value-type="float">
            <text:p>544</text:p>
          </table:table-cell>
          <table:table-cell office:value-type="float" office:value="427" calcext:value-type="float">
            <text:p>427</text:p>
          </table:table-cell>
          <table:table-cell office:value-type="float" office:value="318" calcext:value-type="float">
            <text:p>318</text:p>
          </table:table-cell>
          <table:table-cell office:value-type="float" office:value="408" calcext:value-type="float">
            <text:p>408</text:p>
          </table:table-cell>
          <table:table-cell office:value-type="float" office:value="648" calcext:value-type="float">
            <text:p>648</text:p>
          </table:table-cell>
          <table:table-cell office:value-type="float" office:value="739" calcext:value-type="float">
            <text:p>739</text:p>
          </table:table-cell>
          <table:table-cell office:value-type="float" office:value="434" calcext:value-type="float">
            <text:p>434</text:p>
          </table:table-cell>
          <table:table-cell office:value-type="float" office:value="652" calcext:value-type="float">
            <text:p>652</text:p>
          </table:table-cell>
          <table:table-cell office:value-type="float" office:value="516" calcext:value-type="float">
            <text:p>516</text:p>
          </table:table-cell>
          <table:table-cell office:value-type="float" office:value="421" calcext:value-type="float">
            <text:p>421</text:p>
          </table:table-cell>
          <table:table-cell office:value-type="float" office:value="402" calcext:value-type="float">
            <text:p>402</text:p>
          </table:table-cell>
          <table:table-cell office:value-type="float" office:value="438" calcext:value-type="float">
            <text:p>438</text:p>
          </table:table-cell>
          <table:table-cell office:value-type="float" office:value="229" calcext:value-type="float">
            <text:p>229</text:p>
          </table:table-cell>
          <table:table-cell office:value-type="float" office:value="735" calcext:value-type="float">
            <text:p>735</text:p>
          </table:table-cell>
          <table:table-cell office:value-type="float" office:value="342" calcext:value-type="float">
            <text:p>342</text:p>
          </table:table-cell>
          <table:table-cell office:value-type="float" office:value="577" calcext:value-type="float">
            <text:p>577</text:p>
          </table:table-cell>
          <table:table-cell office:value-type="float" office:value="673" calcext:value-type="float">
            <text:p>673</text:p>
          </table:table-cell>
          <table:table-cell office:value-type="float" office:value="656" calcext:value-type="float">
            <text:p>656</text:p>
          </table:table-cell>
          <table:table-cell office:value-type="float" office:value="343" calcext:value-type="float">
            <text:p>343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office:value-type="float" office:value="653" calcext:value-type="float">
            <text:p>653</text:p>
          </table:table-cell>
          <table:table-cell office:value-type="float" office:value="447" calcext:value-type="float">
            <text:p>447</text:p>
          </table:table-cell>
          <table:table-cell office:value-type="float" office:value="954" calcext:value-type="float">
            <text:p>954</text:p>
          </table:table-cell>
          <table:table-cell office:value-type="float" office:value="313" calcext:value-type="float">
            <text:p>313</text:p>
          </table:table-cell>
          <table:table-cell office:value-type="float" office:value="788" calcext:value-type="float">
            <text:p>788</text:p>
          </table:table-cell>
          <table:table-cell office:value-type="float" office:value="640" calcext:value-type="float">
            <text:p>640</text:p>
          </table:table-cell>
          <table:table-cell office:value-type="float" office:value="624" calcext:value-type="float">
            <text:p>624</text:p>
          </table:table-cell>
          <table:table-cell office:value-type="float" office:value="324" calcext:value-type="float">
            <text:p>324</text:p>
          </table:table-cell>
          <table:table-cell office:value-type="float" office:value="451" calcext:value-type="float">
            <text:p>451</text:p>
          </table:table-cell>
          <table:table-cell office:value-type="float" office:value="641" calcext:value-type="float">
            <text:p>641</text:p>
          </table:table-cell>
          <table:table-cell office:value-type="float" office:value="322" calcext:value-type="float">
            <text:p>322</text:p>
          </table:table-cell>
          <table:table-cell office:value-type="float" office:value="862" calcext:value-type="float">
            <text:p>862</text:p>
          </table:table-cell>
          <table:table-cell office:value-type="float" office:value="874" calcext:value-type="float">
            <text:p>874</text:p>
          </table:table-cell>
          <table:table-cell office:value-type="float" office:value="953" calcext:value-type="float">
            <text:p>953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office:value-type="float" office:value="742" calcext:value-type="float">
            <text:p>742</text:p>
          </table:table-cell>
          <table:table-cell office:value-type="float" office:value="563" calcext:value-type="float">
            <text:p>563</text:p>
          </table:table-cell>
          <table:table-cell office:value-type="float" office:value="774" calcext:value-type="float">
            <text:p>774</text:p>
          </table:table-cell>
          <table:table-cell office:value-type="float" office:value="440" calcext:value-type="float">
            <text:p>440</text:p>
          </table:table-cell>
          <table:table-cell office:value-type="float" office:value="664" calcext:value-type="float">
            <text:p>664</text:p>
          </table:table-cell>
          <table:table-cell office:value-type="float" office:value="181" calcext:value-type="float">
            <text:p>181</text:p>
          </table:table-cell>
          <table:table-cell office:value-type="float" office:value="529" calcext:value-type="float">
            <text:p>529</text:p>
          </table:table-cell>
          <table:table-cell office:value-type="float" office:value="932" calcext:value-type="float">
            <text:p>932</text:p>
          </table:table-cell>
          <table:table-cell office:value-type="float" office:value="620" calcext:value-type="float">
            <text:p>620</text:p>
          </table:table-cell>
          <table:table-cell office:value-type="float" office:value="512" calcext:value-type="float">
            <text:p>512</text:p>
          </table:table-cell>
          <table:table-cell office:value-type="float" office:value="340" calcext:value-type="float">
            <text:p>340</text:p>
          </table:table-cell>
          <table:table-cell office:value-type="float" office:value="637" calcext:value-type="float">
            <text:p>637</text:p>
          </table:table-cell>
          <table:table-cell office:value-type="float" office:value="779" calcext:value-type="float">
            <text:p>779</text:p>
          </table:table-cell>
          <table:table-cell office:value-type="float" office:value="882" calcext:value-type="float">
            <text:p>882</text:p>
          </table:table-cell>
          <table:table-cell office:value-type="float" office:value="547" calcext:value-type="float">
            <text:p>547</text:p>
          </table:table-cell>
          <table:table-cell office:value-type="float" office:value="622" calcext:value-type="float">
            <text:p>622</text:p>
          </table:table-cell>
          <table:table-cell office:value-type="float" office:value="445" calcext:value-type="float">
            <text:p>445</text:p>
          </table:table-cell>
          <table:table-cell office:value-type="float" office:value="853" calcext:value-type="float">
            <text:p>853</text:p>
          </table:table-cell>
          <table:table-cell office:value-type="float" office:value="310" calcext:value-type="float">
            <text:p>310</text:p>
          </table:table-cell>
          <table:table-cell office:value-type="float" office:value="602" calcext:value-type="float">
            <text:p>602</text:p>
          </table:table-cell>
          <table:table-cell office:value-type="float" office:value="538" calcext:value-type="float">
            <text:p>538</text:p>
          </table:table-cell>
          <table:table-cell office:value-type="float" office:value="189" calcext:value-type="float">
            <text:p>189</text:p>
          </table:table-cell>
          <table:table-cell office:value-type="float" office:value="552" calcext:value-type="float">
            <text:p>552</text:p>
          </table:table-cell>
          <table:table-cell office:value-type="float" office:value="312" calcext:value-type="float">
            <text:p>312</text:p>
          </table:table-cell>
          <table:table-cell office:value-type="float" office:value="730" calcext:value-type="float">
            <text:p>730</text:p>
          </table:table-cell>
          <table:table-cell office:value-type="float" office:value="295" calcext:value-type="float">
            <text:p>295</text:p>
          </table:table-cell>
          <table:table-cell office:value-type="float" office:value="636" calcext:value-type="float">
            <text:p>636</text:p>
          </table:table-cell>
          <table:table-cell office:value-type="float" office:value="748" calcext:value-type="float">
            <text:p>748</text:p>
          </table:table-cell>
          <table:table-cell office:value-type="float" office:value="629" calcext:value-type="float">
            <text:p>629</text:p>
          </table:table-cell>
          <table:table-cell office:value-type="float" office:value="504" calcext:value-type="float">
            <text:p>504</text:p>
          </table:table-cell>
          <table:table-cell office:value-type="float" office:value="530" calcext:value-type="float">
            <text:p>530</text:p>
          </table:table-cell>
          <table:table-cell office:value-type="float" office:value="856" calcext:value-type="float">
            <text:p>856</text:p>
          </table:table-cell>
          <table:table-cell office:value-type="float" office:value="441" calcext:value-type="float">
            <text:p>441</text:p>
          </table:table-cell>
          <table:table-cell office:value-type="float" office:value="543" calcext:value-type="float">
            <text:p>543</text:p>
          </table:table-cell>
          <table:table-cell office:value-type="float" office:value="404" calcext:value-type="float">
            <text:p>404</text:p>
          </table:table-cell>
          <table:table-cell office:value-type="float" office:value="457" calcext:value-type="float">
            <text:p>457</text:p>
          </table:table-cell>
          <table:table-cell office:value-type="float" office:value="541" calcext:value-type="float">
            <text:p>541</text:p>
          </table:table-cell>
          <table:table-cell office:value-type="float" office:value="729" calcext:value-type="float">
            <text:p>729</text:p>
          </table:table-cell>
          <table:table-cell office:value-type="float" office:value="401" calcext:value-type="float">
            <text:p>401</text:p>
          </table:table-cell>
          <table:table-cell office:value-type="float" office:value="180" calcext:value-type="float">
            <text:p>180</text:p>
          </table:table-cell>
          <table:table-cell office:value-type="float" office:value="422" calcext:value-type="float">
            <text:p>422</text:p>
          </table:table-cell>
          <table:table-cell office:value-type="float" office:value="736" calcext:value-type="float">
            <text:p>736</text:p>
          </table:table-cell>
          <table:table-cell office:value-type="float" office:value="667" calcext:value-type="float">
            <text:p>667</text:p>
          </table:table-cell>
          <table:table-cell office:value-type="float" office:value="755" calcext:value-type="float">
            <text:p>755</text:p>
          </table:table-cell>
          <table:table-cell office:value-type="float" office:value="412" calcext:value-type="float">
            <text:p>412</text:p>
          </table:table-cell>
          <table:table-cell office:value-type="float" office:value="419" calcext:value-type="float">
            <text:p>419</text:p>
          </table:table-cell>
          <table:table-cell office:value-type="float" office:value="654" calcext:value-type="float">
            <text:p>654</text:p>
          </table:table-cell>
          <table:table-cell office:value-type="float" office:value="524" calcext:value-type="float">
            <text:p>524</text:p>
          </table:table-cell>
          <table:table-cell office:value-type="float" office:value="345" calcext:value-type="float">
            <text:p>345</text:p>
          </table:table-cell>
          <table:table-cell office:value-type="float" office:value="424" calcext:value-type="float">
            <text:p>424</text:p>
          </table:table-cell>
          <table:table-cell office:value-type="float" office:value="657" calcext:value-type="float">
            <text:p>657</text:p>
          </table:table-cell>
          <table:table-cell office:value-type="float" office:value="456" calcext:value-type="float">
            <text:p>456</text:p>
          </table:table-cell>
          <table:table-cell office:value-type="float" office:value="771" calcext:value-type="float">
            <text:p>771</text:p>
          </table:table-cell>
          <table:table-cell office:value-type="float" office:value="299" calcext:value-type="float">
            <text:p>299</text:p>
          </table:table-cell>
          <table:table-cell office:value-type="float" office:value="405" calcext:value-type="float">
            <text:p>405</text:p>
          </table:table-cell>
          <table:table-cell office:value-type="float" office:value="219" calcext:value-type="float">
            <text:p>219</text:p>
          </table:table-cell>
          <table:table-cell office:value-type="float" office:value="762" calcext:value-type="float">
            <text:p>762</text:p>
          </table:table-cell>
          <table:table-cell office:value-type="float" office:value="627" calcext:value-type="float">
            <text:p>627</text:p>
          </table:table-cell>
          <table:table-cell office:value-type="float" office:value="335" calcext:value-type="float">
            <text:p>335</text:p>
          </table:table-cell>
          <table:table-cell office:value-type="float" office:value="985" calcext:value-type="float">
            <text:p>985</text:p>
          </table:table-cell>
          <table:table-cell office:value-type="float" office:value="746" calcext:value-type="float">
            <text:p>746</text:p>
          </table:table-cell>
          <table:table-cell office:value-type="float" office:value="334" calcext:value-type="float">
            <text:p>334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883" calcext:value-type="float">
            <text:p>883</text:p>
          </table:table-cell>
          <table:table-cell office:value-type="float" office:value="665" calcext:value-type="float">
            <text:p>665</text:p>
          </table:table-cell>
          <table:table-cell office:value-type="float" office:value="750" calcext:value-type="float">
            <text:p>750</text:p>
          </table:table-cell>
          <table:table-cell office:value-type="float" office:value="533" calcext:value-type="float">
            <text:p>533</text:p>
          </table:table-cell>
          <table:table-cell office:value-type="float" office:value="630" calcext:value-type="float">
            <text:p>630</text:p>
          </table:table-cell>
          <table:table-cell office:value-type="float" office:value="1088" calcext:value-type="float">
            <text:p>1088</text:p>
          </table:table-cell>
          <table:table-cell office:value-type="float" office:value="971" calcext:value-type="float">
            <text:p>971</text:p>
          </table:table-cell>
          <table:table-cell office:value-type="float" office:value="726" calcext:value-type="float">
            <text:p>726</text:p>
          </table:table-cell>
          <table:table-cell office:value-type="float" office:value="317" calcext:value-type="float">
            <text:p>317</text:p>
          </table:table-cell>
          <table:table-cell office:value-type="float" office:value="545" calcext:value-type="float">
            <text:p>545</text:p>
          </table:table-cell>
          <table:table-cell office:value-type="float" office:value="522" calcext:value-type="float">
            <text:p>522</text:p>
          </table:table-cell>
          <table:table-cell office:value-type="float" office:value="668" calcext:value-type="float">
            <text:p>668</text:p>
          </table:table-cell>
          <table:table-cell office:value-type="float" office:value="557" calcext:value-type="float">
            <text:p>557</text:p>
          </table:table-cell>
          <table:table-cell office:value-type="float" office:value="574" calcext:value-type="float">
            <text:p>574</text:p>
          </table:table-cell>
          <table:table-cell office:value-type="float" office:value="1004" calcext:value-type="float">
            <text:p>1004</text:p>
          </table:table-cell>
          <table:table-cell office:value-type="float" office:value="1060" calcext:value-type="float">
            <text:p>1060</text:p>
          </table:table-cell>
          <table:table-cell office:value-type="float" office:value="337" calcext:value-type="float">
            <text:p>337</text:p>
          </table:table-cell>
          <table:table-cell office:value-type="float" office:value="773" calcext:value-type="float">
            <text:p>773</text:p>
          </table:table-cell>
          <table:table-cell office:value-type="float" office:value="546" calcext:value-type="float">
            <text:p>546</text:p>
          </table:table-cell>
          <table:table-cell office:value-type="float" office:value="175" calcext:value-type="float">
            <text:p>175</text:p>
          </table:table-cell>
          <table:table-cell office:value-type="float" office:value="1174" calcext:value-type="float">
            <text:p>1174</text:p>
          </table:table-cell>
          <table:table-cell office:value-type="float" office:value="453" calcext:value-type="float">
            <text:p>453</text:p>
          </table:table-cell>
          <table:table-cell office:value-type="float" office:value="568" calcext:value-type="float">
            <text:p>568</text:p>
          </table:table-cell>
          <table:table-cell office:value-type="float" office:value="520" calcext:value-type="float">
            <text:p>520</text:p>
          </table:table-cell>
          <table:table-cell office:value-type="float" office:value="854" calcext:value-type="float">
            <text:p>854</text:p>
          </table:table-cell>
          <table:table-cell office:value-type="float" office:value="655" calcext:value-type="float">
            <text:p>655</text:p>
          </table:table-cell>
          <table:table-cell office:value-type="float" office:value="1192" calcext:value-type="float">
            <text:p>1192</text:p>
          </table:table-cell>
          <table:table-cell office:value-type="float" office:value="428" calcext:value-type="float">
            <text:p>428</text:p>
          </table:table-cell>
          <table:table-cell office:value-type="float" office:value="846" calcext:value-type="float">
            <text:p>846</text:p>
          </table:table-cell>
          <table:table-cell office:value-type="float" office:value="969" calcext:value-type="float">
            <text:p>969</text:p>
          </table:table-cell>
          <table:table-cell office:value-type="float" office:value="768" calcext:value-type="float">
            <text:p>768</text:p>
          </table:table-cell>
          <table:table-cell office:value-type="float" office:value="418" calcext:value-type="float">
            <text:p>418</text:p>
          </table:table-cell>
          <table:table-cell office:value-type="float" office:value="639" calcext:value-type="float">
            <text:p>639</text:p>
          </table:table-cell>
          <table:table-cell office:value-type="float" office:value="426" calcext:value-type="float">
            <text:p>426</text:p>
          </table:table-cell>
          <table:table-cell office:value-type="float" office:value="951" calcext:value-type="float">
            <text:p>951</text:p>
          </table:table-cell>
          <table:table-cell office:value-type="float" office:value="990" calcext:value-type="float">
            <text:p>990</text:p>
          </table:table-cell>
          <table:table-cell office:value-type="float" office:value="964" calcext:value-type="float">
            <text:p>964</text:p>
          </table:table-cell>
          <table:table-cell office:value-type="float" office:value="527" calcext:value-type="float">
            <text:p>527</text:p>
          </table:table-cell>
          <table:table-cell office:value-type="float" office:value="556" calcext:value-type="float">
            <text:p>556</text:p>
          </table:table-cell>
          <table:table-cell office:value-type="float" office:value="325" calcext:value-type="float">
            <text:p>325</text:p>
          </table:table-cell>
          <table:table-cell office:value-type="float" office:value="984" calcext:value-type="float">
            <text:p>984</text:p>
          </table:table-cell>
          <table:table-cell office:value-type="float" office:value="517" calcext:value-type="float">
            <text:p>517</text:p>
          </table:table-cell>
          <table:table-cell office:value-type="float" office:value="758" calcext:value-type="float">
            <text:p>758</text:p>
          </table:table-cell>
          <table:table-cell office:value-type="float" office:value="661" calcext:value-type="float">
            <text:p>661</text:p>
          </table:table-cell>
          <table:table-cell office:value-type="float" office:value="528" calcext:value-type="float">
            <text:p>528</text:p>
          </table:table-cell>
          <table:table-cell office:value-type="float" office:value="642" calcext:value-type="float">
            <text:p>642</text:p>
          </table:table-cell>
          <table:table-cell office:value-type="float" office:value="878" calcext:value-type="float">
            <text:p>878</text:p>
          </table:table-cell>
          <table:table-cell office:value-type="float" office:value="298" calcext:value-type="float">
            <text:p>298</text:p>
          </table:table-cell>
          <table:table-cell office:value-type="float" office:value="559" calcext:value-type="float">
            <text:p>559</text:p>
          </table:table-cell>
          <table:table-cell office:value-type="float" office:value="73" calcext:value-type="float">
            <text:p>73</text:p>
          </table:table-cell>
          <table:table-cell office:value-type="float" office:value="767" calcext:value-type="float">
            <text:p>767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733" calcext:value-type="float">
            <text:p>733</text:p>
          </table:table-cell>
          <table:table-cell office:value-type="float" office:value="1100" calcext:value-type="float">
            <text:p>1100</text:p>
          </table:table-cell>
          <table:table-cell office:value-type="float" office:value="617" calcext:value-type="float">
            <text:p>617</text:p>
          </table:table-cell>
          <table:table-cell office:value-type="float" office:value="747" calcext:value-type="float">
            <text:p>747</text:p>
          </table:table-cell>
          <table:table-cell office:value-type="float" office:value="978" calcext:value-type="float">
            <text:p>978</text:p>
          </table:table-cell>
          <table:table-cell office:value-type="float" office:value="842" calcext:value-type="float">
            <text:p>842</text:p>
          </table:table-cell>
          <table:table-cell office:value-type="float" office:value="714" calcext:value-type="float">
            <text:p>714</text:p>
          </table:table-cell>
          <table:table-cell office:value-type="float" office:value="781" calcext:value-type="float">
            <text:p>781</text:p>
          </table:table-cell>
          <table:table-cell office:value-type="float" office:value="450" calcext:value-type="float">
            <text:p>450</text:p>
          </table:table-cell>
          <table:table-cell office:value-type="float" office:value="388" calcext:value-type="float">
            <text:p>388</text:p>
          </table:table-cell>
          <table:table-cell office:value-type="float" office:value="647" calcext:value-type="float">
            <text:p>647</text:p>
          </table:table-cell>
          <table:table-cell office:value-type="float" office:value="623" calcext:value-type="float">
            <text:p>623</text:p>
          </table:table-cell>
          <table:table-cell office:value-type="float" office:value="193" calcext:value-type="float">
            <text:p>193</text:p>
          </table:table-cell>
          <table:table-cell office:value-type="float" office:value="897" calcext:value-type="float">
            <text:p>897</text:p>
          </table:table-cell>
          <table:table-cell office:value-type="float" office:value="561" calcext:value-type="float">
            <text:p>561</text:p>
          </table:table-cell>
          <table:table-cell office:value-type="float" office:value="513" calcext:value-type="float">
            <text:p>513</text:p>
          </table:table-cell>
          <table:table-cell office:value-type="float" office:value="972" calcext:value-type="float">
            <text:p>972</text:p>
          </table:table-cell>
          <table:table-cell office:value-type="float" office:value="111" calcext:value-type="float">
            <text:p>111</text:p>
          </table:table-cell>
          <table:table-cell office:value-type="float" office:value="632" calcext:value-type="float">
            <text:p>632</text:p>
          </table:table-cell>
          <table:table-cell office:value-type="float" office:value="870" calcext:value-type="float">
            <text:p>870</text:p>
          </table:table-cell>
          <table:table-cell office:value-type="float" office:value="761" calcext:value-type="float">
            <text:p>761</text:p>
          </table:table-cell>
          <table:table-cell office:value-type="float" office:value="452" calcext:value-type="float">
            <text:p>452</text:p>
          </table:table-cell>
          <table:table-cell office:value-type="float" office:value="864" calcext:value-type="float">
            <text:p>864</text:p>
          </table:table-cell>
          <table:table-cell office:value-type="float" office:value="751" calcext:value-type="float">
            <text:p>751</text:p>
          </table:table-cell>
          <table:table-cell office:value-type="float" office:value="848" calcext:value-type="float">
            <text:p>848</text:p>
          </table:table-cell>
          <table:table-cell office:value-type="float" office:value="659" calcext:value-type="float">
            <text:p>659</text:p>
          </table:table-cell>
          <table:table-cell office:value-type="float" office:value="399" calcext:value-type="float">
            <text:p>399</text:p>
          </table:table-cell>
          <table:table-cell office:value-type="float" office:value="988" calcext:value-type="float">
            <text:p>988</text:p>
          </table:table-cell>
          <table:table-cell office:value-type="float" office:value="575" calcext:value-type="float">
            <text:p>575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705" calcext:value-type="float">
            <text:p>705</text:p>
          </table:table-cell>
          <table:table-cell office:value-type="float" office:value="302" calcext:value-type="float">
            <text:p>302</text:p>
          </table:table-cell>
          <table:table-cell office:value-type="float" office:value="724" calcext:value-type="float">
            <text:p>724</text:p>
          </table:table-cell>
          <table:table-cell office:value-type="float" office:value="889" calcext:value-type="float">
            <text:p>889</text:p>
          </table:table-cell>
          <table:table-cell office:value-type="float" office:value="1152" calcext:value-type="float">
            <text:p>1152</text:p>
          </table:table-cell>
          <table:table-cell office:value-type="float" office:value="275" calcext:value-type="float">
            <text:p>275</text:p>
          </table:table-cell>
          <table:table-cell office:value-type="float" office:value="315" calcext:value-type="float">
            <text:p>315</text:p>
          </table:table-cell>
          <table:table-cell office:value-type="float" office:value="553" calcext:value-type="float">
            <text:p>553</text:p>
          </table:table-cell>
          <table:table-cell office:value-type="float" office:value="857" calcext:value-type="float">
            <text:p>857</text:p>
          </table:table-cell>
          <table:table-cell office:value-type="float" office:value="609" calcext:value-type="float">
            <text:p>609</text:p>
          </table:table-cell>
          <table:table-cell office:value-type="float" office:value="752" calcext:value-type="float">
            <text:p>752</text:p>
          </table:table-cell>
          <table:table-cell office:value-type="float" office:value="332" calcext:value-type="float">
            <text:p>332</text:p>
          </table:table-cell>
          <table:table-cell office:value-type="float" office:value="947" calcext:value-type="float">
            <text:p>947</text:p>
          </table:table-cell>
          <table:table-cell office:value-type="float" office:value="1168" calcext:value-type="float">
            <text:p>1168</text:p>
          </table:table-cell>
          <table:table-cell office:value-type="float" office:value="875" calcext:value-type="float">
            <text:p>875</text:p>
          </table:table-cell>
          <table:table-cell office:value-type="float" office:value="432" calcext:value-type="float">
            <text:p>432</text:p>
          </table:table-cell>
          <table:table-cell office:value-type="float" office:value="409" calcext:value-type="float">
            <text:p>409</text:p>
          </table:table-cell>
          <table:table-cell office:value-type="float" office:value="439" calcext:value-type="float">
            <text:p>439</text:p>
          </table:table-cell>
          <table:table-cell office:value-type="float" office:value="1057" calcext:value-type="float">
            <text:p>1057</text:p>
          </table:table-cell>
          <table:table-cell office:value-type="float" office:value="288" calcext:value-type="float">
            <text:p>288</text:p>
          </table:table-cell>
          <table:table-cell office:value-type="float" office:value="868" calcext:value-type="float">
            <text:p>868</text:p>
          </table:table-cell>
          <table:table-cell office:value-type="float" office:value="852" calcext:value-type="float">
            <text:p>852</text:p>
          </table:table-cell>
          <table:table-cell office:value-type="float" office:value="731" calcext:value-type="float">
            <text:p>731</text:p>
          </table:table-cell>
          <table:table-cell office:value-type="float" office:value="308" calcext:value-type="float">
            <text:p>308</text:p>
          </table:table-cell>
          <table:table-cell office:value-type="float" office:value="446" calcext:value-type="float">
            <text:p>446</text:p>
          </table:table-cell>
          <table:table-cell office:value-type="float" office:value="515" calcext:value-type="float">
            <text:p>515</text:p>
          </table:table-cell>
          <table:table-cell office:value-type="float" office:value="1094" calcext:value-type="float">
            <text:p>1094</text:p>
          </table:table-cell>
          <table:table-cell office:value-type="float" office:value="869" calcext:value-type="float">
            <text:p>869</text:p>
          </table:table-cell>
          <table:table-cell office:value-type="float" office:value="836" calcext:value-type="float">
            <text:p>836</text:p>
          </table:table-cell>
          <table:table-cell office:value-type="float" office:value="1010" calcext:value-type="float">
            <text:p>1010</text:p>
          </table:table-cell>
          <table:table-cell office:value-type="float" office:value="828" calcext:value-type="float">
            <text:p>828</text:p>
          </table:table-cell>
          <table:table-cell office:value-type="float" office:value="861" calcext:value-type="float">
            <text:p>861</text:p>
          </table:table-cell>
          <table:table-cell office:value-type="float" office:value="976" calcext:value-type="float">
            <text:p>976</text:p>
          </table:table-cell>
          <table:table-cell office:value-type="float" office:value="777" calcext:value-type="float">
            <text:p>777</text:p>
          </table:table-cell>
          <table:table-cell office:value-type="float" office:value="631" calcext:value-type="float">
            <text:p>631</text:p>
          </table:table-cell>
          <table:table-cell office:value-type="float" office:value="872" calcext:value-type="float">
            <text:p>872</text:p>
          </table:table-cell>
          <table:table-cell office:value-type="float" office:value="855" calcext:value-type="float">
            <text:p>855</text:p>
          </table:table-cell>
          <table:table-cell office:value-type="float" office:value="766" calcext:value-type="float">
            <text:p>766</text:p>
          </table:table-cell>
          <table:table-cell office:value-type="float" office:value="1087" calcext:value-type="float">
            <text:p>1087</text:p>
          </table:table-cell>
          <table:table-cell office:value-type="float" office:value="783" calcext:value-type="float">
            <text:p>783</text:p>
          </table:table-cell>
          <table:table-cell office:value-type="float" office:value="500" calcext:value-type="float">
            <text:p>500</text:p>
          </table:table-cell>
          <table:table-cell office:value-type="float" office:value="285" calcext:value-type="float">
            <text:p>285</text:p>
          </table:table-cell>
          <table:table-cell office:value-type="float" office:value="1068" calcext:value-type="float">
            <text:p>1068</text:p>
          </table:table-cell>
          <table:table-cell office:value-type="float" office:value="960" calcext:value-type="float">
            <text:p>960</text:p>
          </table:table-cell>
          <table:table-cell office:value-type="float" office:value="597" calcext:value-type="float">
            <text:p>597</text:p>
          </table:table-cell>
          <table:table-cell office:value-type="float" office:value="986" calcext:value-type="float">
            <text:p>986</text:p>
          </table:table-cell>
          <table:table-cell office:value-type="float" office:value="894" calcext:value-type="float">
            <text:p>894</text:p>
          </table:table-cell>
          <table:table-cell office:value-type="float" office:value="723" calcext:value-type="float">
            <text:p>723</text:p>
          </table:table-cell>
          <table:table-cell office:value-type="float" office:value="709" calcext:value-type="float">
            <text:p>709</text:p>
          </table:table-cell>
          <table:table-cell office:value-type="float" office:value="839" calcext:value-type="float">
            <text:p>839</text:p>
          </table:table-cell>
          <table:table-cell office:value-type="float" office:value="843" calcext:value-type="float">
            <text:p>843</text:p>
          </table:table-cell>
          <table:table-cell office:value-type="float" office:value="713" calcext:value-type="float">
            <text:p>713</text:p>
          </table:table-cell>
          <table:table-cell office:value-type="float" office:value="1092" calcext:value-type="float">
            <text:p>1092</text:p>
          </table:table-cell>
          <table:table-cell office:value-type="float" office:value="346" calcext:value-type="float">
            <text:p>346</text:p>
          </table:table-cell>
          <table:table-cell office:value-type="float" office:value="443" calcext:value-type="float">
            <text:p>443</text:p>
          </table:table-cell>
          <table:table-cell office:value-type="float" office:value="314" calcext:value-type="float">
            <text:p>314</text:p>
          </table:table-cell>
          <table:table-cell office:value-type="float" office:value="720" calcext:value-type="float">
            <text:p>720</text:p>
          </table:table-cell>
          <table:table-cell office:value-type="float" office:value="658" calcext:value-type="float">
            <text:p>658</text:p>
          </table:table-cell>
          <table:table-cell office:value-type="float" office:value="1015" calcext:value-type="float">
            <text:p>1015</text:p>
          </table:table-cell>
          <table:table-cell office:value-type="float" office:value="183" calcext:value-type="float">
            <text:p>183</text:p>
          </table:table-cell>
          <table:table-cell office:value-type="float" office:value="463" calcext:value-type="float">
            <text:p>463</text:p>
          </table:table-cell>
          <table:table-cell office:value-type="float" office:value="850" calcext:value-type="float">
            <text:p>850</text:p>
          </table:table-cell>
          <table:table-cell office:value-type="float" office:value="737" calcext:value-type="float">
            <text:p>737</text:p>
          </table:table-cell>
          <table:table-cell office:value-type="float" office:value="498" calcext:value-type="float">
            <text:p>498</text:p>
          </table:table-cell>
          <table:table-cell office:value-type="float" office:value="194" calcext:value-type="float">
            <text:p>194</text:p>
          </table:table-cell>
          <table:table-cell office:value-type="float" office:value="526" calcext:value-type="float">
            <text:p>526</text:p>
          </table:table-cell>
          <table:table-cell office:value-type="float" office:value="211" calcext:value-type="float">
            <text:p>211</text:p>
          </table:table-cell>
          <table:table-cell office:value-type="float" office:value="769" calcext:value-type="float">
            <text:p>769</text:p>
          </table:table-cell>
          <table:table-cell office:value-type="float" office:value="706" calcext:value-type="float">
            <text:p>706</text:p>
          </table:table-cell>
          <table:table-cell office:value-type="float" office:value="712" calcext:value-type="float">
            <text:p>712</text:p>
          </table:table-cell>
          <table:table-cell office:value-type="float" office:value="508" calcext:value-type="float">
            <text:p>508</text:p>
          </table:table-cell>
          <table:table-cell office:value-type="float" office:value="891" calcext:value-type="float">
            <text:p>891</text:p>
          </table:table-cell>
          <table:table-cell office:value-type="float" office:value="505" calcext:value-type="float">
            <text:p>505</text:p>
          </table:table-cell>
          <table:table-cell office:value-type="float" office:value="760" calcext:value-type="float">
            <text:p>760</text:p>
          </table:table-cell>
          <table:table-cell office:value-type="float" office:value="503" calcext:value-type="float">
            <text:p>503</text:p>
          </table:table-cell>
          <table:table-cell office:value-type="float" office:value="775" calcext:value-type="float">
            <text:p>775</text:p>
          </table:table-cell>
          <table:table-cell office:value-type="float" office:value="292" calcext:value-type="float">
            <text:p>292</text:p>
          </table:table-cell>
          <table:table-cell office:value-type="float" office:value="1080" calcext:value-type="float">
            <text:p>1080</text:p>
          </table:table-cell>
          <table:table-cell office:value-type="float" office:value="1083" calcext:value-type="float">
            <text:p>1083</text:p>
          </table:table-cell>
          <table:table-cell office:value-type="float" office:value="662" calcext:value-type="float">
            <text:p>662</text:p>
          </table:table-cell>
          <table:table-cell office:value-type="float" office:value="1302" calcext:value-type="float">
            <text:p>1302</text:p>
          </table:table-cell>
          <table:table-cell office:value-type="float" office:value="65" calcext:value-type="float">
            <text:p>65</text:p>
          </table:table-cell>
          <table:table-cell office:value-type="float" office:value="834" calcext:value-type="float">
            <text:p>834</text:p>
          </table:table-cell>
          <table:table-cell office:value-type="float" office:value="884" calcext:value-type="float">
            <text:p>884</text:p>
          </table:table-cell>
          <table:table-cell office:value-type="float" office:value="727" calcext:value-type="float">
            <text:p>727</text:p>
          </table:table-cell>
          <table:table-cell office:value-type="float" office:value="510" calcext:value-type="float">
            <text:p>510</text:p>
          </table:table-cell>
          <table:table-cell office:value-type="float" office:value="551" calcext:value-type="float">
            <text:p>551</text:p>
          </table:table-cell>
          <table:table-cell office:value-type="float" office:value="618" calcext:value-type="float">
            <text:p>618</text:p>
          </table:table-cell>
          <table:table-cell office:value-type="float" office:value="1063" calcext:value-type="float">
            <text:p>1063</text:p>
          </table:table-cell>
          <table:table-cell office:value-type="float" office:value="743" calcext:value-type="float">
            <text:p>743</text:p>
          </table:table-cell>
          <table:table-cell office:value-type="float" office:value="1027" calcext:value-type="float">
            <text:p>1027</text:p>
          </table:table-cell>
          <table:table-cell office:value-type="float" office:value="975" calcext:value-type="float">
            <text:p>975</text:p>
          </table:table-cell>
          <table:table-cell office:value-type="float" office:value="967" calcext:value-type="float">
            <text:p>967</text:p>
          </table:table-cell>
          <table:table-cell office:value-type="float" office:value="311" calcext:value-type="float">
            <text:p>311</text:p>
          </table:table-cell>
          <table:table-cell office:value-type="float" office:value="835" calcext:value-type="float">
            <text:p>835</text:p>
          </table:table-cell>
          <table:table-cell office:value-type="float" office:value="722" calcext:value-type="float">
            <text:p>722</text:p>
          </table:table-cell>
          <table:table-cell office:value-type="float" office:value="413" calcext:value-type="float">
            <text:p>413</text:p>
          </table:table-cell>
          <table:table-cell office:value-type="float" office:value="719" calcext:value-type="float">
            <text:p>719</text:p>
          </table:table-cell>
          <table:table-cell office:value-type="float" office:value="937" calcext:value-type="float">
            <text:p>937</text:p>
          </table:table-cell>
          <table:table-cell office:value-type="float" office:value="979" calcext:value-type="float">
            <text:p>979</text:p>
          </table:table-cell>
          <table:table-cell office:value-type="float" office:value="497" calcext:value-type="float">
            <text:p>497</text:p>
          </table:table-cell>
          <table:table-cell office:value-type="float" office:value="635" calcext:value-type="float">
            <text:p>635</text:p>
          </table:table-cell>
          <table:table-cell office:value-type="float" office:value="963" calcext:value-type="float">
            <text:p>963</text:p>
          </table:table-cell>
          <table:table-cell office:value-type="float" office:value="981" calcext:value-type="float">
            <text:p>981</text:p>
          </table:table-cell>
          <table:table-cell office:value-type="float" office:value="287" calcext:value-type="float">
            <text:p>287</text:p>
          </table:table-cell>
          <table:table-cell office:value-type="float" office:value="509" calcext:value-type="float">
            <text:p>509</text:p>
          </table:table-cell>
          <table:table-cell office:value-type="float" office:value="1095" calcext:value-type="float">
            <text:p>1095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877" calcext:value-type="float">
            <text:p>877</text:p>
          </table:table-cell>
          <table:table-cell office:value-type="float" office:value="1200" calcext:value-type="float">
            <text:p>1200</text:p>
          </table:table-cell>
          <table:table-cell office:value-type="float" office:value="610" calcext:value-type="float">
            <text:p>610</text:p>
          </table:table-cell>
          <table:table-cell office:value-type="float" office:value="1086" calcext:value-type="float">
            <text:p>1086</text:p>
          </table:table-cell>
          <table:table-cell office:value-type="float" office:value="216" calcext:value-type="float">
            <text:p>216</text:p>
          </table:table-cell>
          <table:table-cell office:value-type="float" office:value="588" calcext:value-type="float">
            <text:p>588</text:p>
          </table:table-cell>
          <table:table-cell office:value-type="float" office:value="188" calcext:value-type="float">
            <text:p>188</text:p>
          </table:table-cell>
          <table:table-cell office:value-type="float" office:value="935" calcext:value-type="float">
            <text:p>935</text:p>
          </table:table-cell>
          <table:table-cell office:value-type="float" office:value="982" calcext:value-type="float">
            <text:p>982</text:p>
          </table:table-cell>
          <table:table-cell office:value-type="float" office:value="778" calcext:value-type="float">
            <text:p>778</text:p>
          </table:table-cell>
          <table:table-cell office:value-type="float" office:value="680" calcext:value-type="float">
            <text:p>680</text:p>
          </table:table-cell>
          <table:table-cell office:value-type="float" office:value="732" calcext:value-type="float">
            <text:p>732</text:p>
          </table:table-cell>
          <table:table-cell office:value-type="float" office:value="1154" calcext:value-type="float">
            <text:p>1154</text:p>
          </table:table-cell>
          <table:table-cell office:value-type="float" office:value="232" calcext:value-type="float">
            <text:p>232</text:p>
          </table:table-cell>
          <table:table-cell office:value-type="float" office:value="109" calcext:value-type="float">
            <text:p>109</text:p>
          </table:table-cell>
          <table:table-cell office:value-type="float" office:value="676" calcext:value-type="float">
            <text:p>676</text:p>
          </table:table-cell>
          <table:table-cell office:value-type="float" office:value="669" calcext:value-type="float">
            <text:p>669</text:p>
          </table:table-cell>
          <table:table-cell office:value-type="float" office:value="956" calcext:value-type="float">
            <text:p>956</text:p>
          </table:table-cell>
          <table:table-cell office:value-type="float" office:value="829" calcext:value-type="float">
            <text:p>829</text:p>
          </table:table-cell>
          <table:table-cell office:value-type="float" office:value="220" calcext:value-type="float">
            <text:p>220</text:p>
          </table:table-cell>
          <table:table-cell office:value-type="float" office:value="1056" calcext:value-type="float">
            <text:p>1056</text:p>
          </table:table-cell>
          <table:table-cell office:value-type="float" office:value="845" calcext:value-type="float">
            <text:p>845</text:p>
          </table:table-cell>
          <table:table-cell office:value-type="float" office:value="672" calcext:value-type="float">
            <text:p>672</text:p>
          </table:table-cell>
          <table:table-cell office:value-type="float" office:value="480" calcext:value-type="float">
            <text:p>480</text:p>
          </table:table-cell>
          <table:table-cell office:value-type="float" office:value="507" calcext:value-type="float">
            <text:p>507</text:p>
          </table:table-cell>
          <table:table-cell office:value-type="float" office:value="716" calcext:value-type="float">
            <text:p>716</text:p>
          </table:table-cell>
          <table:table-cell office:value-type="float" office:value="849" calcext:value-type="float">
            <text:p>849</text:p>
          </table:table-cell>
          <table:table-cell office:value-type="float" office:value="448" calcext:value-type="float">
            <text:p>448</text:p>
          </table:table-cell>
          <table:table-cell office:value-type="float" office:value="600" calcext:value-type="float">
            <text:p>600</text:p>
          </table:table-cell>
          <table:table-cell office:value-type="float" office:value="565" calcext:value-type="float">
            <text:p>565</text:p>
          </table:table-cell>
          <table:table-cell office:value-type="float" office:value="496" calcext:value-type="float">
            <text:p>496</text:p>
          </table:table-cell>
          <table:table-cell office:value-type="float" office:value="847" calcext:value-type="float">
            <text:p>847</text:p>
          </table:table-cell>
          <table:table-cell office:value-type="float" office:value="1084" calcext:value-type="float">
            <text:p>1084</text:p>
          </table:table-cell>
          <table:table-cell office:value-type="float" office:value="1244" calcext:value-type="float">
            <text:p>1244</text:p>
          </table:table-cell>
          <table:table-cell office:value-type="float" office:value="594" calcext:value-type="float">
            <text:p>594</text:p>
          </table:table-cell>
          <table:table-cell office:value-type="float" office:value="633" calcext:value-type="float">
            <text:p>633</text:p>
          </table:table-cell>
          <table:table-cell office:value-type="float" office:value="591" calcext:value-type="float">
            <text:p>591</text:p>
          </table:table-cell>
          <table:table-cell office:value-type="float" office:value="993" calcext:value-type="float">
            <text:p>993</text:p>
          </table:table-cell>
          <table:table-cell office:value-type="float" office:value="1007" calcext:value-type="float">
            <text:p>1007</text:p>
          </table:table-cell>
          <table:table-cell office:value-type="float" office:value="339" calcext:value-type="float">
            <text:p>339</text:p>
          </table:table-cell>
          <table:table-cell office:value-type="float" office:value="619" calcext:value-type="float">
            <text:p>619</text:p>
          </table:table-cell>
          <table:table-cell office:value-type="float" office:value="1070" calcext:value-type="float">
            <text:p>1070</text:p>
          </table:table-cell>
          <table:table-cell office:value-type="float" office:value="578" calcext:value-type="float">
            <text:p>578</text:p>
          </table:table-cell>
          <table:table-cell office:value-type="float" office:value="938" calcext:value-type="float">
            <text:p>938</text:p>
          </table:table-cell>
          <table:table-cell office:value-type="float" office:value="1089" calcext:value-type="float">
            <text:p>1089</text:p>
          </table:table-cell>
          <table:table-cell office:value-type="float" office:value="616" calcext:value-type="float">
            <text:p>616</text:p>
          </table:table-cell>
          <table:table-cell office:value-type="float" office:value="670" calcext:value-type="float">
            <text:p>670</text:p>
          </table:table-cell>
          <table:table-cell office:value-type="float" office:value="309" calcext:value-type="float">
            <text:p>309</text:p>
          </table:table-cell>
          <table:table-cell office:value-type="float" office:value="876" calcext:value-type="float">
            <text:p>876</text:p>
          </table:table-cell>
          <table:table-cell office:value-type="float" office:value="837" calcext:value-type="float">
            <text:p>837</text:p>
          </table:table-cell>
          <table:table-cell office:value-type="float" office:value="477" calcext:value-type="float">
            <text:p>477</text:p>
          </table:table-cell>
          <table:table-cell office:value-type="float" office:value="757" calcext:value-type="float">
            <text:p>757</text:p>
          </table:table-cell>
          <table:table-cell office:value-type="float" office:value="604" calcext:value-type="float">
            <text:p>604</text:p>
          </table:table-cell>
          <table:table-cell office:value-type="float" office:value="323" calcext:value-type="float">
            <text:p>323</text:p>
          </table:table-cell>
          <table:table-cell office:value-type="float" office:value="830" calcext:value-type="float">
            <text:p>830</text:p>
          </table:table-cell>
          <table:table-cell office:value-type="float" office:value="525" calcext:value-type="float">
            <text:p>525</text:p>
          </table:table-cell>
          <table:table-cell office:value-type="float" office:value="745" calcext:value-type="float">
            <text:p>745</text:p>
          </table:table-cell>
          <table:table-cell office:value-type="float" office:value="886" calcext:value-type="float">
            <text:p>886</text:p>
          </table:table-cell>
          <table:table-cell office:value-type="float" office:value="395" calcext:value-type="float">
            <text:p>395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80" calcext:value-type="float">
            <text:p>880</text:p>
          </table:table-cell>
          <table:table-cell office:value-type="float" office:value="983" calcext:value-type="float">
            <text:p>983</text:p>
          </table:table-cell>
          <table:table-cell office:value-type="float" office:value="214" calcext:value-type="float">
            <text:p>214</text:p>
          </table:table-cell>
          <table:table-cell office:value-type="float" office:value="1275" calcext:value-type="float">
            <text:p>1275</text:p>
          </table:table-cell>
          <table:table-cell office:value-type="float" office:value="391" calcext:value-type="float">
            <text:p>391</text:p>
          </table:table-cell>
          <table:table-cell office:value-type="float" office:value="71" calcext:value-type="float">
            <text:p>71</text:p>
          </table:table-cell>
          <table:table-cell office:value-type="float" office:value="970" calcext:value-type="float">
            <text:p>970</text:p>
          </table:table-cell>
          <table:table-cell office:value-type="float" office:value="626" calcext:value-type="float">
            <text:p>626</text:p>
          </table:table-cell>
          <table:table-cell office:value-type="float" office:value="564" calcext:value-type="float">
            <text:p>564</text:p>
          </table:table-cell>
          <table:table-cell office:value-type="float" office:value="393" calcext:value-type="float">
            <text:p>393</text:p>
          </table:table-cell>
          <table:table-cell office:value-type="float" office:value="881" calcext:value-type="float">
            <text:p>881</text:p>
          </table:table-cell>
          <table:table-cell office:value-type="float" office:value="558" calcext:value-type="float">
            <text:p>558</text:p>
          </table:table-cell>
          <table:table-cell office:value-type="float" office:value="1191" calcext:value-type="float">
            <text:p>1191</text:p>
          </table:table-cell>
          <table:table-cell office:value-type="float" office:value="290" calcext:value-type="float">
            <text:p>290</text:p>
          </table:table-cell>
          <table:table-cell office:value-type="float" office:value="195" calcext:value-type="float">
            <text:p>195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378" calcext:value-type="float">
            <text:p>378</text:p>
          </table:table-cell>
          <table:table-cell office:value-type="float" office:value="740" calcext:value-type="float">
            <text:p>740</text:p>
          </table:table-cell>
          <table:table-cell office:value-type="float" office:value="329" calcext:value-type="float">
            <text:p>329</text:p>
          </table:table-cell>
          <table:table-cell office:value-type="float" office:value="1199" calcext:value-type="float">
            <text:p>1199</text:p>
          </table:table-cell>
          <table:table-cell office:value-type="float" office:value="1159" calcext:value-type="float">
            <text:p>1159</text:p>
          </table:table-cell>
          <table:table-cell office:value-type="float" office:value="879" calcext:value-type="float">
            <text:p>879</text:p>
          </table:table-cell>
          <table:table-cell office:value-type="float" office:value="499" calcext:value-type="float">
            <text:p>499</text:p>
          </table:table-cell>
          <table:table-cell office:value-type="float" office:value="197" calcext:value-type="float">
            <text:p>197</text:p>
          </table:table-cell>
          <table:table-cell office:value-type="float" office:value="934" calcext:value-type="float">
            <text:p>934</text:p>
          </table:table-cell>
          <table:table-cell office:value-type="float" office:value="280" calcext:value-type="float">
            <text:p>280</text:p>
          </table:table-cell>
          <table:table-cell office:value-type="float" office:value="818" calcext:value-type="float">
            <text:p>818</text:p>
          </table:table-cell>
          <table:table-cell office:value-type="float" office:value="682" calcext:value-type="float">
            <text:p>682</text:p>
          </table:table-cell>
          <table:table-cell office:value-type="float" office:value="763" calcext:value-type="float">
            <text:p>763</text:p>
          </table:table-cell>
          <table:table-cell office:value-type="float" office:value="1090" calcext:value-type="float">
            <text:p>1090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1040" calcext:value-type="float">
            <text:p>1040</text:p>
          </table:table-cell>
          <table:table-cell office:value-type="float" office:value="888" calcext:value-type="float">
            <text:p>888</text:p>
          </table:table-cell>
          <table:table-cell office:value-type="float" office:value="1003" calcext:value-type="float">
            <text:p>1003</text:p>
          </table:table-cell>
          <table:table-cell office:value-type="float" office:value="385" calcext:value-type="float">
            <text:p>385</text:p>
          </table:table-cell>
          <table:table-cell office:value-type="float" office:value="1035" calcext:value-type="float">
            <text:p>1035</text:p>
          </table:table-cell>
          <table:table-cell office:value-type="float" office:value="895" calcext:value-type="float">
            <text:p>895</text:p>
          </table:table-cell>
          <table:table-cell office:value-type="float" office:value="614" calcext:value-type="float">
            <text:p>614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893" calcext:value-type="float">
            <text:p>893</text:p>
          </table:table-cell>
          <table:table-cell office:value-type="float" office:value="711" calcext:value-type="float">
            <text:p>711</text:p>
          </table:table-cell>
          <table:table-cell office:value-type="float" office:value="394" calcext:value-type="float">
            <text:p>394</text:p>
          </table:table-cell>
          <table:table-cell office:value-type="float" office:value="844" calcext:value-type="float">
            <text:p>844</text:p>
          </table:table-cell>
          <table:table-cell office:value-type="float" office:value="235" calcext:value-type="float">
            <text:p>235</text:p>
          </table:table-cell>
          <table:table-cell office:value-type="float" office:value="1104" calcext:value-type="float">
            <text:p>1104</text:p>
          </table:table-cell>
          <table:table-cell office:value-type="float" office:value="263" calcext:value-type="float">
            <text:p>263</text:p>
          </table:table-cell>
          <table:table-cell office:value-type="float" office:value="381" calcext:value-type="float">
            <text:p>381</text:p>
          </table:table-cell>
          <table:table-cell office:value-type="float" office:value="957" calcext:value-type="float">
            <text:p>957</text:p>
          </table:table-cell>
          <table:table-cell office:value-type="float" office:value="1212" calcext:value-type="float">
            <text:p>1212</text:p>
          </table:table-cell>
          <table:table-cell office:value-type="float" office:value="693" calcext:value-type="float">
            <text:p>693</text:p>
          </table:table-cell>
          <table:table-cell office:value-type="float" office:value="840" calcext:value-type="float">
            <text:p>840</text:p>
          </table:table-cell>
          <table:table-cell office:value-type="float" office:value="701" calcext:value-type="float">
            <text:p>701</text:p>
          </table:table-cell>
          <table:table-cell office:value-type="float" office:value="973" calcext:value-type="float">
            <text:p>973</text:p>
          </table:table-cell>
          <table:table-cell office:value-type="float" office:value="511" calcext:value-type="float">
            <text:p>511</text:p>
          </table:table-cell>
          <table:table-cell office:value-type="float" office:value="940" calcext:value-type="float">
            <text:p>940</text:p>
          </table:table-cell>
          <table:table-cell office:value-type="float" office:value="851" calcext:value-type="float">
            <text:p>851</text:p>
          </table:table-cell>
          <table:table-cell office:value-type="float" office:value="1177" calcext:value-type="float">
            <text:p>1177</text:p>
          </table:table-cell>
          <table:table-cell office:value-type="float" office:value="1072" calcext:value-type="float">
            <text:p>1072</text:p>
          </table:table-cell>
          <table:table-cell office:value-type="float" office:value="379" calcext:value-type="float">
            <text:p>379</text:p>
          </table:table-cell>
          <table:table-cell office:value-type="float" office:value="942" calcext:value-type="float">
            <text:p>942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721" calcext:value-type="float">
            <text:p>721</text:p>
          </table:table-cell>
          <table:table-cell office:value-type="float" office:value="1292" calcext:value-type="float">
            <text:p>1292</text:p>
          </table:table-cell>
          <table:table-cell office:value-type="float" office:value="1052" calcext:value-type="float">
            <text:p>1052</text:p>
          </table:table-cell>
          <table:table-cell office:value-type="float" office:value="1204" calcext:value-type="float">
            <text:p>1204</text:p>
          </table:table-cell>
          <table:table-cell office:value-type="float" office:value="838" calcext:value-type="float">
            <text:p>838</text:p>
          </table:table-cell>
          <table:table-cell office:value-type="float" office:value="84" calcext:value-type="float">
            <text:p>84</text:p>
          </table:table-cell>
          <table:table-cell office:value-type="float" office:value="968" calcext:value-type="float">
            <text:p>968</text:p>
          </table:table-cell>
          <table:table-cell office:value-type="float" office:value="573" calcext:value-type="float">
            <text:p>573</text:p>
          </table:table-cell>
          <table:table-cell office:value-type="float" office:value="946" calcext:value-type="float">
            <text:p>946</text:p>
          </table:table-cell>
          <table:table-cell office:value-type="float" office:value="570" calcext:value-type="float">
            <text:p>570</text:p>
          </table:table-cell>
          <table:table-cell office:value-type="float" office:value="1062" calcext:value-type="float">
            <text:p>1062</text:p>
          </table:table-cell>
          <table:table-cell office:value-type="float" office:value="1066" calcext:value-type="float">
            <text:p>1066</text:p>
          </table:table-cell>
          <table:table-cell office:value-type="float" office:value="1097" calcext:value-type="float">
            <text:p>1097</text:p>
          </table:table-cell>
          <table:table-cell office:value-type="float" office:value="1373" calcext:value-type="float">
            <text:p>1373</text:p>
          </table:table-cell>
          <table:table-cell office:value-type="float" office:value="586" calcext:value-type="float">
            <text:p>586</text:p>
          </table:table-cell>
          <table:table-cell office:value-type="float" office:value="571" calcext:value-type="float">
            <text:p>571</text:p>
          </table:table-cell>
          <table:table-cell office:value-type="float" office:value="1081" calcext:value-type="float">
            <text:p>1081</text:p>
          </table:table-cell>
          <table:table-cell office:value-type="float" office:value="789" calcext:value-type="float">
            <text:p>789</text:p>
          </table:table-cell>
          <table:table-cell office:value-type="float" office:value="1076" calcext:value-type="float">
            <text:p>1076</text:p>
          </table:table-cell>
          <table:table-cell office:value-type="float" office:value="179" calcext:value-type="float">
            <text:p>179</text:p>
          </table:table-cell>
          <table:table-cell office:value-type="float" office:value="780" calcext:value-type="float">
            <text:p>780</text:p>
          </table:table-cell>
          <table:table-cell office:value-type="float" office:value="887" calcext:value-type="float">
            <text:p>887</text:p>
          </table:table-cell>
          <table:table-cell office:value-type="float" office:value="784" calcext:value-type="float">
            <text:p>784</text:p>
          </table:table-cell>
          <table:table-cell office:value-type="float" office:value="1123" calcext:value-type="float">
            <text:p>1123</text:p>
          </table:table-cell>
          <table:table-cell office:value-type="float" office:value="274" calcext:value-type="float">
            <text:p>274</text:p>
          </table:table-cell>
          <table:table-cell office:value-type="float" office:value="1178" calcext:value-type="float">
            <text:p>1178</text:p>
          </table:table-cell>
          <table:table-cell office:value-type="float" office:value="1210" calcext:value-type="float">
            <text:p>1210</text:p>
          </table:table-cell>
          <table:table-cell office:value-type="float" office:value="929" calcext:value-type="float">
            <text:p>929</text:p>
          </table:table-cell>
          <table:table-cell office:value-type="float" office:value="455" calcext:value-type="float">
            <text:p>455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370" calcext:value-type="float">
            <text:p>370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  <table:table-cell office:value-type="float" office:value="157" calcext:value-type="float">
            <text:p>157</text:p>
          </table:table-cell>
          <table:table-cell office:value-type="float" office:value="369" calcext:value-type="float">
            <text:p>369</text:p>
          </table:table-cell>
          <table:table-cell office:value-type="float" office:value="734" calcext:value-type="float">
            <text:p>734</text:p>
          </table:table-cell>
          <table:table-cell office:value-type="float" office:value="1113" calcext:value-type="float">
            <text:p>1113</text:p>
          </table:table-cell>
          <table:table-cell office:value-type="float" office:value="786" calcext:value-type="float">
            <text:p>786</text:p>
          </table:table-cell>
          <table:table-cell office:value-type="float" office:value="569" calcext:value-type="float">
            <text:p>569</text:p>
          </table:table-cell>
          <table:table-cell office:value-type="float" office:value="994" calcext:value-type="float">
            <text:p>994</text:p>
          </table:table-cell>
          <table:table-cell office:value-type="float" office:value="717" calcext:value-type="float">
            <text:p>717</text:p>
          </table:table-cell>
          <table:table-cell office:value-type="float" office:value="182" calcext:value-type="float">
            <text:p>182</text:p>
          </table:table-cell>
          <table:table-cell office:value-type="float" office:value="449" calcext:value-type="float">
            <text:p>449</text:p>
          </table:table-cell>
          <table:table-cell office:value-type="float" office:value="341" calcext:value-type="float">
            <text:p>341</text:p>
          </table:table-cell>
          <table:table-cell office:value-type="float" office:value="948" calcext:value-type="float">
            <text:p>948</text:p>
          </table:table-cell>
          <table:table-cell office:value-type="float" office:value="950" calcext:value-type="float">
            <text:p>950</text:p>
          </table:table-cell>
          <table:table-cell office:value-type="float" office:value="941" calcext:value-type="float">
            <text:p>941</text:p>
          </table:table-cell>
          <table:table-cell office:value-type="float" office:value="772" calcext:value-type="float">
            <text:p>772</text:p>
          </table:table-cell>
          <table:table-cell office:value-type="float" office:value="376" calcext:value-type="float">
            <text:p>376</text:p>
          </table:table-cell>
          <table:table-cell office:value-type="float" office:value="924" calcext:value-type="float">
            <text:p>924</text:p>
          </table:table-cell>
          <table:table-cell office:value-type="float" office:value="1099" calcext:value-type="float">
            <text:p>1099</text:p>
          </table:table-cell>
          <table:table-cell office:value-type="float" office:value="187" calcext:value-type="float">
            <text:p>187</text:p>
          </table:table-cell>
          <table:table-cell office:value-type="float" office:value="997" calcext:value-type="float">
            <text:p>997</text:p>
          </table:table-cell>
          <table:table-cell office:value-type="float" office:value="621" calcext:value-type="float">
            <text:p>621</text:p>
          </table:table-cell>
          <table:table-cell office:value-type="float" office:value="959" calcext:value-type="float">
            <text:p>959</text:p>
          </table:table-cell>
          <table:table-cell office:value-type="float" office:value="825" calcext:value-type="float">
            <text:p>825</text:p>
          </table:table-cell>
          <table:table-cell office:value-type="float" office:value="384" calcext:value-type="float">
            <text:p>384</text:p>
          </table:table-cell>
          <table:table-cell office:value-type="float" office:value="1488" calcext:value-type="float">
            <text:p>1488</text:p>
          </table:table-cell>
          <table:table-cell office:value-type="float" office:value="488" calcext:value-type="float">
            <text:p>488</text:p>
          </table:table-cell>
          <table:table-cell office:value-type="float" office:value="360" calcext:value-type="float">
            <text:p>360</text:p>
          </table:table-cell>
          <table:table-cell office:value-type="float" office:value="1171" calcext:value-type="float">
            <text:p>1171</text:p>
          </table:table-cell>
          <table:table-cell office:value-type="float" office:value="397" calcext:value-type="float">
            <text:p>397</text:p>
          </table:table-cell>
          <table:table-cell office:value-type="float" office:value="943" calcext:value-type="float">
            <text:p>943</text:p>
          </table:table-cell>
          <table:table-cell office:value-type="float" office:value="72" calcext:value-type="float">
            <text:p>72</text:p>
          </table:table-cell>
          <table:table-cell office:value-type="float" office:value="816" calcext:value-type="float">
            <text:p>816</text:p>
          </table:table-cell>
          <table:table-cell office:value-type="float" office:value="827" calcext:value-type="float">
            <text:p>827</text:p>
          </table:table-cell>
          <table:table-cell office:value-type="float" office:value="992" calcext:value-type="float">
            <text:p>992</text:p>
          </table:table-cell>
          <table:table-cell office:value-type="float" office:value="962" calcext:value-type="float">
            <text:p>962</text:p>
          </table:table-cell>
          <table:table-cell office:value-type="float" office:value="549" calcext:value-type="float">
            <text:p>549</text:p>
          </table:table-cell>
          <table:table-cell office:value-type="float" office:value="1216" calcext:value-type="float">
            <text:p>1216</text:p>
          </table:table-cell>
          <table:table-cell office:value-type="float" office:value="282" calcext:value-type="float">
            <text:p>282</text:p>
          </table:table-cell>
          <table:table-cell office:value-type="float" office:value="265" calcext:value-type="float">
            <text:p>265</text:p>
          </table:table-cell>
          <table:table-cell office:value-type="float" office:value="966" calcext:value-type="float">
            <text:p>966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464" calcext:value-type="float">
            <text:p>464</text:p>
          </table:table-cell>
          <table:table-cell office:value-type="float" office:value="293" calcext:value-type="float">
            <text:p>293</text:p>
          </table:table-cell>
          <table:table-cell office:value-type="float" office:value="248" calcext:value-type="float">
            <text:p>248</text:p>
          </table:table-cell>
          <table:table-cell office:value-type="float" office:value="903" calcext:value-type="float">
            <text:p>903</text:p>
          </table:table-cell>
          <table:table-cell office:value-type="float" office:value="885" calcext:value-type="float">
            <text:p>885</text:p>
          </table:table-cell>
          <table:table-cell office:value-type="float" office:value="821" calcext:value-type="float">
            <text:p>821</text:p>
          </table:table-cell>
          <table:table-cell office:value-type="float" office:value="977" calcext:value-type="float">
            <text:p>977</text:p>
          </table:table-cell>
          <table:table-cell office:value-type="float" office:value="383" calcext:value-type="float">
            <text:p>383</text:p>
          </table:table-cell>
          <table:table-cell office:value-type="float" office:value="899" calcext:value-type="float">
            <text:p>899</text:p>
          </table:table-cell>
          <table:table-cell office:value-type="float" office:value="550" calcext:value-type="float">
            <text:p>550</text:p>
          </table:table-cell>
          <table:table-cell office:value-type="float" office:value="815" calcext:value-type="float">
            <text:p>815</text:p>
          </table:table-cell>
          <table:table-cell office:value-type="float" office:value="817" calcext:value-type="float">
            <text:p>817</text:p>
          </table:table-cell>
          <table:table-cell office:value-type="float" office:value="514" calcext:value-type="float">
            <text:p>514</text:p>
          </table:table-cell>
          <table:table-cell office:value-type="float" office:value="1102" calcext:value-type="float">
            <text:p>1102</text:p>
          </table:table-cell>
          <table:table-cell office:value-type="float" office:value="782" calcext:value-type="float">
            <text:p>782</text:p>
          </table:table-cell>
          <table:table-cell office:value-type="float" office:value="674" calcext:value-type="float">
            <text:p>674</text:p>
          </table:table-cell>
          <table:table-cell office:value-type="float" office:value="1077" calcext:value-type="float">
            <text:p>1077</text:p>
          </table:table-cell>
          <table:table-cell office:value-type="float" office:value="1282" calcext:value-type="float">
            <text:p>1282</text:p>
          </table:table-cell>
          <table:table-cell office:value-type="float" office:value="351" calcext:value-type="float">
            <text:p>351</text:p>
          </table:table-cell>
          <table:table-cell office:value-type="float" office:value="567" calcext:value-type="float">
            <text:p>567</text:p>
          </table:table-cell>
          <table:table-cell office:value-type="float" office:value="958" calcext:value-type="float">
            <text:p>958</text:p>
          </table:table-cell>
          <table:table-cell office:value-type="float" office:value="607" calcext:value-type="float">
            <text:p>607</text:p>
          </table:table-cell>
          <table:table-cell office:value-type="float" office:value="1075" calcext:value-type="float">
            <text:p>1075</text:p>
          </table:table-cell>
          <table:table-cell office:value-type="float" office:value="1096" calcext:value-type="float">
            <text:p>1096</text:p>
          </table:table-cell>
          <table:table-cell office:value-type="float" office:value="890" calcext:value-type="float">
            <text:p>890</text:p>
          </table:table-cell>
          <table:table-cell office:value-type="float" office:value="939" calcext:value-type="float">
            <text:p>939</text:p>
          </table:table-cell>
          <table:table-cell office:value-type="float" office:value="566" calcext:value-type="float">
            <text:p>566</text:p>
          </table:table-cell>
          <table:table-cell office:value-type="float" office:value="683" calcext:value-type="float">
            <text:p>683</text:p>
          </table:table-cell>
          <table:table-cell office:value-type="float" office:value="1016" calcext:value-type="float">
            <text:p>1016</text:p>
          </table:table-cell>
          <table:table-cell office:value-type="float" office:value="1064" calcext:value-type="float">
            <text:p>1064</text:p>
          </table:table-cell>
          <table:table-cell office:value-type="float" office:value="1111" calcext:value-type="float">
            <text:p>1111</text:p>
          </table:table-cell>
          <table:table-cell office:value-type="float" office:value="1091" calcext:value-type="float">
            <text:p>1091</text:p>
          </table:table-cell>
          <table:table-cell office:value-type="float" office:value="905" calcext:value-type="float">
            <text:p>905</text:p>
          </table:table-cell>
          <table:table-cell office:value-type="float" office:value="699" calcext:value-type="float">
            <text:p>699</text:p>
          </table:table-cell>
          <table:table-cell office:value-type="float" office:value="898" calcext:value-type="float">
            <text:p>898</text:p>
          </table:table-cell>
          <table:table-cell office:value-type="float" office:value="833" calcext:value-type="float">
            <text:p>833</text:p>
          </table:table-cell>
          <table:table-cell office:value-type="float" office:value="776" calcext:value-type="float">
            <text:p>776</text:p>
          </table:table-cell>
          <table:table-cell office:value-type="float" office:value="1166" calcext:value-type="float">
            <text:p>1166</text:p>
          </table:table-cell>
          <table:table-cell office:value-type="float" office:value="494" calcext:value-type="float">
            <text:p>494</text:p>
          </table:table-cell>
          <table:table-cell office:value-type="float" office:value="380" calcext:value-type="float">
            <text:p>380</text:p>
          </table:table-cell>
          <table:table-cell office:value-type="float" office:value="487" calcext:value-type="float">
            <text:p>4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169" calcext:value-type="float">
            <text:p>169</text:p>
          </table:table-cell>
          <table:table-cell office:value-type="float" office:value="823" calcext:value-type="float">
            <text:p>823</text:p>
          </table:table-cell>
          <table:table-cell office:value-type="float" office:value="1073" calcext:value-type="float">
            <text:p>1073</text:p>
          </table:table-cell>
          <table:table-cell office:value-type="float" office:value="1054" calcext:value-type="float">
            <text:p>1054</text:p>
          </table:table-cell>
          <table:table-cell office:value-type="float" office:value="579" calcext:value-type="float">
            <text:p>579</text:p>
          </table:table-cell>
          <table:table-cell office:value-type="float" office:value="273" calcext:value-type="float">
            <text:p>273</text:p>
          </table:table-cell>
          <table:table-cell office:value-type="float" office:value="217" calcext:value-type="float">
            <text:p>217</text:p>
          </table:table-cell>
          <table:table-cell office:value-type="float" office:value="304" calcext:value-type="float">
            <text:p>304</text:p>
          </table:table-cell>
          <table:table-cell office:value-type="float" office:value="1238" calcext:value-type="float">
            <text:p>1238</text:p>
          </table:table-cell>
          <table:table-cell office:value-type="float" office:value="1047" calcext:value-type="float">
            <text:p>1047</text:p>
          </table:table-cell>
          <table:table-cell office:value-type="float" office:value="936" calcext:value-type="float">
            <text:p>936</text:p>
          </table:table-cell>
          <table:table-cell office:value-type="float" office:value="1022" calcext:value-type="float">
            <text:p>1022</text:p>
          </table:table-cell>
          <table:table-cell office:value-type="float" office:value="375" calcext:value-type="float">
            <text:p>375</text:p>
          </table:table-cell>
          <table:table-cell office:value-type="float" office:value="502" calcext:value-type="float">
            <text:p>502</text:p>
          </table:table-cell>
          <table:table-cell office:value-type="float" office:value="1368" calcext:value-type="float">
            <text:p>1368</text:p>
          </table:table-cell>
          <table:table-cell office:value-type="float" office:value="1039" calcext:value-type="float">
            <text:p>1039</text:p>
          </table:table-cell>
          <table:table-cell office:value-type="float" office:value="1260" calcext:value-type="float">
            <text:p>1260</text:p>
          </table:table-cell>
          <table:table-cell office:value-type="float" office:value="606" calcext:value-type="float">
            <text:p>606</text:p>
          </table:table-cell>
          <table:table-cell office:value-type="float" office:value="822" calcext:value-type="float">
            <text:p>822</text:p>
          </table:table-cell>
          <table:table-cell office:value-type="float" office:value="396" calcext:value-type="float">
            <text:p>396</text:p>
          </table:table-cell>
          <table:table-cell office:value-type="float" office:value="1079" calcext:value-type="float">
            <text:p>1079</text:p>
          </table:table-cell>
          <table:table-cell office:value-type="float" office:value="461" calcext:value-type="float">
            <text:p>461</text:p>
          </table:table-cell>
          <table:table-cell office:value-type="float" office:value="1041" calcext:value-type="float">
            <text:p>1041</text:p>
          </table:table-cell>
          <table:table-cell office:value-type="float" office:value="279" calcext:value-type="float">
            <text:p>279</text:p>
          </table:table-cell>
          <table:table-cell office:value-type="float" office:value="989" calcext:value-type="float">
            <text:p>989</text:p>
          </table:table-cell>
          <table:table-cell office:value-type="float" office:value="386" calcext:value-type="float">
            <text:p>386</text:p>
          </table:table-cell>
          <table:table-cell office:value-type="float" office:value="927" calcext:value-type="float">
            <text:p>927</text:p>
          </table:table-cell>
          <table:table-cell office:value-type="float" office:value="611" calcext:value-type="float">
            <text:p>611</text:p>
          </table:table-cell>
          <table:table-cell office:value-type="float" office:value="912" calcext:value-type="float">
            <text:p>912</text:p>
          </table:table-cell>
          <table:table-cell office:value-type="float" office:value="1048" calcext:value-type="float">
            <text:p>1048</text:p>
          </table:table-cell>
          <table:table-cell office:value-type="float" office:value="1122" calcext:value-type="float">
            <text:p>1122</text:p>
          </table:table-cell>
          <table:table-cell office:value-type="float" office:value="390" calcext:value-type="float">
            <text:p>390</text:p>
          </table:table-cell>
          <table:table-cell office:value-type="float" office:value="286" calcext:value-type="float">
            <text:p>286</text:p>
          </table:table-cell>
          <table:table-cell office:value-type="float" office:value="965" calcext:value-type="float">
            <text:p>965</text:p>
          </table:table-cell>
          <table:table-cell office:value-type="float" office:value="1112" calcext:value-type="float">
            <text:p>1112</text:p>
          </table:table-cell>
          <table:table-cell office:value-type="float" office:value="1071" calcext:value-type="float">
            <text:p>1071</text:p>
          </table:table-cell>
          <table:table-cell office:value-type="float" office:value="892" calcext:value-type="float">
            <text:p>892</text:p>
          </table:table-cell>
          <table:table-cell office:value-type="float" office:value="142" calcext:value-type="float">
            <text:p>142</text:p>
          </table:table-cell>
          <table:table-cell office:value-type="float" office:value="241" calcext:value-type="float">
            <text:p>241</text:p>
          </table:table-cell>
          <table:table-cell office:value-type="float" office:value="231" calcext:value-type="float">
            <text:p>231</text:p>
          </table:table-cell>
          <table:table-cell office:value-type="float" office:value="599" calcext:value-type="float">
            <text:p>599</text:p>
          </table:table-cell>
          <table:table-cell office:value-type="float" office:value="223" calcext:value-type="float">
            <text:p>223</text:p>
          </table:table-cell>
          <table:table-cell office:value-type="float" office:value="357" calcext:value-type="float">
            <text:p>357</text:p>
          </table:table-cell>
          <table:table-cell office:value-type="float" office:value="222" calcext:value-type="float">
            <text:p>222</text:p>
          </table:table-cell>
          <table:table-cell office:value-type="float" office:value="353" calcext:value-type="float">
            <text:p>353</text:p>
          </table:table-cell>
          <table:table-cell office:value-type="float" office:value="479" calcext:value-type="float">
            <text:p>479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153" calcext:value-type="float">
            <text:p>1153</text:p>
          </table:table-cell>
          <table:table-cell office:value-type="float" office:value="501" calcext:value-type="float">
            <text:p>501</text:p>
          </table:table-cell>
          <table:table-cell office:value-type="float" office:value="167" calcext:value-type="float">
            <text:p>167</text:p>
          </table:table-cell>
          <table:table-cell office:value-type="float" office:value="1046" calcext:value-type="float">
            <text:p>1046</text:p>
          </table:table-cell>
          <table:table-cell office:value-type="float" office:value="283" calcext:value-type="float">
            <text:p>283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718" calcext:value-type="float">
            <text:p>718</text:p>
          </table:table-cell>
          <table:table-cell office:value-type="float" office:value="1288" calcext:value-type="float">
            <text:p>1288</text:p>
          </table:table-cell>
          <table:table-cell office:value-type="float" office:value="1304" calcext:value-type="float">
            <text:p>1304</text:p>
          </table:table-cell>
          <table:table-cell office:value-type="float" office:value="671" calcext:value-type="float">
            <text:p>671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1008" calcext:value-type="float">
            <text:p>1008</text:p>
          </table:table-cell>
          <table:table-cell office:value-type="float" office:value="1074" calcext:value-type="float">
            <text:p>1074</text:p>
          </table:table-cell>
          <table:table-cell office:value-type="float" office:value="465" calcext:value-type="float">
            <text:p>465</text:p>
          </table:table-cell>
          <table:table-cell office:value-type="float" office:value="483" calcext:value-type="float">
            <text:p>483</text:p>
          </table:table-cell>
          <table:table-cell office:value-type="float" office:value="700" calcext:value-type="float">
            <text:p>700</text:p>
          </table:table-cell>
          <table:table-cell office:value-type="float" office:value="793" calcext:value-type="float">
            <text:p>793</text:p>
          </table:table-cell>
          <table:table-cell office:value-type="float" office:value="686" calcext:value-type="float">
            <text:p>686</text:p>
          </table:table-cell>
          <table:table-cell office:value-type="float" office:value="799" calcext:value-type="float">
            <text:p>799</text:p>
          </table:table-cell>
          <table:table-cell office:value-type="float" office:value="814" calcext:value-type="float">
            <text:p>814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910" calcext:value-type="float">
            <text:p>910</text:p>
          </table:table-cell>
          <table:table-cell office:value-type="float" office:value="696" calcext:value-type="float">
            <text:p>696</text:p>
          </table:table-cell>
          <table:table-cell office:value-type="float" office:value="161" calcext:value-type="float">
            <text:p>161</text:p>
          </table:table-cell>
          <table:table-cell office:value-type="float" office:value="584" calcext:value-type="float">
            <text:p>584</text:p>
          </table:table-cell>
          <table:table-cell office:value-type="float" office:value="392" calcext:value-type="float">
            <text:p>392</text:p>
          </table:table-cell>
          <table:table-cell office:value-type="float" office:value="1262" calcext:value-type="float">
            <text:p>1262</text:p>
          </table:table-cell>
          <table:table-cell office:value-type="float" office:value="896" calcext:value-type="float">
            <text:p>896</text:p>
          </table:table-cell>
          <table:table-cell office:value-type="float" office:value="824" calcext:value-type="float">
            <text:p>824</text:p>
          </table:table-cell>
          <table:table-cell office:value-type="float" office:value="595" calcext:value-type="float">
            <text:p>595</text:p>
          </table:table-cell>
          <table:table-cell office:value-type="float" office:value="459" calcext:value-type="float">
            <text:p>459</text:p>
          </table:table-cell>
          <table:table-cell office:value-type="float" office:value="906" calcext:value-type="float">
            <text:p>906</text:p>
          </table:table-cell>
          <table:table-cell office:value-type="float" office:value="1078" calcext:value-type="float">
            <text:p>1078</text:p>
          </table:table-cell>
          <table:table-cell office:value-type="float" office:value="112" calcext:value-type="float">
            <text:p>112</text:p>
          </table:table-cell>
          <table:table-cell office:value-type="float" office:value="206" calcext:value-type="float">
            <text:p>206</text:p>
          </table:table-cell>
          <table:table-cell office:value-type="float" office:value="698" calcext:value-type="float">
            <text:p>698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387" calcext:value-type="float">
            <text:p>387</text:p>
          </table:table-cell>
          <table:table-cell office:value-type="float" office:value="715" calcext:value-type="float">
            <text:p>715</text:p>
          </table:table-cell>
          <table:table-cell office:value-type="float" office:value="998" calcext:value-type="float">
            <text:p>998</text:p>
          </table:table-cell>
          <table:table-cell office:value-type="float" office:value="1130" calcext:value-type="float">
            <text:p>1130</text:p>
          </table:table-cell>
          <table:table-cell office:value-type="float" office:value="1228" calcext:value-type="float">
            <text:p>1228</text:p>
          </table:table-cell>
          <table:table-cell office:value-type="float" office:value="576" calcext:value-type="float">
            <text:p>576</text:p>
          </table:table-cell>
          <table:table-cell office:value-type="float" office:value="1055" calcext:value-type="float">
            <text:p>1055</text:p>
          </table:table-cell>
          <table:table-cell office:value-type="float" office:value="1219" calcext:value-type="float">
            <text:p>1219</text:p>
          </table:table-cell>
          <table:table-cell office:value-type="float" office:value="1353" calcext:value-type="float">
            <text:p>1353</text:p>
          </table:table-cell>
          <table:table-cell office:value-type="float" office:value="1197" calcext:value-type="float">
            <text:p>1197</text:p>
          </table:table-cell>
          <table:table-cell office:value-type="float" office:value="1185" calcext:value-type="float">
            <text:p>1185</text:p>
          </table:table-cell>
          <table:table-cell office:value-type="float" office:value="1182" calcext:value-type="float">
            <text:p>1182</text:p>
          </table:table-cell>
          <table:table-cell office:value-type="float" office:value="1067" calcext:value-type="float">
            <text:p>1067</text:p>
          </table:table-cell>
          <table:table-cell office:value-type="float" office:value="949" calcext:value-type="float">
            <text:p>949</text:p>
          </table:table-cell>
          <table:table-cell office:value-type="float" office:value="605" calcext:value-type="float">
            <text:p>605</text:p>
          </table:table-cell>
          <table:table-cell office:value-type="float" office:value="1420" calcext:value-type="float">
            <text:p>1420</text:p>
          </table:table-cell>
          <table:table-cell office:value-type="float" office:value="930" calcext:value-type="float">
            <text:p>930</text:p>
          </table:table-cell>
          <table:table-cell office:value-type="float" office:value="1001" calcext:value-type="float">
            <text:p>1001</text:p>
          </table:table-cell>
          <table:table-cell office:value-type="float" office:value="1196" calcext:value-type="float">
            <text:p>1196</text:p>
          </table:table-cell>
          <table:table-cell office:value-type="float" office:value="458" calcext:value-type="float">
            <text:p>458</text:p>
          </table:table-cell>
          <table:table-cell office:value-type="float" office:value="1397" calcext:value-type="float">
            <text:p>1397</text:p>
          </table:table-cell>
          <table:table-cell office:value-type="float" office:value="710" calcext:value-type="float">
            <text:p>710</text:p>
          </table:table-cell>
          <table:table-cell office:value-type="float" office:value="795" calcext:value-type="float">
            <text:p>795</text:p>
          </table:table-cell>
          <table:table-cell office:value-type="float" office:value="831" calcext:value-type="float">
            <text:p>831</text:p>
          </table:table-cell>
          <table:table-cell office:value-type="float" office:value="1396" calcext:value-type="float">
            <text:p>1396</text:p>
          </table:table-cell>
          <table:table-cell office:value-type="float" office:value="1180" calcext:value-type="float">
            <text:p>1180</text:p>
          </table:table-cell>
          <table:table-cell office:value-type="float" office:value="1162" calcext:value-type="float">
            <text:p>1162</text:p>
          </table:table-cell>
          <table:table-cell office:value-type="float" office:value="808" calcext:value-type="float">
            <text:p>808</text:p>
          </table:table-cell>
          <table:table-cell office:value-type="float" office:value="685" calcext:value-type="float">
            <text:p>685</text:p>
          </table:table-cell>
          <table:table-cell office:value-type="float" office:value="1155" calcext:value-type="float">
            <text:p>1155</text:p>
          </table:table-cell>
          <table:table-cell office:value-type="float" office:value="708" calcext:value-type="float">
            <text:p>70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7" calcext:value-type="float">
            <text:p>697</text:p>
          </table:table-cell>
          <table:table-cell office:value-type="float" office:value="1632" calcext:value-type="float">
            <text:p>1632</text:p>
          </table:table-cell>
          <table:table-cell office:value-type="float" office:value="1310" calcext:value-type="float">
            <text:p>1310</text:p>
          </table:table-cell>
          <table:table-cell office:value-type="float" office:value="1195" calcext:value-type="float">
            <text:p>1195</text:p>
          </table:table-cell>
          <table:table-cell office:value-type="float" office:value="495" calcext:value-type="float">
            <text:p>495</text:p>
          </table:table-cell>
          <table:table-cell office:value-type="float" office:value="991" calcext:value-type="float">
            <text:p>991</text:p>
          </table:table-cell>
          <table:table-cell office:value-type="float" office:value="485" calcext:value-type="float">
            <text:p>485</text:p>
          </table:table-cell>
          <table:table-cell office:value-type="float" office:value="1032" calcext:value-type="float">
            <text:p>1032</text:p>
          </table:table-cell>
          <table:table-cell office:value-type="float" office:value="1061" calcext:value-type="float">
            <text:p>1061</text:p>
          </table:table-cell>
          <table:table-cell office:value-type="float" office:value="945" calcext:value-type="float">
            <text:p>945</text:p>
          </table:table-cell>
          <table:table-cell office:value-type="float" office:value="296" calcext:value-type="float">
            <text:p>296</text:p>
          </table:table-cell>
          <table:table-cell office:value-type="float" office:value="1206" calcext:value-type="float">
            <text:p>1206</text:p>
          </table:table-cell>
          <table:table-cell office:value-type="float" office:value="702" calcext:value-type="float">
            <text:p>702</text:p>
          </table:table-cell>
          <table:table-cell office:value-type="float" office:value="909" calcext:value-type="float">
            <text:p>909</text:p>
          </table:table-cell>
          <table:table-cell office:value-type="float" office:value="601" calcext:value-type="float">
            <text:p>601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float" office:value="1065" calcext:value-type="float">
            <text:p>1065</text:p>
          </table:table-cell>
          <table:table-cell office:value-type="float" office:value="1189" calcext:value-type="float">
            <text:p>1189</text:p>
          </table:table-cell>
          <table:table-cell office:value-type="float" office:value="278" calcext:value-type="float">
            <text:p>278</text:p>
          </table:table-cell>
          <table:table-cell office:value-type="float" office:value="1194" calcext:value-type="float">
            <text:p>1194</text:p>
          </table:table-cell>
          <table:table-cell office:value-type="float" office:value="980" calcext:value-type="float">
            <text:p>980</text:p>
          </table:table-cell>
          <table:table-cell office:value-type="float" office:value="200" calcext:value-type="float">
            <text:p>200</text:p>
          </table:table-cell>
          <table:table-cell office:value-type="float" office:value="363" calcext:value-type="float">
            <text:p>363</text:p>
          </table:table-cell>
          <table:table-cell office:value-type="float" office:value="1309" calcext:value-type="float">
            <text:p>1309</text:p>
          </table:table-cell>
          <table:table-cell office:value-type="float" office:value="1121" calcext:value-type="float">
            <text:p>1121</text:p>
          </table:table-cell>
          <table:table-cell office:value-type="float" office:value="918" calcext:value-type="float">
            <text:p>918</text:p>
          </table:table-cell>
          <table:table-cell office:value-type="float" office:value="1000" calcext:value-type="float">
            <text:p>1000</text:p>
          </table:table-cell>
          <table:table-cell office:value-type="float" office:value="805" calcext:value-type="float">
            <text:p>805</text:p>
          </table:table-cell>
          <table:table-cell office:value-type="float" office:value="1069" calcext:value-type="float">
            <text:p>1069</text:p>
          </table:table-cell>
          <table:table-cell office:value-type="float" office:value="489" calcext:value-type="float">
            <text:p>489</text:p>
          </table:table-cell>
          <table:table-cell office:value-type="float" office:value="914" calcext:value-type="float">
            <text:p>914</text:p>
          </table:table-cell>
          <table:table-cell office:value-type="float" office:value="810" calcext:value-type="float">
            <text:p>810</text:p>
          </table:table-cell>
          <table:table-cell office:value-type="float" office:value="1038" calcext:value-type="float">
            <text:p>1038</text:p>
          </table:table-cell>
          <table:table-cell office:value-type="float" office:value="1024" calcext:value-type="float">
            <text:p>1024</text:p>
          </table:table-cell>
          <table:table-cell office:value-type="float" office:value="1308" calcext:value-type="float">
            <text:p>1308</text:p>
          </table:table-cell>
          <table:table-cell office:value-type="float" office:value="1133" calcext:value-type="float">
            <text:p>1133</text:p>
          </table:table-cell>
          <table:table-cell office:value-type="float" office:value="593" calcext:value-type="float">
            <text:p>593</text:p>
          </table:table-cell>
          <table:table-cell office:value-type="float" office:value="690" calcext:value-type="float">
            <text:p>690</text:p>
          </table:table-cell>
          <table:table-cell office:value-type="float" office:value="1043" calcext:value-type="float">
            <text:p>1043</text:p>
          </table:table-cell>
          <table:table-cell office:value-type="float" office:value="1109" calcext:value-type="float">
            <text:p>1109</text:p>
          </table:table-cell>
          <table:table-cell office:value-type="float" office:value="1209" calcext:value-type="float">
            <text:p>1209</text:p>
          </table:table-cell>
          <table:table-cell office:value-type="float" office:value="1423" calcext:value-type="float">
            <text:p>1423</text:p>
          </table:table-cell>
          <table:table-cell office:value-type="float" office:value="284" calcext:value-type="float">
            <text:p>284</text:p>
          </table:table-cell>
          <table:table-cell office:value-type="float" office:value="174" calcext:value-type="float">
            <text:p>174</text:p>
          </table:table-cell>
          <table:table-cell office:value-type="float" office:value="1050" calcext:value-type="float">
            <text:p>1050</text:p>
          </table:table-cell>
          <table:table-cell office:value-type="float" office:value="931" calcext:value-type="float">
            <text:p>931</text:p>
          </table:table-cell>
          <table:table-cell office:value-type="float" office:value="582" calcext:value-type="float">
            <text:p>582</text:p>
          </table:table-cell>
          <table:table-cell office:value-type="float" office:value="1085" calcext:value-type="float">
            <text:p>1085</text:p>
          </table:table-cell>
          <table:table-cell office:value-type="float" office:value="841" calcext:value-type="float">
            <text:p>841</text:p>
          </table:table-cell>
          <table:table-cell office:value-type="float" office:value="807" calcext:value-type="float">
            <text:p>807</text:p>
          </table:table-cell>
          <table:table-cell office:value-type="float" office:value="999" calcext:value-type="float">
            <text:p>999</text:p>
          </table:table-cell>
          <table:table-cell office:value-type="float" office:value="1082" calcext:value-type="float">
            <text:p>1082</text:p>
          </table:table-cell>
          <table:table-cell office:value-type="float" office:value="190" calcext:value-type="float">
            <text:p>190</text:p>
          </table:table-cell>
          <table:table-cell office:value-type="float" office:value="677" calcext:value-type="float">
            <text:p>677</text:p>
          </table:table-cell>
          <table:table-cell office:value-type="float" office:value="1157" calcext:value-type="float">
            <text:p>1157</text:p>
          </table:table-cell>
          <table:table-cell office:value-type="float" office:value="1202" calcext:value-type="float">
            <text:p>1202</text:p>
          </table:table-cell>
          <table:table-cell office:value-type="float" office:value="725" calcext:value-type="float">
            <text:p>725</text:p>
          </table:table-cell>
          <table:table-cell office:value-type="float" office:value="1151" calcext:value-type="float">
            <text:p>1151</text:p>
          </table:table-cell>
          <table:table-cell office:value-type="float" office:value="300" calcext:value-type="float">
            <text:p>300</text:p>
          </table:table-cell>
          <table:table-cell office:value-type="float" office:value="1255" calcext:value-type="float">
            <text:p>1255</text:p>
          </table:table-cell>
          <table:table-cell office:value-type="float" office:value="276" calcext:value-type="float">
            <text:p>276</text:p>
          </table:table-cell>
          <table:table-cell office:value-type="float" office:value="590" calcext:value-type="float">
            <text:p>590</text:p>
          </table:table-cell>
          <table:table-cell office:value-type="float" office:value="675" calcext:value-type="float">
            <text:p>675</text:p>
          </table:table-cell>
          <table:table-cell office:value-type="float" office:value="1272" calcext:value-type="float">
            <text:p>1272</text:p>
          </table:table-cell>
          <table:table-cell office:value-type="float" office:value="1042" calcext:value-type="float">
            <text:p>1042</text:p>
          </table:table-cell>
          <table:table-cell office:value-type="float" office:value="928" calcext:value-type="float">
            <text:p>928</text:p>
          </table:table-cell>
          <table:table-cell office:value-type="float" office:value="820" calcext:value-type="float">
            <text:p>820</text:p>
          </table:table-cell>
          <table:table-cell office:value-type="float" office:value="922" calcext:value-type="float">
            <text:p>922</text:p>
          </table:table-cell>
          <table:table-cell office:value-type="float" office:value="592" calcext:value-type="float">
            <text:p>592</text:p>
          </table:table-cell>
          <table:table-cell office:value-type="float" office:value="1198" calcext:value-type="float">
            <text:p>1198</text:p>
          </table:table-cell>
          <table:table-cell office:value-type="float" office:value="1207" calcext:value-type="float">
            <text:p>1207</text:p>
          </table:table-cell>
          <table:table-cell office:value-type="float" office:value="201" calcext:value-type="float">
            <text:p>201</text:p>
          </table:table-cell>
          <table:table-cell office:value-type="float" office:value="809" calcext:value-type="float">
            <text:p>809</text:p>
          </table:table-cell>
          <table:table-cell office:value-type="float" office:value="1283" calcext:value-type="float">
            <text:p>1283</text:p>
          </table:table-cell>
          <table:table-cell office:value-type="float" office:value="1287" calcext:value-type="float">
            <text:p>1287</text:p>
          </table:table-cell>
          <table:table-cell office:value-type="float" office:value="178" calcext:value-type="float">
            <text:p>178</text:p>
          </table:table-cell>
          <table:table-cell office:value-type="float" office:value="482" calcext:value-type="float">
            <text:p>482</text:p>
          </table:table-cell>
          <table:table-cell office:value-type="float" office:value="919" calcext:value-type="float">
            <text:p>919</text:p>
          </table:table-cell>
          <table:table-cell office:value-type="float" office:value="1261" calcext:value-type="float">
            <text:p>1261</text:p>
          </table:table-cell>
          <table:table-cell office:value-type="float" office:value="598" calcext:value-type="float">
            <text:p>598</text:p>
          </table:table-cell>
          <table:table-cell office:value-type="float" office:value="366" calcext:value-type="float">
            <text:p>366</text:p>
          </table:table-cell>
          <table:table-cell office:value-type="float" office:value="819" calcext:value-type="float">
            <text:p>819</text:p>
          </table:table-cell>
          <table:table-cell office:value-type="float" office:value="460" calcext:value-type="float">
            <text:p>460</text:p>
          </table:table-cell>
          <table:table-cell office:value-type="float" office:value="1170" calcext:value-type="float">
            <text:p>1170</text:p>
          </table:table-cell>
          <table:table-cell office:value-type="float" office:value="996" calcext:value-type="float">
            <text:p>996</text:p>
          </table:table-cell>
          <table:table-cell office:value-type="float" office:value="692" calcext:value-type="float">
            <text:p>692</text:p>
          </table:table-cell>
          <table:table-cell office:value-type="float" office:value="1201" calcext:value-type="float">
            <text:p>1201</text:p>
          </table:table-cell>
          <table:table-cell office:value-type="float" office:value="832" calcext:value-type="float">
            <text:p>832</text:p>
          </table:table-cell>
          <table:table-cell office:value-type="float" office:value="1296" calcext:value-type="float">
            <text:p>1296</text:p>
          </table:table-cell>
          <table:table-cell office:value-type="float" office:value="121" calcext:value-type="float">
            <text:p>121</text:p>
          </table:table-cell>
          <table:table-cell office:value-type="float" office:value="1044" calcext:value-type="float">
            <text:p>1044</text:p>
          </table:table-cell>
          <table:table-cell office:value-type="float" office:value="826" calcext:value-type="float">
            <text:p>826</text:p>
          </table:table-cell>
          <table:table-cell office:value-type="float" office:value="1190" calcext:value-type="float">
            <text:p>1190</text:p>
          </table:table-cell>
          <table:table-cell office:value-type="float" office:value="1183" calcext:value-type="float">
            <text:p>1183</text:p>
          </table:table-cell>
          <table:table-cell office:value-type="float" office:value="1495" calcext:value-type="float">
            <text:p>1495</text:p>
          </table:table-cell>
          <table:table-cell office:value-type="float" office:value="269" calcext:value-type="float">
            <text:p>269</text:p>
          </table:table-cell>
          <table:table-cell office:value-type="float" office:value="596" calcext:value-type="float">
            <text:p>596</text:p>
          </table:table-cell>
          <table:table-cell office:value-type="float" office:value="1186" calcext:value-type="float">
            <text:p>1186</text:p>
          </table:table-cell>
          <table:table-cell office:value-type="float" office:value="1103" calcext:value-type="float">
            <text:p>1103</text:p>
          </table:table-cell>
          <table:table-cell office:value-type="float" office:value="1179" calcext:value-type="float">
            <text:p>1179</text:p>
          </table:table-cell>
          <table:table-cell office:value-type="float" office:value="572" calcext:value-type="float">
            <text:p>572</text:p>
          </table:table-cell>
          <table:table-cell office:value-type="float" office:value="790" calcext:value-type="float">
            <text:p>790</text:p>
          </table:table-cell>
          <table:table-cell office:value-type="float" office:value="478" calcext:value-type="float">
            <text:p>478</text:p>
          </table:table-cell>
          <table:table-cell office:value-type="float" office:value="1029" calcext:value-type="float">
            <text:p>1029</text:p>
          </table:table-cell>
          <table:table-cell office:value-type="float" office:value="1118" calcext:value-type="float">
            <text:p>1118</text:p>
          </table:table-cell>
          <table:table-cell office:value-type="float" office:value="1031" calcext:value-type="float">
            <text:p>1031</text:p>
          </table:table-cell>
          <table:table-cell office:value-type="float" office:value="785" calcext:value-type="float">
            <text:p>785</text:p>
          </table:table-cell>
          <table:table-cell office:value-type="float" office:value="678" calcext:value-type="float">
            <text:p>678</text:p>
          </table:table-cell>
          <table:table-cell office:value-type="float" office:value="801" calcext:value-type="float">
            <text:p>801</text:p>
          </table:table-cell>
          <table:table-cell office:value-type="float" office:value="1181" calcext:value-type="float">
            <text:p>1181</text:p>
          </table:table-cell>
          <table:table-cell office:value-type="float" office:value="944" calcext:value-type="float">
            <text:p>944</text:p>
          </table:table-cell>
          <table:table-cell office:value-type="float" office:value="1058" calcext:value-type="float">
            <text:p>1058</text:p>
          </table:table-cell>
          <table:table-cell office:value-type="float" office:value="926" calcext:value-type="float">
            <text:p>926</text:p>
          </table:table-cell>
          <table:table-cell office:value-type="float" office:value="245" calcext:value-type="float">
            <text:p>245</text:p>
          </table:table-cell>
          <table:table-cell office:value-type="float" office:value="1217" calcext:value-type="float">
            <text:p>1217</text:p>
          </table:table-cell>
          <table:table-cell office:value-type="float" office:value="203" calcext:value-type="float">
            <text:p>203</text:p>
          </table:table-cell>
          <table:table-cell office:value-type="float" office:value="1018" calcext:value-type="float">
            <text:p>1018</text:p>
          </table:table-cell>
          <table:table-cell office:value-type="float" office:value="1105" calcext:value-type="float">
            <text:p>1105</text:p>
          </table:table-cell>
          <table:table-cell office:value-type="float" office:value="585" calcext:value-type="float">
            <text:p>585</text:p>
          </table:table-cell>
          <table:table-cell office:value-type="float" office:value="147" calcext:value-type="float">
            <text:p>147</text:p>
          </table:table-cell>
          <table:table-cell office:value-type="float" office:value="1006" calcext:value-type="float">
            <text:p>1006</text:p>
          </table:table-cell>
          <table:table-cell office:value-type="float" office:value="1531" calcext:value-type="float">
            <text:p>1531</text:p>
          </table:table-cell>
          <table:table-cell office:value-type="float" office:value="1045" calcext:value-type="float">
            <text:p>1045</text:p>
          </table:table-cell>
          <table:table-cell office:value-type="float" office:value="811" calcext:value-type="float">
            <text:p>811</text:p>
          </table:table-cell>
          <table:table-cell office:value-type="float" office:value="1231" calcext:value-type="float">
            <text:p>1231</text:p>
          </table:table-cell>
          <table:table-cell office:value-type="float" office:value="102" calcext:value-type="float">
            <text:p>102</text:p>
          </table:table-cell>
          <table:table-cell office:value-type="float" office:value="1393" calcext:value-type="float">
            <text:p>1393</text:p>
          </table:table-cell>
          <table:table-cell office:value-type="float" office:value="1268" calcext:value-type="float">
            <text:p>1268</text:p>
          </table:table-cell>
          <table:table-cell office:value-type="float" office:value="1172" calcext:value-type="float">
            <text:p>1172</text:p>
          </table:table-cell>
          <table:table-cell office:value-type="float" office:value="1150" calcext:value-type="float">
            <text:p>1150</text:p>
          </table:table-cell>
          <table:table-cell office:value-type="float" office:value="1284" calcext:value-type="float">
            <text:p>1284</text:p>
          </table:table-cell>
          <table:table-cell office:value-type="float" office:value="1161" calcext:value-type="float">
            <text:p>1161</text:p>
          </table:table-cell>
          <table:table-cell office:value-type="float" office:value="1408" calcext:value-type="float">
            <text:p>1408</text:p>
          </table:table-cell>
          <table:table-cell office:value-type="float" office:value="703" calcext:value-type="float">
            <text:p>703</text:p>
          </table:table-cell>
          <table:table-cell office:value-type="float" office:value="224" calcext:value-type="float">
            <text:p>224</text:p>
          </table:table-cell>
          <table:table-cell office:value-type="float" office:value="1298" calcext:value-type="float">
            <text:p>1298</text:p>
          </table:table-cell>
          <table:table-cell office:value-type="float" office:value="704" calcext:value-type="float">
            <text:p>704</text:p>
          </table:table-cell>
          <table:table-cell office:value-type="float" office:value="1110" calcext:value-type="float">
            <text:p>1110</text:p>
          </table:table-cell>
          <table:table-cell office:value-type="float" office:value="1320" calcext:value-type="float">
            <text:p>1320</text:p>
          </table:table-cell>
          <table:table-cell office:value-type="float" office:value="1173" calcext:value-type="float">
            <text:p>1173</text:p>
          </table:table-cell>
          <table:table-cell office:value-type="float" office:value="1286" calcext:value-type="float">
            <text:p>1286</text:p>
          </table:table-cell>
          <table:table-cell office:value-type="float" office:value="493" calcext:value-type="float">
            <text:p>493</text:p>
          </table:table-cell>
          <table:table-cell office:value-type="float" office:value="608" calcext:value-type="float">
            <text:p>608</text:p>
          </table:table-cell>
          <table:table-cell office:value-type="float" office:value="266" calcext:value-type="float">
            <text:p>266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791" calcext:value-type="float">
            <text:p>791</text:p>
          </table:table-cell>
          <table:table-cell office:value-type="float" office:value="177" calcext:value-type="float">
            <text:p>177</text:p>
          </table:table-cell>
          <table:table-cell office:value-type="float" office:value="1175" calcext:value-type="float">
            <text:p>1175</text:p>
          </table:table-cell>
          <table:table-cell office:value-type="float" office:value="1270" calcext:value-type="float">
            <text:p>1270</text:p>
          </table:table-cell>
          <table:table-cell office:value-type="float" office:value="1049" calcext:value-type="float">
            <text:p>1049</text:p>
          </table:table-cell>
          <table:table-cell office:value-type="float" office:value="1306" calcext:value-type="float">
            <text:p>1306</text:p>
          </table:table-cell>
          <table:table-cell office:value-type="float" office:value="1158" calcext:value-type="float">
            <text:p>1158</text:p>
          </table:table-cell>
          <table:table-cell office:value-type="float" office:value="368" calcext:value-type="float">
            <text:p>368</text:p>
          </table:table-cell>
          <table:table-cell office:value-type="float" office:value="1311" calcext:value-type="float">
            <text:p>1311</text:p>
          </table:table-cell>
          <table:table-cell office:value-type="float" office:value="70" calcext:value-type="float">
            <text:p>70</text:p>
          </table:table-cell>
          <table:table-cell office:value-type="float" office:value="1387" calcext:value-type="float">
            <text:p>1387</text:p>
          </table:table-cell>
          <table:table-cell office:value-type="float" office:value="1404" calcext:value-type="float">
            <text:p>1404</text:p>
          </table:table-cell>
          <table:table-cell office:value-type="float" office:value="1115" calcext:value-type="float">
            <text:p>1115</text:p>
          </table:table-cell>
          <table:table-cell office:value-type="float" office:value="1951" calcext:value-type="float">
            <text:p>1951</text:p>
          </table:table-cell>
          <table:table-cell office:value-type="float" office:value="1384" calcext:value-type="float">
            <text:p>1384</text:p>
          </table:table-cell>
          <table:table-cell office:value-type="float" office:value="916" calcext:value-type="float">
            <text:p>916</text:p>
          </table:table-cell>
          <table:table-cell office:value-type="float" office:value="348" calcext:value-type="float">
            <text:p>348</text:p>
          </table:table-cell>
          <table:table-cell office:value-type="float" office:value="1273" calcext:value-type="float">
            <text:p>1273</text:p>
          </table:table-cell>
          <table:table-cell office:value-type="float" office:value="1291" calcext:value-type="float">
            <text:p>1291</text:p>
          </table:table-cell>
          <table:table-cell office:value-type="float" office:value="1271" calcext:value-type="float">
            <text:p>1271</text:p>
          </table:table-cell>
          <table:table-cell office:value-type="float" office:value="1519" calcext:value-type="float">
            <text:p>1519</text:p>
          </table:table-cell>
          <table:table-cell office:value-type="float" office:value="1314" calcext:value-type="float">
            <text:p>1314</text:p>
          </table:table-cell>
          <table:table-cell office:value-type="float" office:value="1324" calcext:value-type="float">
            <text:p>1324</text:p>
          </table:table-cell>
          <table:table-cell office:value-type="float" office:value="371" calcext:value-type="float">
            <text:p>371</text:p>
          </table:table-cell>
          <table:table-cell office:value-type="float" office:value="1327" calcext:value-type="float">
            <text:p>1327</text:p>
          </table:table-cell>
          <table:table-cell office:value-type="float" office:value="1059" calcext:value-type="float">
            <text:p>1059</text:p>
          </table:table-cell>
          <table:table-cell office:value-type="float" office:value="800" calcext:value-type="float">
            <text:p>800</text:p>
          </table:table-cell>
          <table:table-cell office:value-type="float" office:value="1149" calcext:value-type="float">
            <text:p>1149</text:p>
          </table:table-cell>
          <table:table-cell office:value-type="float" office:value="806" calcext:value-type="float">
            <text:p>806</text:p>
          </table:table-cell>
          <table:table-cell office:value-type="float" office:value="165" calcext:value-type="float">
            <text:p>165</text:p>
          </table:table-cell>
          <table:table-cell office:value-type="float" office:value="920" calcext:value-type="float">
            <text:p>920</text:p>
          </table:table-cell>
          <table:table-cell office:value-type="float" office:value="467" calcext:value-type="float">
            <text:p>467</text:p>
          </table:table-cell>
          <table:table-cell office:value-type="float" office:value="1184" calcext:value-type="float">
            <text:p>1184</text:p>
          </table:table-cell>
          <table:table-cell office:value-type="float" office:value="1108" calcext:value-type="float">
            <text:p>1108</text:p>
          </table:table-cell>
          <table:table-cell office:value-type="float" office:value="1399" calcext:value-type="float">
            <text:p>1399</text:p>
          </table:table-cell>
          <table:table-cell office:value-type="float" office:value="1214" calcext:value-type="float">
            <text:p>1214</text:p>
          </table:table-cell>
          <table:table-cell office:value-type="float" office:value="684" calcext:value-type="float">
            <text:p>684</text:p>
          </table:table-cell>
          <table:table-cell office:value-type="float" office:value="1107" calcext:value-type="float">
            <text:p>1107</text:p>
          </table:table-cell>
          <table:table-cell office:value-type="float" office:value="1011" calcext:value-type="float">
            <text:p>1011</text:p>
          </table:table-cell>
          <table:table-cell office:value-type="float" office:value="374" calcext:value-type="float">
            <text:p>374</text:p>
          </table:table-cell>
          <table:table-cell office:value-type="float" office:value="1169" calcext:value-type="float">
            <text:p>1169</text:p>
          </table:table-cell>
          <table:table-cell office:value-type="float" office:value="1383" calcext:value-type="float">
            <text:p>1383</text:p>
          </table:table-cell>
          <table:table-cell office:value-type="float" office:value="484" calcext:value-type="float">
            <text:p>484</text:p>
          </table:table-cell>
          <table:table-cell office:value-type="float" office:value="162" calcext:value-type="float">
            <text:p>162</text:p>
          </table:table-cell>
          <table:table-cell office:value-type="float" office:value="1299" calcext:value-type="float">
            <text:p>1299</text:p>
          </table:table-cell>
          <table:table-cell office:value-type="float" office:value="1101" calcext:value-type="float">
            <text:p>1101</text:p>
          </table:table-cell>
          <table:table-cell office:value-type="float" office:value="707" calcext:value-type="float">
            <text:p>707</text:p>
          </table:table-cell>
          <table:table-cell office:value-type="float" office:value="933" calcext:value-type="float">
            <text:p>933</text:p>
          </table:table-cell>
          <table:table-cell office:value-type="float" office:value="1294" calcext:value-type="float">
            <text:p>1294</text:p>
          </table:table-cell>
          <table:table-cell office:value-type="float" office:value="1005" calcext:value-type="float">
            <text:p>1005</text:p>
          </table:table-cell>
          <table:table-cell office:value-type="float" office:value="150" calcext:value-type="float">
            <text:p>150</text:p>
          </table:table-cell>
          <table:table-cell office:value-type="float" office:value="354" calcext:value-type="float">
            <text:p>354</text:p>
          </table:table-cell>
          <table:table-cell office:value-type="float" office:value="1391" calcext:value-type="float">
            <text:p>1391</text:p>
          </table:table-cell>
          <table:table-cell office:value-type="float" office:value="1333" calcext:value-type="float">
            <text:p>1333</text:p>
          </table:table-cell>
          <table:table-cell office:value-type="float" office:value="1211" calcext:value-type="float">
            <text:p>1211</text:p>
          </table:table-cell>
          <table:table-cell office:value-type="float" office:value="1410" calcext:value-type="float">
            <text:p>141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count: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988"/>
        </table:table-row>
        <table:table-row table:style-name="ro1">
          <table:table-cell office:value-type="string" calcext:value-type="string">
            <text:p>hash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unt:</text:p>
          </table:table-cell>
          <table:table-cell office:value-type="float" office:value="1139" calcext:value-type="float">
            <text:p>1139</text:p>
          </table:table-cell>
          <table:table-cell office:value-type="float" office:value="1192" calcext:value-type="float">
            <text:p>1192</text:p>
          </table:table-cell>
          <table:table-cell office:value-type="float" office:value="373" calcext:value-type="float">
            <text:p>373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1210" calcext:value-type="float">
            <text:p>1210</text:p>
          </table:table-cell>
          <table:table-cell office:value-type="float" office:value="881" calcext:value-type="float">
            <text:p>881</text:p>
          </table:table-cell>
          <table:table-cell office:value-type="float" office:value="474" calcext:value-type="float">
            <text:p>474</text:p>
          </table:table-cell>
          <table:table-cell office:value-type="float" office:value="837" calcext:value-type="float">
            <text:p>837</text:p>
          </table:table-cell>
          <table:table-cell office:value-type="float" office:value="237" calcext:value-type="float">
            <text:p>23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 table:number-rows-repeated="2">
          <table:table-cell table:number-columns-repeated="988"/>
        </table:table-row>
        <table:table-row table:style-name="ro1">
          <table:table-cell office:value-type="string" calcext:value-type="string">
            <text:p>hash: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count:</text:p>
          </table:table-cell>
          <table:table-cell office:value-type="float" office:value="367" calcext:value-type="float">
            <text:p>367</text:p>
          </table:table-cell>
          <table:table-cell office:value-type="float" office:value="784" calcext:value-type="float">
            <text:p>784</text:p>
          </table:table-cell>
          <table:table-cell office:value-type="float" office:value="274" calcext:value-type="float">
            <text:p>274</text:p>
          </table:table-cell>
          <table:table-cell office:value-type="float" office:value="791" calcext:value-type="float">
            <text:p>791</text:p>
          </table:table-cell>
          <table:table-cell office:value-type="float" office:value="647" calcext:value-type="float">
            <text:p>647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91" calcext:value-type="float">
            <text:p>791</text:p>
          </table:table-cell>
          <table:table-cell office:value-type="float" office:value="303" calcext:value-type="float">
            <text:p>303</text:p>
          </table:table-cell>
          <table:table-cell office:value-type="float" office:value="173" calcext:value-type="float">
            <text:p>173</text:p>
          </table:table-cell>
          <table:table-cell office:value-type="float" office:value="442" calcext:value-type="float">
            <text:p>44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93" calcext:value-type="float">
            <text:p>593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33"/>
        </table:table-row>
        <table:table-row table:style-name="ro1" table:number-rows-repeated="2">
          <table:table-cell table:number-columns-repeated="988"/>
        </table:table-row>
        <table:table-row table:style-name="ro1">
          <table:table-cell office:value-type="string" calcext:value-type="string">
            <text:p>hash:</text:p>
          </table:table-cell>
          <table:table-cell office:value-type="float" office:value="-536870828" calcext:value-type="float">
            <text:p>-536870828</text:p>
          </table:table-cell>
          <table:table-cell office:value-type="float" office:value="-268435369" calcext:value-type="float">
            <text:p>-268435369</text:p>
          </table:table-cell>
          <table:table-cell office:value-type="float" office:value="-1073741749" calcext:value-type="float">
            <text:p>-1073741749</text:p>
          </table:table-cell>
          <table:table-cell office:value-type="float" office:value="76" calcext:value-type="float">
            <text:p>76</text:p>
          </table:table-cell>
          <table:table-cell office:value-type="float" office:value="-16777136" calcext:value-type="float">
            <text:p>-16777136</text:p>
          </table:table-cell>
          <table:table-cell office:value-type="float" office:value="115" calcext:value-type="float">
            <text:p>115</text:p>
          </table:table-cell>
          <table:table-cell office:value-type="float" office:value="-268435390" calcext:value-type="float">
            <text:p>-26843539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-2147483582" calcext:value-type="float">
            <text:p>-2147483582</text:p>
          </table:table-cell>
          <table:table-cell office:value-type="float" office:value="-67108760" calcext:value-type="float">
            <text:p>-67108760</text:p>
          </table:table-cell>
          <table:table-cell office:value-type="float" office:value="-1073741711" calcext:value-type="float">
            <text:p>-1073741711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-1073741698" calcext:value-type="float">
            <text:p>-1073741698</text:p>
          </table:table-cell>
          <table:table-cell office:value-type="float" office:value="-536870786" calcext:value-type="float">
            <text:p>-536870786</text:p>
          </table:table-cell>
          <table:table-cell office:value-type="float" office:value="-2147483564" calcext:value-type="float">
            <text:p>-2147483564</text:p>
          </table:table-cell>
          <table:table-cell office:value-type="float" office:value="-1073741735" calcext:value-type="float">
            <text:p>-1073741735</text:p>
          </table:table-cell>
          <table:table-cell office:value-type="float" office:value="-134217637" calcext:value-type="float">
            <text:p>-134217637</text:p>
          </table:table-cell>
          <table:table-cell office:value-type="float" office:value="-2147483567" calcext:value-type="float">
            <text:p>-2147483567</text:p>
          </table:table-cell>
          <table:table-cell office:value-type="float" office:value="-2147483553" calcext:value-type="float">
            <text:p>-2147483553</text:p>
          </table:table-cell>
          <table:table-cell office:value-type="float" office:value="-2147483565" calcext:value-type="float">
            <text:p>-2147483565</text:p>
          </table:table-cell>
          <table:table-cell office:value-type="float" office:value="-1073741746" calcext:value-type="float">
            <text:p>-1073741746</text:p>
          </table:table-cell>
          <table:table-cell office:value-type="float" office:value="-536870837" calcext:value-type="float">
            <text:p>-536870837</text:p>
          </table:table-cell>
          <table:table-cell office:value-type="float" office:value="85" calcext:value-type="float">
            <text:p>85</text:p>
          </table:table-cell>
          <table:table-cell office:value-type="float" office:value="-1073741739" calcext:value-type="float">
            <text:p>-1073741739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-33554342" calcext:value-type="float">
            <text:p>-33554342</text:p>
          </table:table-cell>
          <table:table-cell office:value-type="float" office:value="78" calcext:value-type="float">
            <text:p>78</text:p>
          </table:table-cell>
          <table:table-cell office:value-type="float" office:value="-1073741732" calcext:value-type="float">
            <text:p>-1073741732</text:p>
          </table:table-cell>
          <table:table-cell office:value-type="float" office:value="-2147483561" calcext:value-type="float">
            <text:p>-2147483561</text:p>
          </table:table-cell>
          <table:table-cell office:value-type="float" office:value="-536870839" calcext:value-type="float">
            <text:p>-536870839</text:p>
          </table:table-cell>
          <table:table-cell office:value-type="float" office:value="91" calcext:value-type="float">
            <text:p>91</text:p>
          </table:table-cell>
          <table:table-cell office:value-type="float" office:value="-1073741736" calcext:value-type="float">
            <text:p>-1073741736</text:p>
          </table:table-cell>
          <table:table-cell office:value-type="float" office:value="-268435385" calcext:value-type="float">
            <text:p>-268435385</text:p>
          </table:table-cell>
          <table:table-cell office:value-type="float" office:value="100" calcext:value-type="float">
            <text:p>100</text:p>
          </table:table-cell>
          <table:table-cell office:value-type="float" office:value="-134217642" calcext:value-type="float">
            <text:p>-134217642</text:p>
          </table:table-cell>
          <table:table-cell office:value-type="float" office:value="84" calcext:value-type="float">
            <text:p>84</text:p>
          </table:table-cell>
          <table:table-cell office:value-type="float" office:value="-33554366" calcext:value-type="float">
            <text:p>-33554366</text:p>
          </table:table-cell>
          <table:table-cell office:value-type="float" office:value="-2147483558" calcext:value-type="float">
            <text:p>-2147483558</text:p>
          </table:table-cell>
          <table:table-cell office:value-type="float" office:value="-67108796" calcext:value-type="float">
            <text:p>-67108796</text:p>
          </table:table-cell>
          <table:table-cell office:value-type="float" office:value="-2147483579" calcext:value-type="float">
            <text:p>-2147483579</text:p>
          </table:table-cell>
          <table:table-cell office:value-type="float" office:value="-8388518" calcext:value-type="float">
            <text:p>-8388518</text:p>
          </table:table-cell>
          <table:table-cell office:value-type="float" office:value="-268435383" calcext:value-type="float">
            <text:p>-268435383</text:p>
          </table:table-cell>
          <table:table-cell office:value-type="float" office:value="-2147483555" calcext:value-type="float">
            <text:p>-2147483555</text:p>
          </table:table-cell>
          <table:table-cell office:value-type="float" office:value="-1073741750" calcext:value-type="float">
            <text:p>-1073741750</text:p>
          </table:table-cell>
          <table:table-cell office:value-type="float" office:value="-1073741756" calcext:value-type="float">
            <text:p>-1073741756</text:p>
          </table:table-cell>
          <table:table-cell office:value-type="float" office:value="-536870842" calcext:value-type="float">
            <text:p>-536870842</text:p>
          </table:table-cell>
          <table:table-cell office:value-type="float" office:value="-536870838" calcext:value-type="float">
            <text:p>-536870838</text:p>
          </table:table-cell>
          <table:table-cell office:value-type="float" office:value="-2147483570" calcext:value-type="float">
            <text:p>-2147483570</text:p>
          </table:table-cell>
          <table:table-cell office:value-type="float" office:value="-1073741730" calcext:value-type="float">
            <text:p>-1073741730</text:p>
          </table:table-cell>
          <table:table-cell office:value-type="float" office:value="-67108784" calcext:value-type="float">
            <text:p>-67108784</text:p>
          </table:table-cell>
          <table:table-cell office:value-type="float" office:value="97" calcext:value-type="float">
            <text:p>97</text:p>
          </table:table-cell>
          <table:table-cell office:value-type="float" office:value="-134217659" calcext:value-type="float">
            <text:p>-134217659</text:p>
          </table:table-cell>
          <table:table-cell office:value-type="float" office:value="-16777134" calcext:value-type="float">
            <text:p>-16777134</text:p>
          </table:table-cell>
          <table:table-cell office:value-type="float" office:value="-536870846" calcext:value-type="float">
            <text:p>-536870846</text:p>
          </table:table-cell>
          <table:table-cell office:value-type="float" office:value="-536870825" calcext:value-type="float">
            <text:p>-536870825</text:p>
          </table:table-cell>
          <table:table-cell office:value-type="float" office:value="75" calcext:value-type="float">
            <text:p>75</text:p>
          </table:table-cell>
          <table:table-cell office:value-type="float" office:value="-1073741755" calcext:value-type="float">
            <text:p>-1073741755</text:p>
          </table:table-cell>
          <table:table-cell office:value-type="float" office:value="-268435363" calcext:value-type="float">
            <text:p>-268435363</text:p>
          </table:table-cell>
          <table:table-cell office:value-type="float" office:value="-1073741738" calcext:value-type="float">
            <text:p>-1073741738</text:p>
          </table:table-cell>
          <table:table-cell office:value-type="float" office:value="-33554353" calcext:value-type="float">
            <text:p>-33554353</text:p>
          </table:table-cell>
          <table:table-cell office:value-type="float" office:value="81" calcext:value-type="float">
            <text:p>81</text:p>
          </table:table-cell>
          <table:table-cell office:value-type="float" office:value="-2147483575" calcext:value-type="float">
            <text:p>-2147483575</text:p>
          </table:table-cell>
          <table:table-cell office:value-type="float" office:value="-536870848" calcext:value-type="float">
            <text:p>-536870848</text:p>
          </table:table-cell>
          <table:table-cell office:value-type="float" office:value="-33554368" calcext:value-type="float">
            <text:p>-33554368</text:p>
          </table:table-cell>
          <table:table-cell office:value-type="float" office:value="-268435388" calcext:value-type="float">
            <text:p>-268435388</text:p>
          </table:table-cell>
          <table:table-cell office:value-type="float" office:value="-536870841" calcext:value-type="float">
            <text:p>-536870841</text:p>
          </table:table-cell>
          <table:table-cell office:value-type="float" office:value="-268435384" calcext:value-type="float">
            <text:p>-268435384</text:p>
          </table:table-cell>
          <table:table-cell office:value-type="float" office:value="-134217657" calcext:value-type="float">
            <text:p>-134217657</text:p>
          </table:table-cell>
          <table:table-cell office:value-type="float" office:value="-2147483581" calcext:value-type="float">
            <text:p>-2147483581</text:p>
          </table:table-cell>
          <table:table-cell office:value-type="float" office:value="-1073741747" calcext:value-type="float">
            <text:p>-1073741747</text:p>
          </table:table-cell>
          <table:table-cell office:value-type="float" office:value="-268435373" calcext:value-type="float">
            <text:p>-268435373</text:p>
          </table:table-cell>
          <table:table-cell office:value-type="float" office:value="-2147483562" calcext:value-type="float">
            <text:p>-2147483562</text:p>
          </table:table-cell>
          <table:table-cell office:value-type="float" office:value="-1073741753" calcext:value-type="float">
            <text:p>-1073741753</text:p>
          </table:table-cell>
          <table:table-cell office:value-type="float" office:value="-67108797" calcext:value-type="float">
            <text:p>-67108797</text:p>
          </table:table-cell>
          <table:table-cell office:value-type="float" office:value="-536870832" calcext:value-type="float">
            <text:p>-536870832</text:p>
          </table:table-cell>
          <table:table-cell office:value-type="float" office:value="-134217650" calcext:value-type="float">
            <text:p>-134217650</text:p>
          </table:table-cell>
          <table:table-cell office:value-type="float" office:value="-536870831" calcext:value-type="float">
            <text:p>-536870831</text:p>
          </table:table-cell>
          <table:table-cell office:value-type="float" office:value="-134217663" calcext:value-type="float">
            <text:p>-134217663</text:p>
          </table:table-cell>
          <table:table-cell office:value-type="float" office:value="-2147483559" calcext:value-type="float">
            <text:p>-2147483559</text:p>
          </table:table-cell>
          <table:table-cell office:value-type="float" office:value="-134217639" calcext:value-type="float">
            <text:p>-134217639</text:p>
          </table:table-cell>
          <table:table-cell office:value-type="float" office:value="68" calcext:value-type="float">
            <text:p>68</text:p>
          </table:table-cell>
          <table:table-cell office:value-type="float" office:value="-67108770" calcext:value-type="float">
            <text:p>-67108770</text:p>
          </table:table-cell>
          <table:table-cell office:value-type="float" office:value="-268435367" calcext:value-type="float">
            <text:p>-268435367</text:p>
          </table:table-cell>
          <table:table-cell office:value-type="float" office:value="-2147483563" calcext:value-type="float">
            <text:p>-2147483563</text:p>
          </table:table-cell>
          <table:table-cell office:value-type="float" office:value="-67108790" calcext:value-type="float">
            <text:p>-6710879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-1073741744" calcext:value-type="float">
            <text:p>-1073741744</text:p>
          </table:table-cell>
          <table:table-cell office:value-type="float" office:value="86" calcext:value-type="float">
            <text:p>86</text:p>
          </table:table-cell>
          <table:table-cell office:value-type="float" office:value="-33554355" calcext:value-type="float">
            <text:p>-33554355</text:p>
          </table:table-cell>
          <table:table-cell office:value-type="float" office:value="-8388542" calcext:value-type="float">
            <text:p>-8388542</text:p>
          </table:table-cell>
          <table:table-cell office:value-type="float" office:value="-134217661" calcext:value-type="float">
            <text:p>-134217661</text:p>
          </table:table-cell>
          <table:table-cell office:value-type="float" office:value="-536870847" calcext:value-type="float">
            <text:p>-536870847</text:p>
          </table:table-cell>
          <table:table-cell office:value-type="float" office:value="-134217645" calcext:value-type="float">
            <text:p>-134217645</text:p>
          </table:table-cell>
          <table:table-cell office:value-type="float" office:value="-33554338" calcext:value-type="float">
            <text:p>-33554338</text:p>
          </table:table-cell>
          <table:table-cell office:value-type="float" office:value="87" calcext:value-type="float">
            <text:p>87</text:p>
          </table:table-cell>
          <table:table-cell office:value-type="float" office:value="-33554344" calcext:value-type="float">
            <text:p>-33554344</text:p>
          </table:table-cell>
          <table:table-cell office:value-type="float" office:value="-268435387" calcext:value-type="float">
            <text:p>-268435387</text:p>
          </table:table-cell>
          <table:table-cell office:value-type="float" office:value="-67108780" calcext:value-type="float">
            <text:p>-67108780</text:p>
          </table:table-cell>
          <table:table-cell office:value-type="float" office:value="-2147483584" calcext:value-type="float">
            <text:p>-2147483584</text:p>
          </table:table-cell>
          <table:table-cell office:value-type="float" office:value="-2147483566" calcext:value-type="float">
            <text:p>-2147483566</text:p>
          </table:table-cell>
          <table:table-cell office:value-type="float" office:value="-268435361" calcext:value-type="float">
            <text:p>-268435361</text:p>
          </table:table-cell>
          <table:table-cell office:value-type="float" office:value="-134217640" calcext:value-type="float">
            <text:p>-134217640</text:p>
          </table:table-cell>
          <table:table-cell office:value-type="float" office:value="-1073741751" calcext:value-type="float">
            <text:p>-1073741751</text:p>
          </table:table-cell>
          <table:table-cell office:value-type="float" office:value="-1073741731" calcext:value-type="float">
            <text:p>-1073741731</text:p>
          </table:table-cell>
          <table:table-cell office:value-type="float" office:value="92" calcext:value-type="float">
            <text:p>92</text:p>
          </table:table-cell>
          <table:table-cell office:value-type="float" office:value="-67108791" calcext:value-type="float">
            <text:p>-67108791</text:p>
          </table:table-cell>
          <table:table-cell office:value-type="float" office:value="-268435386" calcext:value-type="float">
            <text:p>-268435386</text:p>
          </table:table-cell>
          <table:table-cell office:value-type="float" office:value="-536870844" calcext:value-type="float">
            <text:p>-536870844</text:p>
          </table:table-cell>
          <table:table-cell office:value-type="float" office:value="-1073741758" calcext:value-type="float">
            <text:p>-1073741758</text:p>
          </table:table-cell>
          <table:table-cell office:value-type="float" office:value="-134217662" calcext:value-type="float">
            <text:p>-134217662</text:p>
          </table:table-cell>
          <table:table-cell office:value-type="float" office:value="-2097088" calcext:value-type="float">
            <text:p>-2097088</text:p>
          </table:table-cell>
          <table:table-cell office:value-type="float" office:value="-16777150" calcext:value-type="float">
            <text:p>-16777150</text:p>
          </table:table-cell>
          <table:table-cell office:value-type="float" office:value="-134217643" calcext:value-type="float">
            <text:p>-134217643</text:p>
          </table:table-cell>
          <table:table-cell office:value-type="float" office:value="-536870829" calcext:value-type="float">
            <text:p>-536870829</text:p>
          </table:table-cell>
          <table:table-cell office:value-type="float" office:value="-1073741737" calcext:value-type="float">
            <text:p>-1073741737</text:p>
          </table:table-cell>
          <table:table-cell office:value-type="float" office:value="-536870835" calcext:value-type="float">
            <text:p>-536870835</text:p>
          </table:table-cell>
          <table:table-cell office:value-type="float" office:value="-536870836" calcext:value-type="float">
            <text:p>-536870836</text:p>
          </table:table-cell>
          <table:table-cell office:value-type="float" office:value="-67108800" calcext:value-type="float">
            <text:p>-67108800</text:p>
          </table:table-cell>
          <table:table-cell office:value-type="float" office:value="-536870824" calcext:value-type="float">
            <text:p>-536870824</text:p>
          </table:table-cell>
          <table:table-cell office:value-type="float" office:value="-536870827" calcext:value-type="float">
            <text:p>-536870827</text:p>
          </table:table-cell>
          <table:table-cell office:value-type="float" office:value="-134217664" calcext:value-type="float">
            <text:p>-134217664</text:p>
          </table:table-cell>
          <table:table-cell office:value-type="float" office:value="-268435389" calcext:value-type="float">
            <text:p>-268435389</text:p>
          </table:table-cell>
          <table:table-cell office:value-type="float" office:value="-536870843" calcext:value-type="float">
            <text:p>-536870843</text:p>
          </table:table-cell>
          <table:table-cell office:value-type="float" office:value="-2147483574" calcext:value-type="float">
            <text:p>-2147483574</text:p>
          </table:table-cell>
          <table:table-cell office:value-type="float" office:value="-536870823" calcext:value-type="float">
            <text:p>-536870823</text:p>
          </table:table-cell>
          <table:table-cell office:value-type="float" office:value="-134217638" calcext:value-type="float">
            <text:p>-134217638</text:p>
          </table:table-cell>
          <table:table-cell office:value-type="float" office:value="-1073741741" calcext:value-type="float">
            <text:p>-1073741741</text:p>
          </table:table-cell>
          <table:table-cell office:value-type="float" office:value="-268435374" calcext:value-type="float">
            <text:p>-268435374</text:p>
          </table:table-cell>
          <table:table-cell office:value-type="float" office:value="-134217635" calcext:value-type="float">
            <text:p>-134217635</text:p>
          </table:table-cell>
          <table:table-cell office:value-type="float" office:value="-134217634" calcext:value-type="float">
            <text:p>-134217634</text:p>
          </table:table-cell>
          <table:table-cell office:value-type="float" office:value="-67108794" calcext:value-type="float">
            <text:p>-67108794</text:p>
          </table:table-cell>
          <table:table-cell office:value-type="float" office:value="-67108772" calcext:value-type="float">
            <text:p>-67108772</text:p>
          </table:table-cell>
          <table:table-cell office:value-type="float" office:value="83" calcext:value-type="float">
            <text:p>83</text:p>
          </table:table-cell>
          <table:table-cell office:value-type="float" office:value="-33554365" calcext:value-type="float">
            <text:p>-33554365</text:p>
          </table:table-cell>
          <table:table-cell office:value-type="float" office:value="-67108779" calcext:value-type="float">
            <text:p>-67108779</text:p>
          </table:table-cell>
          <table:table-cell office:value-type="float" office:value="-536870821" calcext:value-type="float">
            <text:p>-536870821</text:p>
          </table:table-cell>
          <table:table-cell office:value-type="float" office:value="-2147483572" calcext:value-type="float">
            <text:p>-2147483572</text:p>
          </table:table-cell>
          <table:table-cell office:value-type="float" office:value="-33554362" calcext:value-type="float">
            <text:p>-33554362</text:p>
          </table:table-cell>
          <table:table-cell office:value-type="float" office:value="-16777149" calcext:value-type="float">
            <text:p>-16777149</text:p>
          </table:table-cell>
          <table:table-cell office:value-type="float" office:value="-536870845" calcext:value-type="float">
            <text:p>-536870845</text:p>
          </table:table-cell>
          <table:table-cell office:value-type="float" office:value="-1073741748" calcext:value-type="float">
            <text:p>-1073741748</text:p>
          </table:table-cell>
          <table:table-cell office:value-type="float" office:value="-268435371" calcext:value-type="float">
            <text:p>-268435371</text:p>
          </table:table-cell>
          <table:table-cell office:value-type="float" office:value="64" calcext:value-type="float">
            <text:p>64</text:p>
          </table:table-cell>
          <table:table-cell office:value-type="float" office:value="-1073741733" calcext:value-type="float">
            <text:p>-1073741733</text:p>
          </table:table-cell>
          <table:table-cell office:value-type="float" office:value="-134217647" calcext:value-type="float">
            <text:p>-134217647</text:p>
          </table:table-cell>
          <table:table-cell office:value-type="float" office:value="-33554356" calcext:value-type="float">
            <text:p>-33554356</text:p>
          </table:table-cell>
          <table:table-cell office:value-type="float" office:value="-268435381" calcext:value-type="float">
            <text:p>-268435381</text:p>
          </table:table-cell>
          <table:table-cell office:value-type="float" office:value="-536870819" calcext:value-type="float">
            <text:p>-536870819</text:p>
          </table:table-cell>
          <table:table-cell office:value-type="float" office:value="-268435391" calcext:value-type="float">
            <text:p>-268435391</text:p>
          </table:table-cell>
          <table:table-cell office:value-type="float" office:value="-2147483580" calcext:value-type="float">
            <text:p>-2147483580</text:p>
          </table:table-cell>
          <table:table-cell office:value-type="float" office:value="-1073741760" calcext:value-type="float">
            <text:p>-1073741760</text:p>
          </table:table-cell>
          <table:table-cell office:value-type="float" office:value="-1073741734" calcext:value-type="float">
            <text:p>-1073741734</text:p>
          </table:table-cell>
          <table:table-cell office:value-type="float" office:value="-2147483568" calcext:value-type="float">
            <text:p>-2147483568</text:p>
          </table:table-cell>
          <table:table-cell office:value-type="float" office:value="-134217648" calcext:value-type="float">
            <text:p>-13421764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-1073741757" calcext:value-type="float">
            <text:p>-1073741757</text:p>
          </table:table-cell>
          <table:table-cell office:value-type="float" office:value="-536870830" calcext:value-type="float">
            <text:p>-536870830</text:p>
          </table:table-cell>
          <table:table-cell office:value-type="float" office:value="-67108795" calcext:value-type="float">
            <text:p>-67108795</text:p>
          </table:table-cell>
          <table:table-cell office:value-type="float" office:value="-134217646" calcext:value-type="float">
            <text:p>-134217646</text:p>
          </table:table-cell>
          <table:table-cell office:value-type="float" office:value="-134217652" calcext:value-type="float">
            <text:p>-134217652</text:p>
          </table:table-cell>
          <table:table-cell office:value-type="float" office:value="-536870818" calcext:value-type="float">
            <text:p>-536870818</text:p>
          </table:table-cell>
          <table:table-cell office:value-type="float" office:value="-268435378" calcext:value-type="float">
            <text:p>-268435378</text:p>
          </table:table-cell>
          <table:table-cell office:value-type="float" office:value="-268435375" calcext:value-type="float">
            <text:p>-268435375</text:p>
          </table:table-cell>
          <table:table-cell office:value-type="float" office:value="-1073741729" calcext:value-type="float">
            <text:p>-1073741729</text:p>
          </table:table-cell>
          <table:table-cell office:value-type="float" office:value="94" calcext:value-type="float">
            <text:p>94</text:p>
          </table:table-cell>
          <table:table-cell office:value-type="float" office:value="-536870840" calcext:value-type="float">
            <text:p>-536870840</text:p>
          </table:table-cell>
          <table:table-cell office:value-type="float" office:value="-67108798" calcext:value-type="float">
            <text:p>-67108798</text:p>
          </table:table-cell>
          <table:table-cell office:value-type="float" office:value="-1073741742" calcext:value-type="float">
            <text:p>-1073741742</text:p>
          </table:table-cell>
          <table:table-cell office:value-type="float" office:value="-134217660" calcext:value-type="float">
            <text:p>-134217660</text:p>
          </table:table-cell>
          <table:table-cell office:value-type="float" office:value="-2147483560" calcext:value-type="float">
            <text:p>-2147483560</text:p>
          </table:table-cell>
          <table:table-cell office:value-type="float" office:value="-16777122" calcext:value-type="float">
            <text:p>-16777122</text:p>
          </table:table-cell>
          <table:table-cell office:value-type="float" office:value="-268435392" calcext:value-type="float">
            <text:p>-268435392</text:p>
          </table:table-cell>
          <table:table-cell office:value-type="float" office:value="-1073741754" calcext:value-type="float">
            <text:p>-1073741754</text:p>
          </table:table-cell>
          <table:table-cell office:value-type="float" office:value="-67108783" calcext:value-type="float">
            <text:p>-67108783</text:p>
          </table:table-cell>
          <table:table-cell office:value-type="float" office:value="-134217658" calcext:value-type="float">
            <text:p>-134217658</text:p>
          </table:table-cell>
          <table:table-cell office:value-type="float" office:value="-268435365" calcext:value-type="float">
            <text:p>-268435365</text:p>
          </table:table-cell>
          <table:table-cell office:value-type="float" office:value="-268435379" calcext:value-type="float">
            <text:p>-268435379</text:p>
          </table:table-cell>
          <table:table-cell office:value-type="float" office:value="-2147483569" calcext:value-type="float">
            <text:p>-2147483569</text:p>
          </table:table-cell>
          <table:table-cell office:value-type="float" office:value="-67108777" calcext:value-type="float">
            <text:p>-67108777</text:p>
          </table:table-cell>
          <table:table-cell office:value-type="float" office:value="-268435380" calcext:value-type="float">
            <text:p>-268435380</text:p>
          </table:table-cell>
          <table:table-cell office:value-type="float" office:value="-8388544" calcext:value-type="float">
            <text:p>-8388544</text:p>
          </table:table-cell>
          <table:table-cell office:value-type="float" office:value="-16777121" calcext:value-type="float">
            <text:p>-16777121</text:p>
          </table:table-cell>
          <table:table-cell office:value-type="float" office:value="74" calcext:value-type="float">
            <text:p>74</text:p>
          </table:table-cell>
          <table:table-cell office:value-type="float" office:value="-2147483554" calcext:value-type="float">
            <text:p>-2147483554</text:p>
          </table:table-cell>
          <table:table-cell office:value-type="float" office:value="-1073741752" calcext:value-type="float">
            <text:p>-1073741752</text:p>
          </table:table-cell>
          <table:table-cell office:value-type="float" office:value="-134217651" calcext:value-type="float">
            <text:p>-134217651</text:p>
          </table:table-cell>
          <table:table-cell office:value-type="float" office:value="-268435362" calcext:value-type="float">
            <text:p>-268435362</text:p>
          </table:table-cell>
          <table:table-cell office:value-type="float" office:value="-16777127" calcext:value-type="float">
            <text:p>-16777127</text:p>
          </table:table-cell>
          <table:table-cell office:value-type="float" office:value="-67108778" calcext:value-type="float">
            <text:p>-67108778</text:p>
          </table:table-cell>
          <table:table-cell office:value-type="float" office:value="-134217636" calcext:value-type="float">
            <text:p>-134217636</text:p>
          </table:table-cell>
          <table:table-cell office:value-type="float" office:value="-4194228" calcext:value-type="float">
            <text:p>-4194228</text:p>
          </table:table-cell>
          <table:table-cell office:value-type="float" office:value="-4194233" calcext:value-type="float">
            <text:p>-4194233</text:p>
          </table:table-cell>
          <table:table-cell office:value-type="float" office:value="-33554363" calcext:value-type="float">
            <text:p>-33554363</text:p>
          </table:table-cell>
          <table:table-cell office:value-type="float" office:value="-536870817" calcext:value-type="float">
            <text:p>-536870817</text:p>
          </table:table-cell>
          <table:table-cell office:value-type="float" office:value="-134217644" calcext:value-type="float">
            <text:p>-134217644</text:p>
          </table:table-cell>
          <table:table-cell office:value-type="float" office:value="-2147483576" calcext:value-type="float">
            <text:p>-2147483576</text:p>
          </table:table-cell>
          <table:table-cell office:value-type="float" office:value="-33554352" calcext:value-type="float">
            <text:p>-33554352</text:p>
          </table:table-cell>
          <table:table-cell office:value-type="float" office:value="-33554367" calcext:value-type="float">
            <text:p>-33554367</text:p>
          </table:table-cell>
          <table:table-cell office:value-type="float" office:value="-268435372" calcext:value-type="float">
            <text:p>-268435372</text:p>
          </table:table-cell>
          <table:table-cell office:value-type="float" office:value="-67108799" calcext:value-type="float">
            <text:p>-67108799</text:p>
          </table:table-cell>
          <table:table-cell office:value-type="float" office:value="-268435377" calcext:value-type="float">
            <text:p>-268435377</text:p>
          </table:table-cell>
          <table:table-cell office:value-type="float" office:value="-67108787" calcext:value-type="float">
            <text:p>-67108787</text:p>
          </table:table-cell>
          <table:table-cell office:value-type="float" office:value="-1073741740" calcext:value-type="float">
            <text:p>-1073741740</text:p>
          </table:table-cell>
          <table:table-cell office:value-type="float" office:value="-134217653" calcext:value-type="float">
            <text:p>-134217653</text:p>
          </table:table-cell>
          <table:table-cell office:value-type="float" office:value="-2147483556" calcext:value-type="float">
            <text:p>-2147483556</text:p>
          </table:table-cell>
          <table:table-cell office:value-type="float" office:value="-67108769" calcext:value-type="float">
            <text:p>-67108769</text:p>
          </table:table-cell>
          <table:table-cell office:value-type="float" office:value="-536870826" calcext:value-type="float">
            <text:p>-536870826</text:p>
          </table:table-cell>
          <table:table-cell office:value-type="float" office:value="-2147483577" calcext:value-type="float">
            <text:p>-2147483577</text:p>
          </table:table-cell>
          <table:table-cell office:value-type="float" office:value="73" calcext:value-type="float">
            <text:p>73</text:p>
          </table:table-cell>
          <table:table-cell office:value-type="float" office:value="-536870833" calcext:value-type="float">
            <text:p>-536870833</text:p>
          </table:table-cell>
          <table:table-cell office:value-type="float" office:value="-1073741759" calcext:value-type="float">
            <text:p>-1073741759</text:p>
          </table:table-cell>
          <table:table-cell office:value-type="float" office:value="-8388519" calcext:value-type="float">
            <text:p>-8388519</text:p>
          </table:table-cell>
          <table:table-cell office:value-type="float" office:value="70" calcext:value-type="float">
            <text:p>70</text:p>
          </table:table-cell>
          <table:table-cell office:value-type="float" office:value="-268435364" calcext:value-type="float">
            <text:p>-268435364</text:p>
          </table:table-cell>
          <table:table-cell office:value-type="float" office:value="-16777142" calcext:value-type="float">
            <text:p>-16777142</text:p>
          </table:table-cell>
          <table:table-cell office:value-type="float" office:value="111" calcext:value-type="float">
            <text:p>111</text:p>
          </table:table-cell>
          <table:table-cell office:value-type="float" office:value="-268435382" calcext:value-type="float">
            <text:p>-268435382</text:p>
          </table:table-cell>
          <table:table-cell office:value-type="float" office:value="-67108793" calcext:value-type="float">
            <text:p>-67108793</text:p>
          </table:table-cell>
          <table:table-cell office:value-type="float" office:value="-67108781" calcext:value-type="float">
            <text:p>-67108781</text:p>
          </table:table-cell>
          <table:table-cell office:value-type="float" office:value="-33554349" calcext:value-type="float">
            <text:p>-33554349</text:p>
          </table:table-cell>
          <table:table-cell office:value-type="float" office:value="-67108771" calcext:value-type="float">
            <text:p>-67108771</text:p>
          </table:table-cell>
          <table:table-cell office:value-type="float" office:value="-268435370" calcext:value-type="float">
            <text:p>-268435370</text:p>
          </table:table-cell>
          <table:table-cell office:value-type="float" office:value="-536870822" calcext:value-type="float">
            <text:p>-536870822</text:p>
          </table:table-cell>
          <table:table-cell office:value-type="float" office:value="-67108782" calcext:value-type="float">
            <text:p>-67108782</text:p>
          </table:table-cell>
          <table:table-cell office:value-type="float" office:value="-4194240" calcext:value-type="float">
            <text:p>-4194240</text:p>
          </table:table-cell>
          <table:table-cell office:value-type="float" office:value="67" calcext:value-type="float">
            <text:p>67</text:p>
          </table:table-cell>
          <table:table-cell office:value-type="float" office:value="-33554354" calcext:value-type="float">
            <text:p>-33554354</text:p>
          </table:table-cell>
          <table:table-cell office:value-type="float" office:value="-33554348" calcext:value-type="float">
            <text:p>-33554348</text:p>
          </table:table-cell>
          <table:table-cell office:value-type="float" office:value="-2147483578" calcext:value-type="float">
            <text:p>-2147483578</text:p>
          </table:table-cell>
          <table:table-cell office:value-type="float" office:value="-67108786" calcext:value-type="float">
            <text:p>-67108786</text:p>
          </table:table-cell>
          <table:table-cell office:value-type="float" office:value="-4194231" calcext:value-type="float">
            <text:p>-4194231</text:p>
          </table:table-cell>
          <table:table-cell office:value-type="float" office:value="-33554350" calcext:value-type="float">
            <text:p>-33554350</text:p>
          </table:table-cell>
          <table:table-cell office:value-type="float" office:value="-16777148" calcext:value-type="float">
            <text:p>-16777148</text:p>
          </table:table-cell>
          <table:table-cell office:value-type="float" office:value="93" calcext:value-type="float">
            <text:p>93</text:p>
          </table:table-cell>
          <table:table-cell office:value-type="float" office:value="-8388531" calcext:value-type="float">
            <text:p>-8388531</text:p>
          </table:table-cell>
          <table:table-cell office:value-type="float" office:value="-16777123" calcext:value-type="float">
            <text:p>-16777123</text:p>
          </table:table-cell>
          <table:table-cell office:value-type="float" office:value="82" calcext:value-type="float">
            <text:p>82</text:p>
          </table:table-cell>
          <table:table-cell office:value-type="float" office:value="-16777133" calcext:value-type="float">
            <text:p>-16777133</text:p>
          </table:table-cell>
          <table:table-cell office:value-type="float" office:value="-33554359" calcext:value-type="float">
            <text:p>-33554359</text:p>
          </table:table-cell>
          <table:table-cell office:value-type="float" office:value="-67108788" calcext:value-type="float">
            <text:p>-67108788</text:p>
          </table:table-cell>
          <table:table-cell office:value-type="float" office:value="-33554340" calcext:value-type="float">
            <text:p>-33554340</text:p>
          </table:table-cell>
          <table:table-cell office:value-type="float" office:value="-134217641" calcext:value-type="float">
            <text:p>-134217641</text:p>
          </table:table-cell>
          <table:table-cell office:value-type="float" office:value="-33554357" calcext:value-type="float">
            <text:p>-33554357</text:p>
          </table:table-cell>
          <table:table-cell office:value-type="float" office:value="-67108775" calcext:value-type="float">
            <text:p>-67108775</text:p>
          </table:table-cell>
          <table:table-cell office:value-type="float" office:value="-8388529" calcext:value-type="float">
            <text:p>-8388529</text:p>
          </table:table-cell>
          <table:table-cell office:value-type="float" office:value="-16777138" calcext:value-type="float">
            <text:p>-16777138</text:p>
          </table:table-cell>
          <table:table-cell office:value-type="float" office:value="-16777126" calcext:value-type="float">
            <text:p>-16777126</text:p>
          </table:table-cell>
          <table:table-cell office:value-type="float" office:value="-536870834" calcext:value-type="float">
            <text:p>-536870834</text:p>
          </table:table-cell>
          <table:table-cell office:value-type="float" office:value="-1073741745" calcext:value-type="float">
            <text:p>-1073741745</text:p>
          </table:table-cell>
          <table:table-cell office:value-type="float" office:value="-33554345" calcext:value-type="float">
            <text:p>-33554345</text:p>
          </table:table-cell>
          <table:table-cell office:value-type="float" office:value="-134217656" calcext:value-type="float">
            <text:p>-134217656</text:p>
          </table:table-cell>
          <table:table-cell office:value-type="float" office:value="-536870820" calcext:value-type="float">
            <text:p>-536870820</text:p>
          </table:table-cell>
          <table:table-cell office:value-type="float" office:value="-33554339" calcext:value-type="float">
            <text:p>-33554339</text:p>
          </table:table-cell>
          <table:table-cell office:value-type="float" office:value="-134217654" calcext:value-type="float">
            <text:p>-134217654</text:p>
          </table:table-cell>
          <table:table-cell office:value-type="float" office:value="-33554343" calcext:value-type="float">
            <text:p>-33554343</text:p>
          </table:table-cell>
          <table:table-cell office:value-type="float" office:value="-8388543" calcext:value-type="float">
            <text:p>-8388543</text:p>
          </table:table-cell>
          <table:table-cell office:value-type="float" office:value="-2097057" calcext:value-type="float">
            <text:p>-2097057</text:p>
          </table:table-cell>
          <table:table-cell office:value-type="float" office:value="-33554341" calcext:value-type="float">
            <text:p>-33554341</text:p>
          </table:table-cell>
          <table:table-cell office:value-type="float" office:value="89" calcext:value-type="float">
            <text:p>89</text:p>
          </table:table-cell>
          <table:table-cell office:value-type="float" office:value="-268435376" calcext:value-type="float">
            <text:p>-268435376</text:p>
          </table:table-cell>
          <table:table-cell office:value-type="float" office:value="-8388526" calcext:value-type="float">
            <text:p>-8388526</text:p>
          </table:table-cell>
          <table:table-cell office:value-type="float" office:value="-268435368" calcext:value-type="float">
            <text:p>-268435368</text:p>
          </table:table-cell>
          <table:table-cell office:value-type="float" office:value="-16777137" calcext:value-type="float">
            <text:p>-16777137</text:p>
          </table:table-cell>
          <table:table-cell office:value-type="float" office:value="-16777152" calcext:value-type="float">
            <text:p>-16777152</text:p>
          </table:table-cell>
          <table:table-cell office:value-type="float" office:value="-33554364" calcext:value-type="float">
            <text:p>-33554364</text:p>
          </table:table-cell>
          <table:table-cell office:value-type="float" office:value="-16777141" calcext:value-type="float">
            <text:p>-16777141</text:p>
          </table:table-cell>
          <table:table-cell office:value-type="float" office:value="-2147483557" calcext:value-type="float">
            <text:p>-2147483557</text:p>
          </table:table-cell>
          <table:table-cell office:value-type="float" office:value="-67108774" calcext:value-type="float">
            <text:p>-67108774</text:p>
          </table:table-cell>
          <table:table-cell office:value-type="float" office:value="-268435366" calcext:value-type="float">
            <text:p>-268435366</text:p>
          </table:table-cell>
          <table:table-cell office:value-type="float" office:value="-33554346" calcext:value-type="float">
            <text:p>-33554346</text:p>
          </table:table-cell>
          <table:table-cell office:value-type="float" office:value="-8388534" calcext:value-type="float">
            <text:p>-8388534</text:p>
          </table:table-cell>
          <table:table-cell office:value-type="float" office:value="-4194213" calcext:value-type="float">
            <text:p>-4194213</text:p>
          </table:table-cell>
          <table:table-cell office:value-type="float" office:value="-8388516" calcext:value-type="float">
            <text:p>-8388516</text:p>
          </table:table-cell>
          <table:table-cell office:value-type="float" office:value="90" calcext:value-type="float">
            <text:p>90</text:p>
          </table:table-cell>
          <table:table-cell office:value-type="float" office:value="-16777139" calcext:value-type="float">
            <text:p>-16777139</text:p>
          </table:table-cell>
          <table:table-cell office:value-type="float" office:value="-33554351" calcext:value-type="float">
            <text:p>-33554351</text:p>
          </table:table-cell>
          <table:table-cell office:value-type="float" office:value="109" calcext:value-type="float">
            <text:p>109</text:p>
          </table:table-cell>
          <table:table-cell office:value-type="float" office:value="-134217633" calcext:value-type="float">
            <text:p>-134217633</text:p>
          </table:table-cell>
          <table:table-cell office:value-type="float" office:value="-8388541" calcext:value-type="float">
            <text:p>-8388541</text:p>
          </table:table-cell>
          <table:table-cell office:value-type="float" office:value="-16777151" calcext:value-type="float">
            <text:p>-16777151</text:p>
          </table:table-cell>
          <table:table-cell office:value-type="float" office:value="-4194238" calcext:value-type="float">
            <text:p>-4194238</text:p>
          </table:table-cell>
          <table:table-cell office:value-type="float" office:value="-2147483573" calcext:value-type="float">
            <text:p>-2147483573</text:p>
          </table:table-cell>
          <table:table-cell office:value-type="float" office:value="-2147483571" calcext:value-type="float">
            <text:p>-2147483571</text:p>
          </table:table-cell>
          <table:table-cell office:value-type="float" office:value="-67108785" calcext:value-type="float">
            <text:p>-67108785</text:p>
          </table:table-cell>
          <table:table-cell office:value-type="float" office:value="-67108789" calcext:value-type="float">
            <text:p>-67108789</text:p>
          </table:table-cell>
          <table:table-cell office:value-type="float" office:value="-536870808" calcext:value-type="float">
            <text:p>-536870808</text:p>
          </table:table-cell>
          <table:table-cell office:value-type="float" office:value="-8388513" calcext:value-type="float">
            <text:p>-8388513</text:p>
          </table:table-cell>
          <table:table-cell office:value-type="float" office:value="-4194234" calcext:value-type="float">
            <text:p>-4194234</text:p>
          </table:table-cell>
          <table:table-cell office:value-type="float" office:value="-33554337" calcext:value-type="float">
            <text:p>-33554337</text:p>
          </table:table-cell>
          <table:table-cell office:value-type="float" office:value="99" calcext:value-type="float">
            <text:p>99</text:p>
          </table:table-cell>
          <table:table-cell office:value-type="float" office:value="-16777125" calcext:value-type="float">
            <text:p>-16777125</text:p>
          </table:table-cell>
          <table:table-cell office:value-type="float" office:value="-2097065" calcext:value-type="float">
            <text:p>-2097065</text:p>
          </table:table-cell>
          <table:table-cell office:value-type="float" office:value="-134217649" calcext:value-type="float">
            <text:p>-134217649</text:p>
          </table:table-cell>
          <table:table-cell office:value-type="float" office:value="69" calcext:value-type="float">
            <text:p>69</text:p>
          </table:table-cell>
          <table:table-cell office:value-type="float" office:value="-2147483535" calcext:value-type="float">
            <text:p>-2147483535</text:p>
          </table:table-cell>
          <table:table-cell office:value-type="float" office:value="-67108739" calcext:value-type="float">
            <text:p>-67108739</text:p>
          </table:table-cell>
          <table:table-cell office:value-type="float" office:value="-268435353" calcext:value-type="float">
            <text:p>-268435353</text:p>
          </table:table-cell>
          <table:table-cell office:value-type="float" office:value="-2147483583" calcext:value-type="float">
            <text:p>-2147483583</text:p>
          </table:table-cell>
          <table:table-cell office:value-type="float" office:value="-4194235" calcext:value-type="float">
            <text:p>-4194235</text:p>
          </table:table-cell>
          <table:table-cell office:value-type="float" office:value="-33554360" calcext:value-type="float">
            <text:p>-33554360</text:p>
          </table:table-cell>
          <table:table-cell office:value-type="float" office:value="-67108773" calcext:value-type="float">
            <text:p>-67108773</text:p>
          </table:table-cell>
          <table:table-cell office:value-type="float" office:value="-16777143" calcext:value-type="float">
            <text:p>-16777143</text:p>
          </table:table-cell>
          <table:table-cell office:value-type="float" office:value="-8388538" calcext:value-type="float">
            <text:p>-8388538</text:p>
          </table:table-cell>
          <table:table-cell office:value-type="float" office:value="-16777129" calcext:value-type="float">
            <text:p>-16777129</text:p>
          </table:table-cell>
          <table:table-cell office:value-type="float" office:value="-16777146" calcext:value-type="float">
            <text:p>-16777146</text:p>
          </table:table-cell>
          <table:table-cell office:value-type="float" office:value="-134217655" calcext:value-type="float">
            <text:p>-134217655</text:p>
          </table:table-cell>
          <table:table-cell office:value-type="float" office:value="102" calcext:value-type="float">
            <text:p>102</text:p>
          </table:table-cell>
          <table:table-cell office:value-type="float" office:value="-67108776" calcext:value-type="float">
            <text:p>-67108776</text:p>
          </table:table-cell>
          <table:table-cell office:value-type="float" office:value="-4194216" calcext:value-type="float">
            <text:p>-4194216</text:p>
          </table:table-cell>
          <table:table-cell office:value-type="float" office:value="-8388540" calcext:value-type="float">
            <text:p>-8388540</text:p>
          </table:table-cell>
          <table:table-cell office:value-type="float" office:value="-33554358" calcext:value-type="float">
            <text:p>-33554358</text:p>
          </table:table-cell>
          <table:table-cell office:value-type="float" office:value="-67108792" calcext:value-type="float">
            <text:p>-67108792</text:p>
          </table:table-cell>
          <table:table-cell office:value-type="float" office:value="-4194221" calcext:value-type="float">
            <text:p>-4194221</text:p>
          </table:table-cell>
          <table:table-cell office:value-type="float" office:value="-4194196" calcext:value-type="float">
            <text:p>-4194196</text:p>
          </table:table-cell>
          <table:table-cell office:value-type="float" office:value="-2147483528" calcext:value-type="float">
            <text:p>-2147483528</text:p>
          </table:table-cell>
          <table:table-cell office:value-type="float" office:value="-2147483538" calcext:value-type="float">
            <text:p>-2147483538</text:p>
          </table:table-cell>
          <table:table-cell office:value-type="float" office:value="-1048494" calcext:value-type="float">
            <text:p>-1048494</text:p>
          </table:table-cell>
          <table:table-cell office:value-type="float" office:value="-4194224" calcext:value-type="float">
            <text:p>-4194224</text:p>
          </table:table-cell>
          <table:table-cell office:value-type="float" office:value="-2147483532" calcext:value-type="float">
            <text:p>-2147483532</text:p>
          </table:table-cell>
          <table:table-cell office:value-type="float" office:value="-134217628" calcext:value-type="float">
            <text:p>-134217628</text:p>
          </table:table-cell>
          <table:table-cell office:value-type="float" office:value="-536870792" calcext:value-type="float">
            <text:p>-536870792</text:p>
          </table:table-cell>
          <table:table-cell office:value-type="float" office:value="-1073741709" calcext:value-type="float">
            <text:p>-1073741709</text:p>
          </table:table-cell>
          <table:table-cell office:value-type="float" office:value="-1073741706" calcext:value-type="float">
            <text:p>-1073741706</text:p>
          </table:table-cell>
          <table:table-cell office:value-type="float" office:value="-268435332" calcext:value-type="float">
            <text:p>-268435332</text:p>
          </table:table-cell>
          <table:table-cell office:value-type="float" office:value="-1073741724" calcext:value-type="float">
            <text:p>-1073741724</text:p>
          </table:table-cell>
          <table:table-cell office:value-type="float" office:value="-1073741700" calcext:value-type="float">
            <text:p>-1073741700</text:p>
          </table:table-cell>
          <table:table-cell office:value-type="float" office:value="-536870804" calcext:value-type="float">
            <text:p>-536870804</text:p>
          </table:table-cell>
          <table:table-cell office:value-type="float" office:value="-2147483536" calcext:value-type="float">
            <text:p>-2147483536</text:p>
          </table:table-cell>
          <table:table-cell office:value-type="float" office:value="-536870785" calcext:value-type="float">
            <text:p>-536870785</text:p>
          </table:table-cell>
          <table:table-cell office:value-type="float" office:value="-1073741697" calcext:value-type="float">
            <text:p>-1073741697</text:p>
          </table:table-cell>
          <table:table-cell office:value-type="float" office:value="-134217625" calcext:value-type="float">
            <text:p>-134217625</text:p>
          </table:table-cell>
          <table:table-cell office:value-type="float" office:value="104" calcext:value-type="float">
            <text:p>104</text:p>
          </table:table-cell>
          <table:table-cell office:value-type="float" office:value="-16777124" calcext:value-type="float">
            <text:p>-16777124</text:p>
          </table:table-cell>
          <table:table-cell office:value-type="float" office:value="-16777135" calcext:value-type="float">
            <text:p>-16777135</text:p>
          </table:table-cell>
          <table:table-cell office:value-type="float" office:value="-16777144" calcext:value-type="float">
            <text:p>-16777144</text:p>
          </table:table-cell>
          <table:table-cell office:value-type="float" office:value="66" calcext:value-type="float">
            <text:p>66</text:p>
          </table:table-cell>
          <table:table-cell office:value-type="float" office:value="-524198" calcext:value-type="float">
            <text:p>-524198</text:p>
          </table:table-cell>
          <table:table-cell office:value-type="float" office:value="-16777130" calcext:value-type="float">
            <text:p>-16777130</text:p>
          </table:table-cell>
          <table:table-cell office:value-type="float" office:value="-1073741720" calcext:value-type="float">
            <text:p>-1073741720</text:p>
          </table:table-cell>
          <table:table-cell office:value-type="float" office:value="-33554361" calcext:value-type="float">
            <text:p>-33554361</text:p>
          </table:table-cell>
          <table:table-cell office:value-type="float" office:value="-536870807" calcext:value-type="float">
            <text:p>-536870807</text:p>
          </table:table-cell>
          <table:table-cell office:value-type="float" office:value="-2147483521" calcext:value-type="float">
            <text:p>-2147483521</text:p>
          </table:table-cell>
          <table:table-cell office:value-type="float" office:value="-268435351" calcext:value-type="float">
            <text:p>-268435351</text:p>
          </table:table-cell>
          <table:table-cell office:value-type="float" office:value="-1073741715" calcext:value-type="float">
            <text:p>-1073741715</text:p>
          </table:table-cell>
          <table:table-cell office:value-type="float" office:value="-67108744" calcext:value-type="float">
            <text:p>-67108744</text:p>
          </table:table-cell>
          <table:table-cell office:value-type="float" office:value="-16777147" calcext:value-type="float">
            <text:p>-16777147</text:p>
          </table:table-cell>
          <table:table-cell office:value-type="float" office:value="-8388536" calcext:value-type="float">
            <text:p>-8388536</text:p>
          </table:table-cell>
          <table:table-cell office:value-type="float" office:value="-2097084" calcext:value-type="float">
            <text:p>-2097084</text:p>
          </table:table-cell>
          <table:table-cell office:value-type="float" office:value="-8388514" calcext:value-type="float">
            <text:p>-8388514</text:p>
          </table:table-cell>
          <table:table-cell office:value-type="float" office:value="-33554347" calcext:value-type="float">
            <text:p>-33554347</text:p>
          </table:table-cell>
          <table:table-cell office:value-type="float" office:value="-8388533" calcext:value-type="float">
            <text:p>-8388533</text:p>
          </table:table-cell>
          <table:table-cell office:value-type="float" office:value="-8388525" calcext:value-type="float">
            <text:p>-8388525</text:p>
          </table:table-cell>
          <table:table-cell office:value-type="float" office:value="-8388535" calcext:value-type="float">
            <text:p>-8388535</text:p>
          </table:table-cell>
          <table:table-cell office:value-type="float" office:value="113" calcext:value-type="float">
            <text:p>113</text:p>
          </table:table-cell>
          <table:table-cell office:value-type="float" office:value="-2147483549" calcext:value-type="float">
            <text:p>-2147483549</text:p>
          </table:table-cell>
          <table:table-cell office:value-type="float" office:value="-134217622" calcext:value-type="float">
            <text:p>-134217622</text:p>
          </table:table-cell>
          <table:table-cell office:value-type="float" office:value="-2147483551" calcext:value-type="float">
            <text:p>-2147483551</text:p>
          </table:table-cell>
          <table:table-cell office:value-type="float" office:value="-536870809" calcext:value-type="float">
            <text:p>-536870809</text:p>
          </table:table-cell>
          <table:table-cell office:value-type="float" office:value="-268435331" calcext:value-type="float">
            <text:p>-268435331</text:p>
          </table:table-cell>
          <table:table-cell office:value-type="float" office:value="-1073741702" calcext:value-type="float">
            <text:p>-1073741702</text:p>
          </table:table-cell>
          <table:table-cell office:value-type="float" office:value="-33554307" calcext:value-type="float">
            <text:p>-33554307</text:p>
          </table:table-cell>
          <table:table-cell office:value-type="float" office:value="-2097086" calcext:value-type="float">
            <text:p>-2097086</text:p>
          </table:table-cell>
          <table:table-cell office:value-type="float" office:value="-2147483524" calcext:value-type="float">
            <text:p>-2147483524</text:p>
          </table:table-cell>
          <table:table-cell office:value-type="float" office:value="-67108765" calcext:value-type="float">
            <text:p>-67108765</text:p>
          </table:table-cell>
          <table:table-cell office:value-type="float" office:value="-134217609" calcext:value-type="float">
            <text:p>-134217609</text:p>
          </table:table-cell>
          <table:table-cell office:value-type="float" office:value="-8388502" calcext:value-type="float">
            <text:p>-8388502</text:p>
          </table:table-cell>
          <table:table-cell office:value-type="float" office:value="-33554324" calcext:value-type="float">
            <text:p>-33554324</text:p>
          </table:table-cell>
          <table:table-cell office:value-type="float" office:value="-268435356" calcext:value-type="float">
            <text:p>-268435356</text:p>
          </table:table-cell>
          <table:table-cell office:value-type="float" office:value="-16777104" calcext:value-type="float">
            <text:p>-16777104</text:p>
          </table:table-cell>
          <table:table-cell office:value-type="float" office:value="-1048498" calcext:value-type="float">
            <text:p>-1048498</text:p>
          </table:table-cell>
          <table:table-cell office:value-type="float" office:value="-8388523" calcext:value-type="float">
            <text:p>-8388523</text:p>
          </table:table-cell>
          <table:table-cell office:value-type="float" office:value="-1073741726" calcext:value-type="float">
            <text:p>-1073741726</text:p>
          </table:table-cell>
          <table:table-cell office:value-type="float" office:value="-268435329" calcext:value-type="float">
            <text:p>-268435329</text:p>
          </table:table-cell>
          <table:table-cell office:value-type="float" office:value="-8388520" calcext:value-type="float">
            <text:p>-8388520</text:p>
          </table:table-cell>
          <table:table-cell office:value-type="float" office:value="-2147483539" calcext:value-type="float">
            <text:p>-2147483539</text:p>
          </table:table-cell>
          <table:table-cell office:value-type="float" office:value="96" calcext:value-type="float">
            <text:p>96</text:p>
          </table:table-cell>
          <table:table-cell office:value-type="float" office:value="-536870790" calcext:value-type="float">
            <text:p>-536870790</text:p>
          </table:table-cell>
          <table:table-cell office:value-type="float" office:value="-33554327" calcext:value-type="float">
            <text:p>-33554327</text:p>
          </table:table-cell>
          <table:table-cell office:value-type="float" office:value="-536870796" calcext:value-type="float">
            <text:p>-536870796</text:p>
          </table:table-cell>
          <table:table-cell office:value-type="float" office:value="-2147483525" calcext:value-type="float">
            <text:p>-2147483525</text:p>
          </table:table-cell>
          <table:table-cell office:value-type="float" office:value="-268435334" calcext:value-type="float">
            <text:p>-268435334</text:p>
          </table:table-cell>
          <table:table-cell office:value-type="float" office:value="-1073741719" calcext:value-type="float">
            <text:p>-1073741719</text:p>
          </table:table-cell>
          <table:table-cell office:value-type="float" office:value="-134217621" calcext:value-type="float">
            <text:p>-134217621</text:p>
          </table:table-cell>
          <table:table-cell office:value-type="float" office:value="-2147483542" calcext:value-type="float">
            <text:p>-2147483542</text:p>
          </table:table-cell>
          <table:table-cell office:value-type="float" office:value="-536870802" calcext:value-type="float">
            <text:p>-536870802</text:p>
          </table:table-cell>
          <table:table-cell office:value-type="float" office:value="-8388524" calcext:value-type="float">
            <text:p>-8388524</text:p>
          </table:table-cell>
          <table:table-cell office:value-type="float" office:value="-268435338" calcext:value-type="float">
            <text:p>-268435338</text:p>
          </table:table-cell>
          <table:table-cell office:value-type="float" office:value="-268435355" calcext:value-type="float">
            <text:p>-268435355</text:p>
          </table:table-cell>
          <table:table-cell office:value-type="float" office:value="-2097062" calcext:value-type="float">
            <text:p>-2097062</text:p>
          </table:table-cell>
          <table:table-cell office:value-type="float" office:value="-4194222" calcext:value-type="float">
            <text:p>-4194222</text:p>
          </table:table-cell>
          <table:table-cell office:value-type="float" office:value="-134217612" calcext:value-type="float">
            <text:p>-134217612</text:p>
          </table:table-cell>
          <table:table-cell office:value-type="float" office:value="-2147483544" calcext:value-type="float">
            <text:p>-2147483544</text:p>
          </table:table-cell>
          <table:table-cell office:value-type="float" office:value="-1048503" calcext:value-type="float">
            <text:p>-1048503</text:p>
          </table:table-cell>
          <table:table-cell office:value-type="float" office:value="-268435348" calcext:value-type="float">
            <text:p>-268435348</text:p>
          </table:table-cell>
          <table:table-cell office:value-type="float" office:value="-16777107" calcext:value-type="float">
            <text:p>-16777107</text:p>
          </table:table-cell>
          <table:table-cell office:value-type="float" office:value="-2147483531" calcext:value-type="float">
            <text:p>-2147483531</text:p>
          </table:table-cell>
          <table:table-cell office:value-type="float" office:value="-134217607" calcext:value-type="float">
            <text:p>-134217607</text:p>
          </table:table-cell>
          <table:table-cell office:value-type="float" office:value="108" calcext:value-type="float">
            <text:p>108</text:p>
          </table:table-cell>
          <table:table-cell office:value-type="float" office:value="-2147483541" calcext:value-type="float">
            <text:p>-2147483541</text:p>
          </table:table-cell>
          <table:table-cell office:value-type="float" office:value="-8388503" calcext:value-type="float">
            <text:p>-8388503</text:p>
          </table:table-cell>
          <table:table-cell office:value-type="float" office:value="-8388522" calcext:value-type="float">
            <text:p>-8388522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-8388537" calcext:value-type="float">
            <text:p>-8388537</text:p>
          </table:table-cell>
          <table:table-cell office:value-type="float" office:value="-1073741743" calcext:value-type="float">
            <text:p>-1073741743</text:p>
          </table:table-cell>
          <table:table-cell office:value-type="float" office:value="-16777131" calcext:value-type="float">
            <text:p>-16777131</text:p>
          </table:table-cell>
          <table:table-cell office:value-type="float" office:value="-4194237" calcext:value-type="float">
            <text:p>-4194237</text:p>
          </table:table-cell>
          <table:table-cell office:value-type="float" office:value="-8388528" calcext:value-type="float">
            <text:p>-8388528</text:p>
          </table:table-cell>
          <table:table-cell office:value-type="float" office:value="-16777132" calcext:value-type="float">
            <text:p>-16777132</text:p>
          </table:table-cell>
          <table:table-cell office:value-type="float" office:value="-4194214" calcext:value-type="float">
            <text:p>-4194214</text:p>
          </table:table-cell>
          <table:table-cell office:value-type="float" office:value="-8388521" calcext:value-type="float">
            <text:p>-8388521</text:p>
          </table:table-cell>
          <table:table-cell office:value-type="float" office:value="-2097063" calcext:value-type="float">
            <text:p>-2097063</text:p>
          </table:table-cell>
          <table:table-cell office:value-type="float" office:value="-4194220" calcext:value-type="float">
            <text:p>-4194220</text:p>
          </table:table-cell>
          <table:table-cell office:value-type="float" office:value="-4194219" calcext:value-type="float">
            <text:p>-4194219</text:p>
          </table:table-cell>
          <table:table-cell office:value-type="float" office:value="-8388532" calcext:value-type="float">
            <text:p>-8388532</text:p>
          </table:table-cell>
          <table:table-cell office:value-type="float" office:value="-1048495" calcext:value-type="float">
            <text:p>-1048495</text:p>
          </table:table-cell>
          <table:table-cell office:value-type="float" office:value="-4194239" calcext:value-type="float">
            <text:p>-4194239</text:p>
          </table:table-cell>
          <table:table-cell office:value-type="float" office:value="-1048490" calcext:value-type="float">
            <text:p>-1048490</text:p>
          </table:table-cell>
          <table:table-cell office:value-type="float" office:value="-1048496" calcext:value-type="float">
            <text:p>-1048496</text:p>
          </table:table-cell>
          <table:table-cell office:value-type="float" office:value="-16777145" calcext:value-type="float">
            <text:p>-16777145</text:p>
          </table:table-cell>
          <table:table-cell office:value-type="float" office:value="-16777140" calcext:value-type="float">
            <text:p>-16777140</text:p>
          </table:table-cell>
          <table:table-cell office:value-type="float" office:value="-2147483527" calcext:value-type="float">
            <text:p>-2147483527</text:p>
          </table:table-cell>
          <table:table-cell office:value-type="float" office:value="-33554329" calcext:value-type="float">
            <text:p>-33554329</text:p>
          </table:table-cell>
          <table:table-cell office:value-type="float" office:value="-8388527" calcext:value-type="float">
            <text:p>-8388527</text:p>
          </table:table-cell>
          <table:table-cell office:value-type="float" office:value="-16777116" calcext:value-type="float">
            <text:p>-16777116</text:p>
          </table:table-cell>
          <table:table-cell office:value-type="float" office:value="-16777112" calcext:value-type="float">
            <text:p>-16777112</text:p>
          </table:table-cell>
          <table:table-cell office:value-type="float" office:value="-2097069" calcext:value-type="float">
            <text:p>-2097069</text:p>
          </table:table-cell>
          <table:table-cell office:value-type="float" office:value="-536870799" calcext:value-type="float">
            <text:p>-536870799</text:p>
          </table:table-cell>
          <table:table-cell office:value-type="float" office:value="-268435340" calcext:value-type="float">
            <text:p>-268435340</text:p>
          </table:table-cell>
          <table:table-cell office:value-type="float" office:value="-67108738" calcext:value-type="float">
            <text:p>-67108738</text:p>
          </table:table-cell>
          <table:table-cell office:value-type="float" office:value="-2147483546" calcext:value-type="float">
            <text:p>-2147483546</text:p>
          </table:table-cell>
          <table:table-cell office:value-type="float" office:value="-4194215" calcext:value-type="float">
            <text:p>-4194215</text:p>
          </table:table-cell>
          <table:table-cell office:value-type="float" office:value="-4194217" calcext:value-type="float">
            <text:p>-4194217</text:p>
          </table:table-cell>
          <table:table-cell office:value-type="float" office:value="-16777091" calcext:value-type="float">
            <text:p>-16777091</text:p>
          </table:table-cell>
          <table:table-cell office:value-type="float" office:value="-536870805" calcext:value-type="float">
            <text:p>-536870805</text:p>
          </table:table-cell>
          <table:table-cell office:value-type="float" office:value="-16777103" calcext:value-type="float">
            <text:p>-16777103</text:p>
          </table:table-cell>
          <table:table-cell office:value-type="float" office:value="-4194211" calcext:value-type="float">
            <text:p>-4194211</text:p>
          </table:table-cell>
          <table:table-cell office:value-type="float" office:value="-8388517" calcext:value-type="float">
            <text:p>-8388517</text:p>
          </table:table-cell>
          <table:table-cell office:value-type="float" office:value="-2097068" calcext:value-type="float">
            <text:p>-2097068</text:p>
          </table:table-cell>
          <table:table-cell office:value-type="float" office:value="-2097072" calcext:value-type="float">
            <text:p>-2097072</text:p>
          </table:table-cell>
          <table:table-cell office:value-type="float" office:value="-2097059" calcext:value-type="float">
            <text:p>-2097059</text:p>
          </table:table-cell>
          <table:table-cell office:value-type="float" office:value="-16777128" calcext:value-type="float">
            <text:p>-16777128</text:p>
          </table:table-cell>
          <table:table-cell office:value-type="float" office:value="-134217624" calcext:value-type="float">
            <text:p>-134217624</text:p>
          </table:table-cell>
          <table:table-cell office:value-type="float" office:value="-134217623" calcext:value-type="float">
            <text:p>-134217623</text:p>
          </table:table-cell>
          <table:table-cell office:value-type="float" office:value="-536870816" calcext:value-type="float">
            <text:p>-536870816</text:p>
          </table:table-cell>
          <table:table-cell office:value-type="float" office:value="-536870793" calcext:value-type="float">
            <text:p>-536870793</text:p>
          </table:table-cell>
          <table:table-cell office:value-type="float" office:value="-8388515" calcext:value-type="float">
            <text:p>-8388515</text:p>
          </table:table-cell>
          <table:table-cell office:value-type="float" office:value="121" calcext:value-type="float">
            <text:p>121</text:p>
          </table:table-cell>
          <table:table-cell office:value-type="float" office:value="-16777118" calcext:value-type="float">
            <text:p>-16777118</text:p>
          </table:table-cell>
          <table:table-cell office:value-type="float" office:value="-268435360" calcext:value-type="float">
            <text:p>-268435360</text:p>
          </table:table-cell>
          <table:table-cell office:value-type="float" office:value="-524201" calcext:value-type="float">
            <text:p>-524201</text:p>
          </table:table-cell>
          <table:table-cell office:value-type="float" office:value="-2097079" calcext:value-type="float">
            <text:p>-2097079</text:p>
          </table:table-cell>
          <table:table-cell office:value-type="float" office:value="-33554321" calcext:value-type="float">
            <text:p>-33554321</text:p>
          </table:table-cell>
          <table:table-cell office:value-type="float" office:value="-1073741701" calcext:value-type="float">
            <text:p>-1073741701</text:p>
          </table:table-cell>
          <table:table-cell office:value-type="float" office:value="-536870795" calcext:value-type="float">
            <text:p>-536870795</text:p>
          </table:table-cell>
          <table:table-cell office:value-type="float" office:value="-33554331" calcext:value-type="float">
            <text:p>-33554331</text:p>
          </table:table-cell>
          <table:table-cell office:value-type="float" office:value="118" calcext:value-type="float">
            <text:p>118</text:p>
          </table:table-cell>
          <table:table-cell office:value-type="float" office:value="-134217617" calcext:value-type="float">
            <text:p>-134217617</text:p>
          </table:table-cell>
          <table:table-cell office:value-type="float" office:value="-33554325" calcext:value-type="float">
            <text:p>-33554325</text:p>
          </table:table-cell>
          <table:table-cell office:value-type="float" office:value="-1073741699" calcext:value-type="float">
            <text:p>-1073741699</text:p>
          </table:table-cell>
          <table:table-cell office:value-type="float" office:value="-33554320" calcext:value-type="float">
            <text:p>-33554320</text:p>
          </table:table-cell>
          <table:table-cell office:value-type="float" office:value="-268435342" calcext:value-type="float">
            <text:p>-268435342</text:p>
          </table:table-cell>
          <table:table-cell office:value-type="float" office:value="-1048481" calcext:value-type="float">
            <text:p>-1048481</text:p>
          </table:table-cell>
          <table:table-cell office:value-type="float" office:value="-1048510" calcext:value-type="float">
            <text:p>-1048510</text:p>
          </table:table-cell>
          <table:table-cell office:value-type="float" office:value="-4194212" calcext:value-type="float">
            <text:p>-4194212</text:p>
          </table:table-cell>
          <table:table-cell office:value-type="float" office:value="-16777102" calcext:value-type="float">
            <text:p>-16777102</text:p>
          </table:table-cell>
          <table:table-cell office:value-type="float" office:value="-1048484" calcext:value-type="float">
            <text:p>-1048484</text:p>
          </table:table-cell>
          <table:table-cell office:value-type="float" office:value="-1073741721" calcext:value-type="float">
            <text:p>-1073741721</text:p>
          </table:table-cell>
          <table:table-cell office:value-type="float" office:value="-8388530" calcext:value-type="float">
            <text:p>-8388530</text:p>
          </table:table-cell>
          <table:table-cell office:value-type="float" office:value="-536870797" calcext:value-type="float">
            <text:p>-536870797</text:p>
          </table:table-cell>
          <table:table-cell office:value-type="float" office:value="-4194202" calcext:value-type="float">
            <text:p>-4194202</text:p>
          </table:table-cell>
          <table:table-cell office:value-type="float" office:value="-2097070" calcext:value-type="float">
            <text:p>-2097070</text:p>
          </table:table-cell>
          <table:table-cell office:value-type="float" office:value="-134217619" calcext:value-type="float">
            <text:p>-134217619</text:p>
          </table:table-cell>
          <table:table-cell office:value-type="float" office:value="-134217604" calcext:value-type="float">
            <text:p>-134217604</text:p>
          </table:table-cell>
          <table:table-cell office:value-type="float" office:value="-67108763" calcext:value-type="float">
            <text:p>-67108763</text:p>
          </table:table-cell>
          <table:table-cell office:value-type="float" office:value="-1048485" calcext:value-type="float">
            <text:p>-1048485</text:p>
          </table:table-cell>
          <table:table-cell office:value-type="float" office:value="-32701" calcext:value-type="float">
            <text:p>-32701</text:p>
          </table:table-cell>
          <table:table-cell office:value-type="float" office:value="-2097085" calcext:value-type="float">
            <text:p>-2097085</text:p>
          </table:table-cell>
          <table:table-cell office:value-type="float" office:value="-2097087" calcext:value-type="float">
            <text:p>-2097087</text:p>
          </table:table-cell>
          <table:table-cell office:value-type="float" office:value="-2097083" calcext:value-type="float">
            <text:p>-2097083</text:p>
          </table:table-cell>
          <table:table-cell office:value-type="float" office:value="-4194232" calcext:value-type="float">
            <text:p>-4194232</text:p>
          </table:table-cell>
          <table:table-cell office:value-type="float" office:value="-2097061" calcext:value-type="float">
            <text:p>-2097061</text:p>
          </table:table-cell>
          <table:table-cell office:value-type="float" office:value="-268435341" calcext:value-type="float">
            <text:p>-268435341</text:p>
          </table:table-cell>
          <table:table-cell office:value-type="float" office:value="-2097078" calcext:value-type="float">
            <text:p>-2097078</text:p>
          </table:table-cell>
          <table:table-cell office:value-type="float" office:value="-134217615" calcext:value-type="float">
            <text:p>-134217615</text:p>
          </table:table-cell>
          <table:table-cell office:value-type="float" office:value="-536870814" calcext:value-type="float">
            <text:p>-536870814</text:p>
          </table:table-cell>
          <table:table-cell office:value-type="float" office:value="-134217611" calcext:value-type="float">
            <text:p>-134217611</text:p>
          </table:table-cell>
          <table:table-cell office:value-type="float" office:value="-2097060" calcext:value-type="float">
            <text:p>-2097060</text:p>
          </table:table-cell>
          <table:table-cell office:value-type="float" office:value="-2147483526" calcext:value-type="float">
            <text:p>-2147483526</text:p>
          </table:table-cell>
          <table:table-cell office:value-type="float" office:value="-268435344" calcext:value-type="float">
            <text:p>-268435344</text:p>
          </table:table-cell>
          <table:table-cell office:value-type="float" office:value="-67108750" calcext:value-type="float">
            <text:p>-67108750</text:p>
          </table:table-cell>
          <table:table-cell office:value-type="float" office:value="-1073741728" calcext:value-type="float">
            <text:p>-1073741728</text:p>
          </table:table-cell>
          <table:table-cell office:value-type="float" office:value="-1048509" calcext:value-type="float">
            <text:p>-1048509</text:p>
          </table:table-cell>
          <table:table-cell office:value-type="float" office:value="126" calcext:value-type="float">
            <text:p>126</text:p>
          </table:table-cell>
          <table:table-cell office:value-type="float" office:value="-1048464" calcext:value-type="float">
            <text:p>-1048464</text:p>
          </table:table-cell>
          <table:table-cell office:value-type="float" office:value="-67108751" calcext:value-type="float">
            <text:p>-67108751</text:p>
          </table:table-cell>
          <table:table-cell office:value-type="float" office:value="-268435343" calcext:value-type="float">
            <text:p>-268435343</text:p>
          </table:table-cell>
          <table:table-cell office:value-type="float" office:value="-1073741705" calcext:value-type="float">
            <text:p>-1073741705</text:p>
          </table:table-cell>
          <table:table-cell office:value-type="float" office:value="-536870791" calcext:value-type="float">
            <text:p>-536870791</text:p>
          </table:table-cell>
          <table:table-cell office:value-type="float" office:value="114" calcext:value-type="float">
            <text:p>114</text:p>
          </table:table-cell>
          <table:table-cell office:value-type="float" office:value="-4194226" calcext:value-type="float">
            <text:p>-4194226</text:p>
          </table:table-cell>
          <table:table-cell office:value-type="float" office:value="-2147483540" calcext:value-type="float">
            <text:p>-2147483540</text:p>
          </table:table-cell>
          <table:table-cell office:value-type="float" office:value="-1048512" calcext:value-type="float">
            <text:p>-1048512</text:p>
          </table:table-cell>
          <table:table-cell office:value-type="float" office:value="-268435337" calcext:value-type="float">
            <text:p>-268435337</text:p>
          </table:table-cell>
          <table:table-cell office:value-type="float" office:value="-67108752" calcext:value-type="float">
            <text:p>-67108752</text:p>
          </table:table-cell>
          <table:table-cell office:value-type="float" office:value="-4194225" calcext:value-type="float">
            <text:p>-4194225</text:p>
          </table:table-cell>
          <table:table-cell office:value-type="float" office:value="-134217632" calcext:value-type="float">
            <text:p>-134217632</text:p>
          </table:table-cell>
          <table:table-cell table:number-columns-repeated="473"/>
        </table:table-row>
        <table:table-row table:style-name="ro1">
          <table:table-cell office:value-type="string" calcext:value-type="string">
            <text:p>count: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73"/>
        </table:table-row>
        <table:table-row table:style-name="ro1" table:number-rows-repeated="28"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ash2</text:p>
          </table:table-cell>
          <table:table-cell table:number-columns-repeated="985"/>
        </table:table-row>
        <table:table-row table:style-name="ro1">
          <table:table-cell table:number-columns-repeated="15"/>
          <table:table-cell office:value-type="string" calcext:value-type="string">
            <text:p>hash3</text:p>
          </table:table-cell>
          <table:table-cell table:number-columns-repeated="972"/>
        </table:table-row>
        <table:table-row table:style-name="ro1" table:number-rows-repeated="31"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ash4</text:p>
          </table:table-cell>
          <table:table-cell table:number-columns-repeated="985"/>
        </table:table-row>
        <table:table-row table:style-name="ro1" table:number-rows-repeated="19">
          <table:table-cell table:number-columns-repeated="988"/>
        </table:table-row>
        <table:table-row table:style-name="ro1">
          <table:table-cell table:number-columns-repeated="35"/>
          <table:table-cell office:value-type="string" calcext:value-type="string">
            <text:p>hash6</text:p>
          </table:table-cell>
          <table:table-cell table:number-columns-repeated="952"/>
        </table:table-row>
        <table:table-row table:style-name="ro1">
          <table:table-cell table:number-columns-repeated="15"/>
          <table:table-cell office:value-type="string" calcext:value-type="string">
            <text:p>hash5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00:23:28.784679589</dc:date>
    <meta:editing-duration>PT3M46S</meta:editing-duration>
    <meta:editing-cycles>1</meta:editing-cycles>
    <meta:document-statistic meta:table-count="1" meta:cell-count="3261" meta:object-count="5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21cm" svg:height="8.994cm" xlink:href=".." xlink:type="simple" chart:class="chart:scatter" chart:style-name="ch1">
        <chart:plot-area chart:style-name="ch2" table:cell-range-address="out.B5:out.AY6" svg:x="0.32cm" svg:y="0.179cm" svg:width="15.381cm" svg:height="8.636cm">
          <chartooo:coordinate-region svg:x="1.128cm" svg:y="0.378cm" svg:width="14.294cm" svg:height="7.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.B6:out.AY6" chart:class="chart:scatter">
            <chart:domain table:cell-range-address="out.B5:out.AY5"/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72">
                <text:p>72</text:p>
                <draw:g>
                  <svg:desc>out.B5:out.AY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83">
                <text:p>83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117">
                <text:p>117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89">
                <text:p>89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2">
                <text:p>122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98">
                <text:p>98</text:p>
                <draw:g>
                  <svg:desc>out.B6:out.AY6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203">
                <text:p>203</text:p>
              </table:table-cell>
              <table:table-cell office:value-type="float" office:value="351">
                <text:p>351</text:p>
              </table:table-cell>
              <table:table-cell office:value-type="float" office:value="834">
                <text:p>834</text:p>
              </table:table-cell>
              <table:table-cell office:value-type="float" office:value="162">
                <text:p>162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306">
                <text:p>306</text:p>
              </table:table-cell>
              <table:table-cell office:value-type="float" office:value="251">
                <text:p>251</text:p>
              </table:table-cell>
              <table:table-cell office:value-type="float" office:value="348">
                <text:p>348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295">
                <text:p>295</text:p>
              </table:table-cell>
              <table:table-cell office:value-type="float" office:value="149">
                <text:p>149</text:p>
              </table:table-cell>
              <table:table-cell office:value-type="float" office:value="400">
                <text:p>400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  <table:table-cell office:value-type="float" office:value="229">
                <text:p>229</text:p>
              </table:table-cell>
              <table:table-cell office:value-type="float" office:value="439">
                <text:p>439</text:p>
              </table:table-cell>
              <table:table-cell office:value-type="float" office:value="57">
                <text:p>57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  <table:table-cell office:value-type="float" office:value="58">
                <text:p>58</text:p>
              </table:table-cell>
              <table:table-cell office:value-type="float" office:value="235">
                <text:p>235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89">
                <text:p>89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606cm" svg:height="8.994cm" xlink:href=".." xlink:type="simple" chart:class="chart:scatter" chart:style-name="ch1">
        <chart:plot-area chart:style-name="ch2" table:cell-range-address="out.B9:out.AKZ10" svg:x="0.892cm" svg:y="0.179cm" svg:width="42.822cm" svg:height="8.636cm">
          <chartooo:coordinate-region svg:x="1.513cm" svg:y="0.378cm" svg:width="41.829cm" svg:height="7.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out.B10:out.AKZ10" chart:class="chart:scatter">
            <chart:domain table:cell-range-address="out.B9:out.AKZ9"/>
            <chart:data-point chart:repeated="9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8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</table:table-row>
          </table:table-header-rows>
          <table:table-rows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518">
                <text:p>518</text:p>
                <draw:g>
                  <svg:desc>out.B9:out.AKZ9</svg:desc>
                </draw:g>
              </table:table-cell>
              <table:table-cell office:value-type="float" office:value="638">
                <text:p>638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  <table:table-cell office:value-type="float" office:value="1165">
                <text:p>1165</text:p>
              </table:table-cell>
              <table:table-cell office:value-type="float" office:value="115">
                <text:p>115</text:p>
              </table:table-cell>
              <table:table-cell office:value-type="float" office:value="521">
                <text:p>521</text:p>
              </table:table-cell>
              <table:table-cell office:value-type="float" office:value="155">
                <text:p>155</text:p>
              </table:table-cell>
              <table:table-cell office:value-type="float" office:value="603">
                <text:p>603</text:p>
              </table:table-cell>
              <table:table-cell office:value-type="float" office:value="738">
                <text:p>738</text:p>
              </table:table-cell>
              <table:table-cell office:value-type="float" office:value="519">
                <text:p>519</text:p>
              </table:table-cell>
              <table:table-cell office:value-type="float" office:value="226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34">
                <text:p>234</text:p>
              </table:table-cell>
              <table:table-cell office:value-type="float" office:value="238">
                <text:p>238</text:p>
              </table:table-cell>
              <table:table-cell office:value-type="float" office:value="372">
                <text:p>372</text:p>
              </table:table-cell>
              <table:table-cell office:value-type="float" office:value="191">
                <text:p>191</text:p>
              </table:table-cell>
              <table:table-cell office:value-type="float" office:value="306">
                <text:p>306</text:p>
              </table:table-cell>
              <table:table-cell office:value-type="float" office:value="744">
                <text:p>744</text:p>
              </table:table-cell>
              <table:table-cell office:value-type="float" office:value="213">
                <text:p>213</text:p>
              </table:table-cell>
              <table:table-cell office:value-type="float" office:value="649">
                <text:p>649</text:p>
              </table:table-cell>
              <table:table-cell office:value-type="float" office:value="444">
                <text:p>444</text:p>
              </table:table-cell>
              <table:table-cell office:value-type="float" office:value="634">
                <text:p>634</text:p>
              </table:table-cell>
              <table:table-cell office:value-type="float" office:value="506">
                <text:p>506</text:p>
              </table:table-cell>
              <table:table-cell office:value-type="float" office:value="435">
                <text:p>435</text:p>
              </table:table-cell>
              <table:table-cell office:value-type="float" office:value="554">
                <text:p>554</text:p>
              </table:table-cell>
              <table:table-cell office:value-type="float" office:value="227">
                <text:p>227</text:p>
              </table:table-cell>
              <table:table-cell office:value-type="float" office:value="333">
                <text:p>333</text:p>
              </table:table-cell>
              <table:table-cell office:value-type="float" office:value="433">
                <text:p>433</text:p>
              </table:table-cell>
              <table:table-cell office:value-type="float" office:value="442">
                <text:p>442</text:p>
              </table:table-cell>
              <table:table-cell office:value-type="float" office:value="974">
                <text:p>974</text:p>
              </table:table-cell>
              <table:table-cell office:value-type="float" office:value="534">
                <text:p>534</text:p>
              </table:table-cell>
              <table:table-cell office:value-type="float" office:value="349">
                <text:p>349</text:p>
              </table:table-cell>
              <table:table-cell office:value-type="float" office:value="454">
                <text:p>454</text:p>
              </table:table-cell>
              <table:table-cell office:value-type="float" office:value="429">
                <text:p>429</text:p>
              </table:table-cell>
              <table:table-cell office:value-type="float" office:value="410">
                <text:p>410</text:p>
              </table:table-cell>
              <table:table-cell office:value-type="float" office:value="436">
                <text:p>436</text:p>
              </table:table-cell>
              <table:table-cell office:value-type="float" office:value="645">
                <text:p>645</text:p>
              </table:table-cell>
              <table:table-cell office:value-type="float" office:value="100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871">
                <text:p>871</text:p>
              </table:table-cell>
              <table:table-cell office:value-type="float" office:value="215">
                <text:p>215</text:p>
              </table:table-cell>
              <table:table-cell office:value-type="float" office:value="866">
                <text:p>866</text:p>
              </table:table-cell>
              <table:table-cell office:value-type="float" office:value="756">
                <text:p>756</text:p>
              </table:table-cell>
              <table:table-cell office:value-type="float" office:value="1124">
                <text:p>1124</text:p>
              </table:table-cell>
              <table:table-cell office:value-type="float" office:value="728">
                <text:p>728</text:p>
              </table:table-cell>
              <table:table-cell office:value-type="float" office:value="415">
                <text:p>415</text:p>
              </table:table-cell>
              <table:table-cell office:value-type="float" office:value="116">
                <text:p>116</text:p>
              </table:table-cell>
              <table:table-cell office:value-type="float" office:value="423">
                <text:p>423</text:p>
              </table:table-cell>
              <table:table-cell office:value-type="float" office:value="873">
                <text:p>873</text:p>
              </table:table-cell>
              <table:table-cell office:value-type="float" office:value="331">
                <text:p>331</text:p>
              </table:table-cell>
              <table:table-cell office:value-type="float" office:value="860">
                <text:p>860</text:p>
              </table:table-cell>
              <table:table-cell office:value-type="float" office:value="97">
                <text:p>97</text:p>
              </table:table-cell>
              <table:table-cell office:value-type="float" office:value="430">
                <text:p>430</text:p>
              </table:table-cell>
              <table:table-cell office:value-type="float" office:value="613">
                <text:p>613</text:p>
              </table:table-cell>
              <table:table-cell office:value-type="float" office:value="955">
                <text:p>955</text:p>
              </table:table-cell>
              <table:table-cell office:value-type="float" office:value="531">
                <text:p>531</text:p>
              </table:table-cell>
              <table:table-cell office:value-type="float" office:value="407">
                <text:p>407</text:p>
              </table:table-cell>
              <table:table-cell office:value-type="float" office:value="650">
                <text:p>650</text:p>
              </table:table-cell>
              <table:table-cell office:value-type="float" office:value="173">
                <text:p>173</text:p>
              </table:table-cell>
              <table:table-cell office:value-type="float" office:value="523">
                <text:p>523</text:p>
              </table:table-cell>
              <table:table-cell office:value-type="float" office:value="316">
                <text:p>316</text:p>
              </table:table-cell>
              <table:table-cell office:value-type="float" office:value="644">
                <text:p>644</text:p>
              </table:table-cell>
              <table:table-cell office:value-type="float" office:value="328">
                <text:p>328</text:p>
              </table:table-cell>
              <table:table-cell office:value-type="float" office:value="417">
                <text:p>417</text:p>
              </table:table-cell>
              <table:table-cell office:value-type="float" office:value="205">
                <text:p>205</text:p>
              </table:table-cell>
              <table:table-cell office:value-type="float" office:value="305">
                <text:p>305</text:p>
              </table:table-cell>
              <table:table-cell office:value-type="float" office:value="420">
                <text:p>420</text:p>
              </table:table-cell>
              <table:table-cell office:value-type="float" office:value="858">
                <text:p>858</text:p>
              </table:table-cell>
              <table:table-cell office:value-type="float" office:value="628">
                <text:p>628</text:p>
              </table:table-cell>
              <table:table-cell office:value-type="float" office:value="301">
                <text:p>301</text:p>
              </table:table-cell>
              <table:table-cell office:value-type="float" office:value="651">
                <text:p>651</text:p>
              </table:table-cell>
              <table:table-cell office:value-type="float" office:value="540">
                <text:p>540</text:p>
              </table:table-cell>
              <table:table-cell office:value-type="float" office:value="660">
                <text:p>660</text:p>
              </table:table-cell>
              <table:table-cell office:value-type="float" office:value="406">
                <text:p>406</text:p>
              </table:table-cell>
              <table:table-cell office:value-type="float" office:value="212">
                <text:p>212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431">
                <text:p>431</text:p>
              </table:table-cell>
              <table:table-cell office:value-type="float" office:value="625">
                <text:p>625</text:p>
              </table:table-cell>
              <table:table-cell office:value-type="float" office:value="666">
                <text:p>666</text:p>
              </table:table-cell>
              <table:table-cell office:value-type="float" office:value="221">
                <text:p>221</text:p>
              </table:table-cell>
              <table:table-cell office:value-type="float" office:value="961">
                <text:p>961</text:p>
              </table:table-cell>
              <table:table-cell office:value-type="float" office:value="289">
                <text:p>289</text:p>
              </table:table-cell>
              <table:table-cell office:value-type="float" office:value="859">
                <text:p>859</text:p>
              </table:table-cell>
              <table:table-cell office:value-type="float" office:value="537">
                <text:p>537</text:p>
              </table:table-cell>
              <table:table-cell office:value-type="float" office:value="336">
                <text:p>336</text:p>
              </table:table-cell>
              <table:table-cell office:value-type="float" office:value="615">
                <text:p>615</text:p>
              </table:table-cell>
              <table:table-cell office:value-type="float" office:value="764">
                <text:p>764</text:p>
              </table:table-cell>
              <table:table-cell office:value-type="float" office:value="536">
                <text:p>536</text:p>
              </table:table-cell>
              <table:table-cell office:value-type="float" office:value="532">
                <text:p>532</text:p>
              </table:table-cell>
              <table:table-cell office:value-type="float" office:value="330">
                <text:p>330</text:p>
              </table:table-cell>
              <table:table-cell office:value-type="float" office:value="867">
                <text:p>867</text:p>
              </table:table-cell>
              <table:table-cell office:value-type="float" office:value="1093">
                <text:p>1093</text:p>
              </table:table-cell>
              <table:table-cell office:value-type="float" office:value="643">
                <text:p>643</text:p>
              </table:table-cell>
              <table:table-cell office:value-type="float" office:value="646">
                <text:p>646</text:p>
              </table:table-cell>
              <table:table-cell office:value-type="float" office:value="863">
                <text:p>863</text:p>
              </table:table-cell>
              <table:table-cell office:value-type="float" office:value="414">
                <text:p>414</text:p>
              </table:table-cell>
              <table:table-cell office:value-type="float" office:value="555">
                <text:p>555</text:p>
              </table:table-cell>
              <table:table-cell office:value-type="float" office:value="542">
                <text:p>542</text:p>
              </table:table-cell>
              <table:table-cell office:value-type="float" office:value="535">
                <text:p>535</text:p>
              </table:table-cell>
              <table:table-cell office:value-type="float" office:value="207">
                <text:p>207</text:p>
              </table:table-cell>
              <table:table-cell office:value-type="float" office:value="344">
                <text:p>344</text:p>
              </table:table-cell>
              <table:table-cell office:value-type="float" office:value="539">
                <text:p>539</text:p>
              </table:table-cell>
              <table:table-cell office:value-type="float" office:value="753">
                <text:p>753</text:p>
              </table:table-cell>
              <table:table-cell office:value-type="float" office:value="411">
                <text:p>411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754">
                <text:p>754</text:p>
              </table:table-cell>
              <table:table-cell office:value-type="float" office:value="548">
                <text:p>548</text:p>
              </table:table-cell>
              <table:table-cell office:value-type="float" office:value="425">
                <text:p>425</text:p>
              </table:table-cell>
              <table:table-cell office:value-type="float" office:value="759">
                <text:p>759</text:p>
              </table:table-cell>
              <table:table-cell office:value-type="float" office:value="741">
                <text:p>741</text:p>
              </table:table-cell>
              <table:table-cell office:value-type="float" office:value="1295">
                <text:p>1295</text:p>
              </table:table-cell>
              <table:table-cell office:value-type="float" office:value="865">
                <text:p>865</text:p>
              </table:table-cell>
              <table:table-cell office:value-type="float" office:value="952">
                <text:p>952</text:p>
              </table:table-cell>
              <table:table-cell office:value-type="float" office:value="749">
                <text:p>749</text:p>
              </table:table-cell>
              <table:table-cell office:value-type="float" office:value="663">
                <text:p>663</text:p>
              </table:table-cell>
              <table:table-cell office:value-type="float" office:value="437">
                <text:p>437</text:p>
              </table:table-cell>
              <table:table-cell office:value-type="float" office:value="338">
                <text:p>338</text:p>
              </table:table-cell>
              <table:table-cell office:value-type="float" office:value="544">
                <text:p>544</text:p>
              </table:table-cell>
              <table:table-cell office:value-type="float" office:value="427">
                <text:p>427</text:p>
              </table:table-cell>
              <table:table-cell office:value-type="float" office:value="318">
                <text:p>318</text:p>
              </table:table-cell>
              <table:table-cell office:value-type="float" office:value="408">
                <text:p>408</text:p>
              </table:table-cell>
              <table:table-cell office:value-type="float" office:value="648">
                <text:p>648</text:p>
              </table:table-cell>
              <table:table-cell office:value-type="float" office:value="739">
                <text:p>739</text:p>
              </table:table-cell>
              <table:table-cell office:value-type="float" office:value="434">
                <text:p>434</text:p>
              </table:table-cell>
              <table:table-cell office:value-type="float" office:value="652">
                <text:p>652</text:p>
              </table:table-cell>
              <table:table-cell office:value-type="float" office:value="516">
                <text:p>516</text:p>
              </table:table-cell>
              <table:table-cell office:value-type="float" office:value="421">
                <text:p>421</text:p>
              </table:table-cell>
              <table:table-cell office:value-type="float" office:value="402">
                <text:p>402</text:p>
              </table:table-cell>
              <table:table-cell office:value-type="float" office:value="438">
                <text:p>438</text:p>
              </table:table-cell>
              <table:table-cell office:value-type="float" office:value="229">
                <text:p>229</text:p>
              </table:table-cell>
              <table:table-cell office:value-type="float" office:value="735">
                <text:p>735</text:p>
              </table:table-cell>
              <table:table-cell office:value-type="float" office:value="342">
                <text:p>342</text:p>
              </table:table-cell>
              <table:table-cell office:value-type="float" office:value="577">
                <text:p>577</text:p>
              </table:table-cell>
              <table:table-cell office:value-type="float" office:value="673">
                <text:p>673</text:p>
              </table:table-cell>
              <table:table-cell office:value-type="float" office:value="656">
                <text:p>656</text:p>
              </table:table-cell>
              <table:table-cell office:value-type="float" office:value="343">
                <text:p>343</text:p>
              </table:table-cell>
              <table:table-cell office:value-type="float" office:value="765">
                <text:p>765</text:p>
              </table:table-cell>
              <table:table-cell office:value-type="float" office:value="770">
                <text:p>770</text:p>
              </table:table-cell>
              <table:table-cell office:value-type="float" office:value="653">
                <text:p>653</text:p>
              </table:table-cell>
              <table:table-cell office:value-type="float" office:value="447">
                <text:p>447</text:p>
              </table:table-cell>
              <table:table-cell office:value-type="float" office:value="954">
                <text:p>954</text:p>
              </table:table-cell>
              <table:table-cell office:value-type="float" office:value="313">
                <text:p>313</text:p>
              </table:table-cell>
              <table:table-cell office:value-type="float" office:value="788">
                <text:p>788</text:p>
              </table:table-cell>
              <table:table-cell office:value-type="float" office:value="640">
                <text:p>640</text:p>
              </table:table-cell>
              <table:table-cell office:value-type="float" office:value="624">
                <text:p>624</text:p>
              </table:table-cell>
              <table:table-cell office:value-type="float" office:value="324">
                <text:p>324</text:p>
              </table:table-cell>
              <table:table-cell office:value-type="float" office:value="451">
                <text:p>451</text:p>
              </table:table-cell>
              <table:table-cell office:value-type="float" office:value="641">
                <text:p>641</text:p>
              </table:table-cell>
              <table:table-cell office:value-type="float" office:value="322">
                <text:p>322</text:p>
              </table:table-cell>
              <table:table-cell office:value-type="float" office:value="862">
                <text:p>862</text:p>
              </table:table-cell>
              <table:table-cell office:value-type="float" office:value="874">
                <text:p>874</text:p>
              </table:table-cell>
              <table:table-cell office:value-type="float" office:value="953">
                <text:p>953</text:p>
              </table:table-cell>
              <table:table-cell office:value-type="float" office:value="416">
                <text:p>416</text:p>
              </table:table-cell>
              <table:table-cell office:value-type="float" office:value="400">
                <text:p>400</text:p>
              </table:table-cell>
              <table:table-cell office:value-type="float" office:value="742">
                <text:p>742</text:p>
              </table:table-cell>
              <table:table-cell office:value-type="float" office:value="563">
                <text:p>563</text:p>
              </table:table-cell>
              <table:table-cell office:value-type="float" office:value="774">
                <text:p>774</text:p>
              </table:table-cell>
              <table:table-cell office:value-type="float" office:value="440">
                <text:p>440</text:p>
              </table:table-cell>
              <table:table-cell office:value-type="float" office:value="664">
                <text:p>664</text:p>
              </table:table-cell>
              <table:table-cell office:value-type="float" office:value="181">
                <text:p>181</text:p>
              </table:table-cell>
              <table:table-cell office:value-type="float" office:value="529">
                <text:p>529</text:p>
              </table:table-cell>
              <table:table-cell office:value-type="float" office:value="932">
                <text:p>932</text:p>
              </table:table-cell>
              <table:table-cell office:value-type="float" office:value="620">
                <text:p>620</text:p>
              </table:table-cell>
              <table:table-cell office:value-type="float" office:value="512">
                <text:p>512</text:p>
              </table:table-cell>
              <table:table-cell office:value-type="float" office:value="340">
                <text:p>340</text:p>
              </table:table-cell>
              <table:table-cell office:value-type="float" office:value="637">
                <text:p>637</text:p>
              </table:table-cell>
              <table:table-cell office:value-type="float" office:value="779">
                <text:p>779</text:p>
              </table:table-cell>
              <table:table-cell office:value-type="float" office:value="882">
                <text:p>882</text:p>
              </table:table-cell>
              <table:table-cell office:value-type="float" office:value="547">
                <text:p>547</text:p>
              </table:table-cell>
              <table:table-cell office:value-type="float" office:value="622">
                <text:p>622</text:p>
              </table:table-cell>
              <table:table-cell office:value-type="float" office:value="445">
                <text:p>445</text:p>
              </table:table-cell>
              <table:table-cell office:value-type="float" office:value="853">
                <text:p>853</text:p>
              </table:table-cell>
              <table:table-cell office:value-type="float" office:value="310">
                <text:p>310</text:p>
              </table:table-cell>
              <table:table-cell office:value-type="float" office:value="602">
                <text:p>602</text:p>
              </table:table-cell>
              <table:table-cell office:value-type="float" office:value="538">
                <text:p>538</text:p>
              </table:table-cell>
              <table:table-cell office:value-type="float" office:value="189">
                <text:p>189</text:p>
              </table:table-cell>
              <table:table-cell office:value-type="float" office:value="552">
                <text:p>552</text:p>
              </table:table-cell>
              <table:table-cell office:value-type="float" office:value="312">
                <text:p>312</text:p>
              </table:table-cell>
              <table:table-cell office:value-type="float" office:value="730">
                <text:p>730</text:p>
              </table:table-cell>
              <table:table-cell office:value-type="float" office:value="295">
                <text:p>295</text:p>
              </table:table-cell>
              <table:table-cell office:value-type="float" office:value="636">
                <text:p>636</text:p>
              </table:table-cell>
              <table:table-cell office:value-type="float" office:value="748">
                <text:p>748</text:p>
              </table:table-cell>
              <table:table-cell office:value-type="float" office:value="629">
                <text:p>629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856">
                <text:p>856</text:p>
              </table:table-cell>
              <table:table-cell office:value-type="float" office:value="441">
                <text:p>441</text:p>
              </table:table-cell>
              <table:table-cell office:value-type="float" office:value="543">
                <text:p>543</text:p>
              </table:table-cell>
              <table:table-cell office:value-type="float" office:value="404">
                <text:p>404</text:p>
              </table:table-cell>
              <table:table-cell office:value-type="float" office:value="457">
                <text:p>457</text:p>
              </table:table-cell>
              <table:table-cell office:value-type="float" office:value="541">
                <text:p>541</text:p>
              </table:table-cell>
              <table:table-cell office:value-type="float" office:value="729">
                <text:p>729</text:p>
              </table:table-cell>
              <table:table-cell office:value-type="float" office:value="401">
                <text:p>401</text:p>
              </table:table-cell>
              <table:table-cell office:value-type="float" office:value="180">
                <text:p>180</text:p>
              </table:table-cell>
              <table:table-cell office:value-type="float" office:value="422">
                <text:p>422</text:p>
              </table:table-cell>
              <table:table-cell office:value-type="float" office:value="736">
                <text:p>736</text:p>
              </table:table-cell>
              <table:table-cell office:value-type="float" office:value="667">
                <text:p>667</text:p>
              </table:table-cell>
              <table:table-cell office:value-type="float" office:value="755">
                <text:p>755</text:p>
              </table:table-cell>
              <table:table-cell office:value-type="float" office:value="412">
                <text:p>412</text:p>
              </table:table-cell>
              <table:table-cell office:value-type="float" office:value="419">
                <text:p>419</text:p>
              </table:table-cell>
              <table:table-cell office:value-type="float" office:value="654">
                <text:p>654</text:p>
              </table:table-cell>
              <table:table-cell office:value-type="float" office:value="524">
                <text:p>524</text:p>
              </table:table-cell>
              <table:table-cell office:value-type="float" office:value="345">
                <text:p>345</text:p>
              </table:table-cell>
              <table:table-cell office:value-type="float" office:value="424">
                <text:p>424</text:p>
              </table:table-cell>
              <table:table-cell office:value-type="float" office:value="657">
                <text:p>657</text:p>
              </table:table-cell>
              <table:table-cell office:value-type="float" office:value="456">
                <text:p>456</text:p>
              </table:table-cell>
              <table:table-cell office:value-type="float" office:value="771">
                <text:p>771</text:p>
              </table:table-cell>
              <table:table-cell office:value-type="float" office:value="299">
                <text:p>299</text:p>
              </table:table-cell>
              <table:table-cell office:value-type="float" office:value="405">
                <text:p>405</text:p>
              </table:table-cell>
              <table:table-cell office:value-type="float" office:value="219">
                <text:p>219</text:p>
              </table:table-cell>
              <table:table-cell office:value-type="float" office:value="762">
                <text:p>762</text:p>
              </table:table-cell>
              <table:table-cell office:value-type="float" office:value="627">
                <text:p>627</text:p>
              </table:table-cell>
              <table:table-cell office:value-type="float" office:value="335">
                <text:p>335</text:p>
              </table:table-cell>
              <table:table-cell office:value-type="float" office:value="985">
                <text:p>985</text:p>
              </table:table-cell>
              <table:table-cell office:value-type="float" office:value="746">
                <text:p>746</text:p>
              </table:table-cell>
              <table:table-cell office:value-type="float" office:value="334">
                <text:p>334</text:p>
              </table:table-cell>
              <table:table-cell office:value-type="float" office:value="560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883">
                <text:p>883</text:p>
              </table:table-cell>
              <table:table-cell office:value-type="float" office:value="665">
                <text:p>665</text:p>
              </table:table-cell>
              <table:table-cell office:value-type="float" office:value="750">
                <text:p>750</text:p>
              </table:table-cell>
              <table:table-cell office:value-type="float" office:value="533">
                <text:p>533</text:p>
              </table:table-cell>
              <table:table-cell office:value-type="float" office:value="630">
                <text:p>630</text:p>
              </table:table-cell>
              <table:table-cell office:value-type="float" office:value="1088">
                <text:p>1088</text:p>
              </table:table-cell>
              <table:table-cell office:value-type="float" office:value="971">
                <text:p>971</text:p>
              </table:table-cell>
              <table:table-cell office:value-type="float" office:value="726">
                <text:p>726</text:p>
              </table:table-cell>
              <table:table-cell office:value-type="float" office:value="317">
                <text:p>317</text:p>
              </table:table-cell>
              <table:table-cell office:value-type="float" office:value="545">
                <text:p>545</text:p>
              </table:table-cell>
              <table:table-cell office:value-type="float" office:value="522">
                <text:p>522</text:p>
              </table:table-cell>
              <table:table-cell office:value-type="float" office:value="668">
                <text:p>668</text:p>
              </table:table-cell>
              <table:table-cell office:value-type="float" office:value="557">
                <text:p>557</text:p>
              </table:table-cell>
              <table:table-cell office:value-type="float" office:value="574">
                <text:p>574</text:p>
              </table:table-cell>
              <table:table-cell office:value-type="float" office:value="1004">
                <text:p>1004</text:p>
              </table:table-cell>
              <table:table-cell office:value-type="float" office:value="1060">
                <text:p>1060</text:p>
              </table:table-cell>
              <table:table-cell office:value-type="float" office:value="337">
                <text:p>337</text:p>
              </table:table-cell>
              <table:table-cell office:value-type="float" office:value="773">
                <text:p>773</text:p>
              </table:table-cell>
              <table:table-cell office:value-type="float" office:value="546">
                <text:p>546</text:p>
              </table:table-cell>
              <table:table-cell office:value-type="float" office:value="175">
                <text:p>175</text:p>
              </table:table-cell>
              <table:table-cell office:value-type="float" office:value="1174">
                <text:p>1174</text:p>
              </table:table-cell>
              <table:table-cell office:value-type="float" office:value="453">
                <text:p>453</text:p>
              </table:table-cell>
              <table:table-cell office:value-type="float" office:value="568">
                <text:p>568</text:p>
              </table:table-cell>
              <table:table-cell office:value-type="float" office:value="520">
                <text:p>520</text:p>
              </table:table-cell>
              <table:table-cell office:value-type="float" office:value="854">
                <text:p>854</text:p>
              </table:table-cell>
              <table:table-cell office:value-type="float" office:value="655">
                <text:p>655</text:p>
              </table:table-cell>
              <table:table-cell office:value-type="float" office:value="1192">
                <text:p>1192</text:p>
              </table:table-cell>
              <table:table-cell office:value-type="float" office:value="428">
                <text:p>428</text:p>
              </table:table-cell>
              <table:table-cell office:value-type="float" office:value="846">
                <text:p>846</text:p>
              </table:table-cell>
              <table:table-cell office:value-type="float" office:value="969">
                <text:p>969</text:p>
              </table:table-cell>
              <table:table-cell office:value-type="float" office:value="768">
                <text:p>768</text:p>
              </table:table-cell>
              <table:table-cell office:value-type="float" office:value="418">
                <text:p>418</text:p>
              </table:table-cell>
              <table:table-cell office:value-type="float" office:value="639">
                <text:p>639</text:p>
              </table:table-cell>
              <table:table-cell office:value-type="float" office:value="426">
                <text:p>426</text:p>
              </table:table-cell>
              <table:table-cell office:value-type="float" office:value="951">
                <text:p>951</text:p>
              </table:table-cell>
              <table:table-cell office:value-type="float" office:value="990">
                <text:p>990</text:p>
              </table:table-cell>
              <table:table-cell office:value-type="float" office:value="964">
                <text:p>964</text:p>
              </table:table-cell>
              <table:table-cell office:value-type="float" office:value="527">
                <text:p>527</text:p>
              </table:table-cell>
              <table:table-cell office:value-type="float" office:value="556">
                <text:p>556</text:p>
              </table:table-cell>
              <table:table-cell office:value-type="float" office:value="325">
                <text:p>325</text:p>
              </table:table-cell>
              <table:table-cell office:value-type="float" office:value="984">
                <text:p>984</text:p>
              </table:table-cell>
              <table:table-cell office:value-type="float" office:value="517">
                <text:p>517</text:p>
              </table:table-cell>
              <table:table-cell office:value-type="float" office:value="758">
                <text:p>758</text:p>
              </table:table-cell>
              <table:table-cell office:value-type="float" office:value="661">
                <text:p>661</text:p>
              </table:table-cell>
              <table:table-cell office:value-type="float" office:value="528">
                <text:p>528</text:p>
              </table:table-cell>
              <table:table-cell office:value-type="float" office:value="642">
                <text:p>642</text:p>
              </table:table-cell>
              <table:table-cell office:value-type="float" office:value="878">
                <text:p>878</text:p>
              </table:table-cell>
              <table:table-cell office:value-type="float" office:value="298">
                <text:p>298</text:p>
              </table:table-cell>
              <table:table-cell office:value-type="float" office:value="559">
                <text:p>559</text:p>
              </table:table-cell>
              <table:table-cell office:value-type="float" office:value="73">
                <text:p>73</text:p>
              </table:table-cell>
              <table:table-cell office:value-type="float" office:value="767">
                <text:p>767</text:p>
              </table:table-cell>
              <table:table-cell office:value-type="float" office:value="398">
                <text:p>398</text:p>
              </table:table-cell>
              <table:table-cell office:value-type="float" office:value="382">
                <text:p>382</text:p>
              </table:table-cell>
              <table:table-cell office:value-type="float" office:value="733">
                <text:p>733</text:p>
              </table:table-cell>
              <table:table-cell office:value-type="float" office:value="1100">
                <text:p>1100</text:p>
              </table:table-cell>
              <table:table-cell office:value-type="float" office:value="617">
                <text:p>617</text:p>
              </table:table-cell>
              <table:table-cell office:value-type="float" office:value="747">
                <text:p>747</text:p>
              </table:table-cell>
              <table:table-cell office:value-type="float" office:value="978">
                <text:p>978</text:p>
              </table:table-cell>
              <table:table-cell office:value-type="float" office:value="842">
                <text:p>842</text:p>
              </table:table-cell>
              <table:table-cell office:value-type="float" office:value="714">
                <text:p>714</text:p>
              </table:table-cell>
              <table:table-cell office:value-type="float" office:value="781">
                <text:p>781</text:p>
              </table:table-cell>
              <table:table-cell office:value-type="float" office:value="450">
                <text:p>450</text:p>
              </table:table-cell>
              <table:table-cell office:value-type="float" office:value="388">
                <text:p>388</text:p>
              </table:table-cell>
              <table:table-cell office:value-type="float" office:value="647">
                <text:p>647</text:p>
              </table:table-cell>
              <table:table-cell office:value-type="float" office:value="623">
                <text:p>623</text:p>
              </table:table-cell>
              <table:table-cell office:value-type="float" office:value="193">
                <text:p>193</text:p>
              </table:table-cell>
              <table:table-cell office:value-type="float" office:value="897">
                <text:p>897</text:p>
              </table:table-cell>
              <table:table-cell office:value-type="float" office:value="561">
                <text:p>561</text:p>
              </table:table-cell>
              <table:table-cell office:value-type="float" office:value="513">
                <text:p>513</text:p>
              </table:table-cell>
              <table:table-cell office:value-type="float" office:value="972">
                <text:p>972</text:p>
              </table:table-cell>
              <table:table-cell office:value-type="float" office:value="111">
                <text:p>111</text:p>
              </table:table-cell>
              <table:table-cell office:value-type="float" office:value="632">
                <text:p>632</text:p>
              </table:table-cell>
              <table:table-cell office:value-type="float" office:value="870">
                <text:p>870</text:p>
              </table:table-cell>
              <table:table-cell office:value-type="float" office:value="761">
                <text:p>761</text:p>
              </table:table-cell>
              <table:table-cell office:value-type="float" office:value="452">
                <text:p>452</text:p>
              </table:table-cell>
              <table:table-cell office:value-type="float" office:value="864">
                <text:p>864</text:p>
              </table:table-cell>
              <table:table-cell office:value-type="float" office:value="751">
                <text:p>751</text:p>
              </table:table-cell>
              <table:table-cell office:value-type="float" office:value="848">
                <text:p>848</text:p>
              </table:table-cell>
              <table:table-cell office:value-type="float" office:value="659">
                <text:p>659</text:p>
              </table:table-cell>
              <table:table-cell office:value-type="float" office:value="399">
                <text:p>399</text:p>
              </table:table-cell>
              <table:table-cell office:value-type="float" office:value="988">
                <text:p>988</text:p>
              </table:table-cell>
              <table:table-cell office:value-type="float" office:value="575">
                <text:p>575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  <table:table-cell office:value-type="float" office:value="705">
                <text:p>705</text:p>
              </table:table-cell>
              <table:table-cell office:value-type="float" office:value="302">
                <text:p>302</text:p>
              </table:table-cell>
              <table:table-cell office:value-type="float" office:value="724">
                <text:p>724</text:p>
              </table:table-cell>
              <table:table-cell office:value-type="float" office:value="889">
                <text:p>889</text:p>
              </table:table-cell>
              <table:table-cell office:value-type="float" office:value="1152">
                <text:p>1152</text:p>
              </table:table-cell>
              <table:table-cell office:value-type="float" office:value="275">
                <text:p>275</text:p>
              </table:table-cell>
              <table:table-cell office:value-type="float" office:value="315">
                <text:p>315</text:p>
              </table:table-cell>
              <table:table-cell office:value-type="float" office:value="553">
                <text:p>553</text:p>
              </table:table-cell>
              <table:table-cell office:value-type="float" office:value="857">
                <text:p>857</text:p>
              </table:table-cell>
              <table:table-cell office:value-type="float" office:value="609">
                <text:p>609</text:p>
              </table:table-cell>
              <table:table-cell office:value-type="float" office:value="752">
                <text:p>752</text:p>
              </table:table-cell>
              <table:table-cell office:value-type="float" office:value="332">
                <text:p>332</text:p>
              </table:table-cell>
              <table:table-cell office:value-type="float" office:value="947">
                <text:p>947</text:p>
              </table:table-cell>
              <table:table-cell office:value-type="float" office:value="1168">
                <text:p>1168</text:p>
              </table:table-cell>
              <table:table-cell office:value-type="float" office:value="875">
                <text:p>875</text:p>
              </table:table-cell>
              <table:table-cell office:value-type="float" office:value="432">
                <text:p>432</text:p>
              </table:table-cell>
              <table:table-cell office:value-type="float" office:value="409">
                <text:p>409</text:p>
              </table:table-cell>
              <table:table-cell office:value-type="float" office:value="439">
                <text:p>439</text:p>
              </table:table-cell>
              <table:table-cell office:value-type="float" office:value="1057">
                <text:p>1057</text:p>
              </table:table-cell>
              <table:table-cell office:value-type="float" office:value="288">
                <text:p>288</text:p>
              </table:table-cell>
              <table:table-cell office:value-type="float" office:value="868">
                <text:p>868</text:p>
              </table:table-cell>
              <table:table-cell office:value-type="float" office:value="852">
                <text:p>852</text:p>
              </table:table-cell>
              <table:table-cell office:value-type="float" office:value="731">
                <text:p>731</text:p>
              </table:table-cell>
              <table:table-cell office:value-type="float" office:value="308">
                <text:p>308</text:p>
              </table:table-cell>
              <table:table-cell office:value-type="float" office:value="446">
                <text:p>446</text:p>
              </table:table-cell>
              <table:table-cell office:value-type="float" office:value="515">
                <text:p>515</text:p>
              </table:table-cell>
              <table:table-cell office:value-type="float" office:value="1094">
                <text:p>1094</text:p>
              </table:table-cell>
              <table:table-cell office:value-type="float" office:value="869">
                <text:p>869</text:p>
              </table:table-cell>
              <table:table-cell office:value-type="float" office:value="836">
                <text:p>836</text:p>
              </table:table-cell>
              <table:table-cell office:value-type="float" office:value="1010">
                <text:p>1010</text:p>
              </table:table-cell>
              <table:table-cell office:value-type="float" office:value="828">
                <text:p>828</text:p>
              </table:table-cell>
              <table:table-cell office:value-type="float" office:value="861">
                <text:p>861</text:p>
              </table:table-cell>
              <table:table-cell office:value-type="float" office:value="976">
                <text:p>976</text:p>
              </table:table-cell>
              <table:table-cell office:value-type="float" office:value="777">
                <text:p>777</text:p>
              </table:table-cell>
              <table:table-cell office:value-type="float" office:value="631">
                <text:p>631</text:p>
              </table:table-cell>
              <table:table-cell office:value-type="float" office:value="872">
                <text:p>872</text:p>
              </table:table-cell>
              <table:table-cell office:value-type="float" office:value="855">
                <text:p>855</text:p>
              </table:table-cell>
              <table:table-cell office:value-type="float" office:value="766">
                <text:p>766</text:p>
              </table:table-cell>
              <table:table-cell office:value-type="float" office:value="1087">
                <text:p>1087</text:p>
              </table:table-cell>
              <table:table-cell office:value-type="float" office:value="783">
                <text:p>783</text:p>
              </table:table-cell>
              <table:table-cell office:value-type="float" office:value="500">
                <text:p>500</text:p>
              </table:table-cell>
              <table:table-cell office:value-type="float" office:value="285">
                <text:p>285</text:p>
              </table:table-cell>
              <table:table-cell office:value-type="float" office:value="1068">
                <text:p>1068</text:p>
              </table:table-cell>
              <table:table-cell office:value-type="float" office:value="960">
                <text:p>960</text:p>
              </table:table-cell>
              <table:table-cell office:value-type="float" office:value="597">
                <text:p>597</text:p>
              </table:table-cell>
              <table:table-cell office:value-type="float" office:value="986">
                <text:p>986</text:p>
              </table:table-cell>
              <table:table-cell office:value-type="float" office:value="894">
                <text:p>894</text:p>
              </table:table-cell>
              <table:table-cell office:value-type="float" office:value="723">
                <text:p>723</text:p>
              </table:table-cell>
              <table:table-cell office:value-type="float" office:value="709">
                <text:p>709</text:p>
              </table:table-cell>
              <table:table-cell office:value-type="float" office:value="839">
                <text:p>839</text:p>
              </table:table-cell>
              <table:table-cell office:value-type="float" office:value="843">
                <text:p>843</text:p>
              </table:table-cell>
              <table:table-cell office:value-type="float" office:value="713">
                <text:p>713</text:p>
              </table:table-cell>
              <table:table-cell office:value-type="float" office:value="1092">
                <text:p>1092</text:p>
              </table:table-cell>
              <table:table-cell office:value-type="float" office:value="346">
                <text:p>346</text:p>
              </table:table-cell>
              <table:table-cell office:value-type="float" office:value="443">
                <text:p>443</text:p>
              </table:table-cell>
              <table:table-cell office:value-type="float" office:value="314">
                <text:p>314</text:p>
              </table:table-cell>
              <table:table-cell office:value-type="float" office:value="720">
                <text:p>720</text:p>
              </table:table-cell>
              <table:table-cell office:value-type="float" office:value="658">
                <text:p>658</text:p>
              </table:table-cell>
              <table:table-cell office:value-type="float" office:value="1015">
                <text:p>1015</text:p>
              </table:table-cell>
              <table:table-cell office:value-type="float" office:value="183">
                <text:p>183</text:p>
              </table:table-cell>
              <table:table-cell office:value-type="float" office:value="463">
                <text:p>463</text:p>
              </table:table-cell>
              <table:table-cell office:value-type="float" office:value="850">
                <text:p>850</text:p>
              </table:table-cell>
              <table:table-cell office:value-type="float" office:value="737">
                <text:p>737</text:p>
              </table:table-cell>
              <table:table-cell office:value-type="float" office:value="498">
                <text:p>498</text:p>
              </table:table-cell>
              <table:table-cell office:value-type="float" office:value="194">
                <text:p>194</text:p>
              </table:table-cell>
              <table:table-cell office:value-type="float" office:value="526">
                <text:p>526</text:p>
              </table:table-cell>
              <table:table-cell office:value-type="float" office:value="211">
                <text:p>211</text:p>
              </table:table-cell>
              <table:table-cell office:value-type="float" office:value="769">
                <text:p>769</text:p>
              </table:table-cell>
              <table:table-cell office:value-type="float" office:value="706">
                <text:p>706</text:p>
              </table:table-cell>
              <table:table-cell office:value-type="float" office:value="712">
                <text:p>712</text:p>
              </table:table-cell>
              <table:table-cell office:value-type="float" office:value="508">
                <text:p>508</text:p>
              </table:table-cell>
              <table:table-cell office:value-type="float" office:value="891">
                <text:p>891</text:p>
              </table:table-cell>
              <table:table-cell office:value-type="float" office:value="505">
                <text:p>505</text:p>
              </table:table-cell>
              <table:table-cell office:value-type="float" office:value="760">
                <text:p>760</text:p>
              </table:table-cell>
              <table:table-cell office:value-type="float" office:value="503">
                <text:p>503</text:p>
              </table:table-cell>
              <table:table-cell office:value-type="float" office:value="775">
                <text:p>775</text:p>
              </table:table-cell>
              <table:table-cell office:value-type="float" office:value="292">
                <text:p>292</text:p>
              </table:table-cell>
              <table:table-cell office:value-type="float" office:value="1080">
                <text:p>1080</text:p>
              </table:table-cell>
              <table:table-cell office:value-type="float" office:value="1083">
                <text:p>1083</text:p>
              </table:table-cell>
              <table:table-cell office:value-type="float" office:value="662">
                <text:p>662</text:p>
              </table:table-cell>
              <table:table-cell office:value-type="float" office:value="1302">
                <text:p>1302</text:p>
              </table:table-cell>
              <table:table-cell office:value-type="float" office:value="65">
                <text:p>65</text:p>
              </table:table-cell>
              <table:table-cell office:value-type="float" office:value="834">
                <text:p>834</text:p>
              </table:table-cell>
              <table:table-cell office:value-type="float" office:value="884">
                <text:p>884</text:p>
              </table:table-cell>
              <table:table-cell office:value-type="float" office:value="727">
                <text:p>727</text:p>
              </table:table-cell>
              <table:table-cell office:value-type="float" office:value="510">
                <text:p>510</text:p>
              </table:table-cell>
              <table:table-cell office:value-type="float" office:value="551">
                <text:p>551</text:p>
              </table:table-cell>
              <table:table-cell office:value-type="float" office:value="618">
                <text:p>618</text:p>
              </table:table-cell>
              <table:table-cell office:value-type="float" office:value="1063">
                <text:p>1063</text:p>
              </table:table-cell>
              <table:table-cell office:value-type="float" office:value="743">
                <text:p>743</text:p>
              </table:table-cell>
              <table:table-cell office:value-type="float" office:value="1027">
                <text:p>1027</text:p>
              </table:table-cell>
              <table:table-cell office:value-type="float" office:value="975">
                <text:p>975</text:p>
              </table:table-cell>
              <table:table-cell office:value-type="float" office:value="967">
                <text:p>967</text:p>
              </table:table-cell>
              <table:table-cell office:value-type="float" office:value="311">
                <text:p>311</text:p>
              </table:table-cell>
              <table:table-cell office:value-type="float" office:value="835">
                <text:p>835</text:p>
              </table:table-cell>
              <table:table-cell office:value-type="float" office:value="722">
                <text:p>722</text:p>
              </table:table-cell>
              <table:table-cell office:value-type="float" office:value="413">
                <text:p>413</text:p>
              </table:table-cell>
              <table:table-cell office:value-type="float" office:value="719">
                <text:p>719</text:p>
              </table:table-cell>
              <table:table-cell office:value-type="float" office:value="937">
                <text:p>937</text:p>
              </table:table-cell>
              <table:table-cell office:value-type="float" office:value="979">
                <text:p>979</text:p>
              </table:table-cell>
              <table:table-cell office:value-type="float" office:value="497">
                <text:p>497</text:p>
              </table:table-cell>
              <table:table-cell office:value-type="float" office:value="635">
                <text:p>635</text:p>
              </table:table-cell>
              <table:table-cell office:value-type="float" office:value="963">
                <text:p>963</text:p>
              </table:table-cell>
              <table:table-cell office:value-type="float" office:value="981">
                <text:p>981</text:p>
              </table:table-cell>
              <table:table-cell office:value-type="float" office:value="287">
                <text:p>287</text:p>
              </table:table-cell>
              <table:table-cell office:value-type="float" office:value="509">
                <text:p>509</text:p>
              </table:table-cell>
              <table:table-cell office:value-type="float" office:value="1095">
                <text:p>1095</text:p>
              </table:table-cell>
              <table:table-cell office:value-type="float" office:value="198">
                <text:p>198</text:p>
              </table:table-cell>
              <table:table-cell office:value-type="float" office:value="281">
                <text:p>281</text:p>
              </table:table-cell>
              <table:table-cell office:value-type="float" office:value="877">
                <text:p>877</text:p>
              </table:table-cell>
              <table:table-cell office:value-type="float" office:value="1200">
                <text:p>1200</text:p>
              </table:table-cell>
              <table:table-cell office:value-type="float" office:value="610">
                <text:p>610</text:p>
              </table:table-cell>
              <table:table-cell office:value-type="float" office:value="1086">
                <text:p>1086</text:p>
              </table:table-cell>
              <table:table-cell office:value-type="float" office:value="216">
                <text:p>216</text:p>
              </table:table-cell>
              <table:table-cell office:value-type="float" office:value="588">
                <text:p>588</text:p>
              </table:table-cell>
              <table:table-cell office:value-type="float" office:value="188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82">
                <text:p>982</text:p>
              </table:table-cell>
              <table:table-cell office:value-type="float" office:value="778">
                <text:p>778</text:p>
              </table:table-cell>
              <table:table-cell office:value-type="float" office:value="680">
                <text:p>680</text:p>
              </table:table-cell>
              <table:table-cell office:value-type="float" office:value="732">
                <text:p>732</text:p>
              </table:table-cell>
              <table:table-cell office:value-type="float" office:value="1154">
                <text:p>1154</text:p>
              </table:table-cell>
              <table:table-cell office:value-type="float" office:value="232">
                <text:p>232</text:p>
              </table:table-cell>
              <table:table-cell office:value-type="float" office:value="109">
                <text:p>109</text:p>
              </table:table-cell>
              <table:table-cell office:value-type="float" office:value="676">
                <text:p>676</text:p>
              </table:table-cell>
              <table:table-cell office:value-type="float" office:value="669">
                <text:p>669</text:p>
              </table:table-cell>
              <table:table-cell office:value-type="float" office:value="956">
                <text:p>956</text:p>
              </table:table-cell>
              <table:table-cell office:value-type="float" office:value="829">
                <text:p>829</text:p>
              </table:table-cell>
              <table:table-cell office:value-type="float" office:value="220">
                <text:p>220</text:p>
              </table:table-cell>
              <table:table-cell office:value-type="float" office:value="1056">
                <text:p>1056</text:p>
              </table:table-cell>
              <table:table-cell office:value-type="float" office:value="845">
                <text:p>845</text:p>
              </table:table-cell>
              <table:table-cell office:value-type="float" office:value="672">
                <text:p>672</text:p>
              </table:table-cell>
              <table:table-cell office:value-type="float" office:value="480">
                <text:p>480</text:p>
              </table:table-cell>
              <table:table-cell office:value-type="float" office:value="507">
                <text:p>507</text:p>
              </table:table-cell>
              <table:table-cell office:value-type="float" office:value="716">
                <text:p>716</text:p>
              </table:table-cell>
              <table:table-cell office:value-type="float" office:value="849">
                <text:p>849</text:p>
              </table:table-cell>
              <table:table-cell office:value-type="float" office:value="448">
                <text:p>448</text:p>
              </table:table-cell>
              <table:table-cell office:value-type="float" office:value="600">
                <text:p>600</text:p>
              </table:table-cell>
              <table:table-cell office:value-type="float" office:value="565">
                <text:p>565</text:p>
              </table:table-cell>
              <table:table-cell office:value-type="float" office:value="496">
                <text:p>496</text:p>
              </table:table-cell>
              <table:table-cell office:value-type="float" office:value="847">
                <text:p>847</text:p>
              </table:table-cell>
              <table:table-cell office:value-type="float" office:value="1084">
                <text:p>1084</text:p>
              </table:table-cell>
              <table:table-cell office:value-type="float" office:value="1244">
                <text:p>1244</text:p>
              </table:table-cell>
              <table:table-cell office:value-type="float" office:value="594">
                <text:p>594</text:p>
              </table:table-cell>
              <table:table-cell office:value-type="float" office:value="633">
                <text:p>633</text:p>
              </table:table-cell>
              <table:table-cell office:value-type="float" office:value="591">
                <text:p>591</text:p>
              </table:table-cell>
              <table:table-cell office:value-type="float" office:value="993">
                <text:p>993</text:p>
              </table:table-cell>
              <table:table-cell office:value-type="float" office:value="1007">
                <text:p>1007</text:p>
              </table:table-cell>
              <table:table-cell office:value-type="float" office:value="339">
                <text:p>339</text:p>
              </table:table-cell>
              <table:table-cell office:value-type="float" office:value="619">
                <text:p>619</text:p>
              </table:table-cell>
              <table:table-cell office:value-type="float" office:value="1070">
                <text:p>1070</text:p>
              </table:table-cell>
              <table:table-cell office:value-type="float" office:value="578">
                <text:p>578</text:p>
              </table:table-cell>
              <table:table-cell office:value-type="float" office:value="938">
                <text:p>938</text:p>
              </table:table-cell>
              <table:table-cell office:value-type="float" office:value="1089">
                <text:p>1089</text:p>
              </table:table-cell>
              <table:table-cell office:value-type="float" office:value="616">
                <text:p>616</text:p>
              </table:table-cell>
              <table:table-cell office:value-type="float" office:value="670">
                <text:p>670</text:p>
              </table:table-cell>
              <table:table-cell office:value-type="float" office:value="309">
                <text:p>309</text:p>
              </table:table-cell>
              <table:table-cell office:value-type="float" office:value="876">
                <text:p>876</text:p>
              </table:table-cell>
              <table:table-cell office:value-type="float" office:value="837">
                <text:p>837</text:p>
              </table:table-cell>
              <table:table-cell office:value-type="float" office:value="477">
                <text:p>477</text:p>
              </table:table-cell>
              <table:table-cell office:value-type="float" office:value="757">
                <text:p>757</text:p>
              </table:table-cell>
              <table:table-cell office:value-type="float" office:value="604">
                <text:p>604</text:p>
              </table:table-cell>
              <table:table-cell office:value-type="float" office:value="323">
                <text:p>323</text:p>
              </table:table-cell>
              <table:table-cell office:value-type="float" office:value="830">
                <text:p>830</text:p>
              </table:table-cell>
              <table:table-cell office:value-type="float" office:value="525">
                <text:p>525</text:p>
              </table:table-cell>
              <table:table-cell office:value-type="float" office:value="745">
                <text:p>745</text:p>
              </table:table-cell>
              <table:table-cell office:value-type="float" office:value="886">
                <text:p>886</text:p>
              </table:table-cell>
              <table:table-cell office:value-type="float" office:value="395">
                <text:p>395</text:p>
              </table:table-cell>
              <table:table-cell office:value-type="float" office:value="83">
                <text:p>83</text:p>
              </table:table-cell>
              <table:table-cell office:value-type="float" office:value="99">
                <text:p>99</text:p>
              </table:table-cell>
              <table:table-cell office:value-type="float" office:value="880">
                <text:p>880</text:p>
              </table:table-cell>
              <table:table-cell office:value-type="float" office:value="983">
                <text:p>983</text:p>
              </table:table-cell>
              <table:table-cell office:value-type="float" office:value="214">
                <text:p>214</text:p>
              </table:table-cell>
              <table:table-cell office:value-type="float" office:value="1275">
                <text:p>1275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970">
                <text:p>970</text:p>
              </table:table-cell>
              <table:table-cell office:value-type="float" office:value="626">
                <text:p>626</text:p>
              </table:table-cell>
              <table:table-cell office:value-type="float" office:value="564">
                <text:p>564</text:p>
              </table:table-cell>
              <table:table-cell office:value-type="float" office:value="393">
                <text:p>393</text:p>
              </table:table-cell>
              <table:table-cell office:value-type="float" office:value="881">
                <text:p>881</text:p>
              </table:table-cell>
              <table:table-cell office:value-type="float" office:value="558">
                <text:p>558</text:p>
              </table:table-cell>
              <table:table-cell office:value-type="float" office:value="1191">
                <text:p>1191</text:p>
              </table:table-cell>
              <table:table-cell office:value-type="float" office:value="290">
                <text:p>290</text:p>
              </table:table-cell>
              <table:table-cell office:value-type="float" office:value="195">
                <text:p>195</text:p>
              </table:table-cell>
              <table:table-cell office:value-type="float" office:value="250">
                <text:p>250</text:p>
              </table:table-cell>
              <table:table-cell office:value-type="float" office:value="679">
                <text:p>679</text:p>
              </table:table-cell>
              <table:table-cell office:value-type="float" office:value="378">
                <text:p>378</text:p>
              </table:table-cell>
              <table:table-cell office:value-type="float" office:value="740">
                <text:p>740</text:p>
              </table:table-cell>
              <table:table-cell office:value-type="float" office:value="329">
                <text:p>329</text:p>
              </table:table-cell>
              <table:table-cell office:value-type="float" office:value="1199">
                <text:p>1199</text:p>
              </table:table-cell>
              <table:table-cell office:value-type="float" office:value="1159">
                <text:p>1159</text:p>
              </table:table-cell>
              <table:table-cell office:value-type="float" office:value="879">
                <text:p>879</text:p>
              </table:table-cell>
              <table:table-cell office:value-type="float" office:value="499">
                <text:p>499</text:p>
              </table:table-cell>
              <table:table-cell office:value-type="float" office:value="197">
                <text:p>197</text:p>
              </table:table-cell>
              <table:table-cell office:value-type="float" office:value="934">
                <text:p>934</text:p>
              </table:table-cell>
              <table:table-cell office:value-type="float" office:value="280">
                <text:p>280</text:p>
              </table:table-cell>
              <table:table-cell office:value-type="float" office:value="818">
                <text:p>818</text:p>
              </table:table-cell>
              <table:table-cell office:value-type="float" office:value="682">
                <text:p>682</text:p>
              </table:table-cell>
              <table:table-cell office:value-type="float" office:value="763">
                <text:p>763</text:p>
              </table:table-cell>
              <table:table-cell office:value-type="float" office:value="1090">
                <text:p>1090</text:p>
              </table:table-cell>
              <table:table-cell office:value-type="float" office:value="797">
                <text:p>797</text:p>
              </table:table-cell>
              <table:table-cell office:value-type="float" office:value="612">
                <text:p>612</text:p>
              </table:table-cell>
              <table:table-cell office:value-type="float" office:value="1040">
                <text:p>1040</text:p>
              </table:table-cell>
              <table:table-cell office:value-type="float" office:value="888">
                <text:p>888</text:p>
              </table:table-cell>
              <table:table-cell office:value-type="float" office:value="1003">
                <text:p>1003</text:p>
              </table:table-cell>
              <table:table-cell office:value-type="float" office:value="385">
                <text:p>385</text:p>
              </table:table-cell>
              <table:table-cell office:value-type="float" office:value="1035">
                <text:p>1035</text:p>
              </table:table-cell>
              <table:table-cell office:value-type="float" office:value="895">
                <text:p>895</text:p>
              </table:table-cell>
              <table:table-cell office:value-type="float" office:value="614">
                <text:p>614</text:p>
              </table:table-cell>
              <table:table-cell office:value-type="float" office:value="492">
                <text:p>492</text:p>
              </table:table-cell>
              <table:table-cell office:value-type="float" office:value="486">
                <text:p>486</text:p>
              </table:table-cell>
              <table:table-cell office:value-type="float" office:value="893">
                <text:p>893</text:p>
              </table:table-cell>
              <table:table-cell office:value-type="float" office:value="711">
                <text:p>711</text:p>
              </table:table-cell>
              <table:table-cell office:value-type="float" office:value="394">
                <text:p>394</text:p>
              </table:table-cell>
              <table:table-cell office:value-type="float" office:value="844">
                <text:p>844</text:p>
              </table:table-cell>
              <table:table-cell office:value-type="float" office:value="235">
                <text:p>235</text:p>
              </table:table-cell>
              <table:table-cell office:value-type="float" office:value="1104">
                <text:p>1104</text:p>
              </table:table-cell>
              <table:table-cell office:value-type="float" office:value="263">
                <text:p>263</text:p>
              </table:table-cell>
              <table:table-cell office:value-type="float" office:value="381">
                <text:p>381</text:p>
              </table:table-cell>
              <table:table-cell office:value-type="float" office:value="957">
                <text:p>957</text:p>
              </table:table-cell>
              <table:table-cell office:value-type="float" office:value="1212">
                <text:p>1212</text:p>
              </table:table-cell>
              <table:table-cell office:value-type="float" office:value="693">
                <text:p>693</text:p>
              </table:table-cell>
              <table:table-cell office:value-type="float" office:value="840">
                <text:p>840</text:p>
              </table:table-cell>
              <table:table-cell office:value-type="float" office:value="701">
                <text:p>701</text:p>
              </table:table-cell>
              <table:table-cell office:value-type="float" office:value="973">
                <text:p>973</text:p>
              </table:table-cell>
              <table:table-cell office:value-type="float" office:value="511">
                <text:p>511</text:p>
              </table:table-cell>
              <table:table-cell office:value-type="float" office:value="940">
                <text:p>940</text:p>
              </table:table-cell>
              <table:table-cell office:value-type="float" office:value="851">
                <text:p>851</text:p>
              </table:table-cell>
              <table:table-cell office:value-type="float" office:value="1177">
                <text:p>1177</text:p>
              </table:table-cell>
              <table:table-cell office:value-type="float" office:value="1072">
                <text:p>1072</text:p>
              </table:table-cell>
              <table:table-cell office:value-type="float" office:value="379">
                <text:p>379</text:p>
              </table:table-cell>
              <table:table-cell office:value-type="float" office:value="942">
                <text:p>942</text:p>
              </table:table-cell>
              <table:table-cell office:value-type="float" office:value="389">
                <text:p>389</text:p>
              </table:table-cell>
              <table:table-cell office:value-type="float" office:value="403">
                <text:p>403</text:p>
              </table:table-cell>
              <table:table-cell office:value-type="float" office:value="721">
                <text:p>721</text:p>
              </table:table-cell>
              <table:table-cell office:value-type="float" office:value="1292">
                <text:p>1292</text:p>
              </table:table-cell>
              <table:table-cell office:value-type="float" office:value="1052">
                <text:p>1052</text:p>
              </table:table-cell>
              <table:table-cell office:value-type="float" office:value="1204">
                <text:p>1204</text:p>
              </table:table-cell>
              <table:table-cell office:value-type="float" office:value="838">
                <text:p>838</text:p>
              </table:table-cell>
              <table:table-cell office:value-type="float" office:value="84">
                <text:p>84</text:p>
              </table:table-cell>
              <table:table-cell office:value-type="float" office:value="968">
                <text:p>968</text:p>
              </table:table-cell>
              <table:table-cell office:value-type="float" office:value="573">
                <text:p>573</text:p>
              </table:table-cell>
              <table:table-cell office:value-type="float" office:value="946">
                <text:p>946</text:p>
              </table:table-cell>
              <table:table-cell office:value-type="float" office:value="570">
                <text:p>570</text:p>
              </table:table-cell>
              <table:table-cell office:value-type="float" office:value="1062">
                <text:p>1062</text:p>
              </table:table-cell>
              <table:table-cell office:value-type="float" office:value="1066">
                <text:p>1066</text:p>
              </table:table-cell>
              <table:table-cell office:value-type="float" office:value="1097">
                <text:p>1097</text:p>
              </table:table-cell>
              <table:table-cell office:value-type="float" office:value="1373">
                <text:p>1373</text:p>
              </table:table-cell>
              <table:table-cell office:value-type="float" office:value="586">
                <text:p>586</text:p>
              </table:table-cell>
              <table:table-cell office:value-type="float" office:value="571">
                <text:p>571</text:p>
              </table:table-cell>
              <table:table-cell office:value-type="float" office:value="1081">
                <text:p>1081</text:p>
              </table:table-cell>
              <table:table-cell office:value-type="float" office:value="789">
                <text:p>789</text:p>
              </table:table-cell>
              <table:table-cell office:value-type="float" office:value="1076">
                <text:p>1076</text:p>
              </table:table-cell>
              <table:table-cell office:value-type="float" office:value="179">
                <text:p>179</text:p>
              </table:table-cell>
              <table:table-cell office:value-type="float" office:value="780">
                <text:p>780</text:p>
              </table:table-cell>
              <table:table-cell office:value-type="float" office:value="887">
                <text:p>887</text:p>
              </table:table-cell>
              <table:table-cell office:value-type="float" office:value="784">
                <text:p>784</text:p>
              </table:table-cell>
              <table:table-cell office:value-type="float" office:value="1123">
                <text:p>1123</text:p>
              </table:table-cell>
              <table:table-cell office:value-type="float" office:value="274">
                <text:p>274</text:p>
              </table:table-cell>
              <table:table-cell office:value-type="float" office:value="1178">
                <text:p>1178</text:p>
              </table:table-cell>
              <table:table-cell office:value-type="float" office:value="1210">
                <text:p>1210</text:p>
              </table:table-cell>
              <table:table-cell office:value-type="float" office:value="929">
                <text:p>929</text:p>
              </table:table-cell>
              <table:table-cell office:value-type="float" office:value="455">
                <text:p>455</text:p>
              </table:table-cell>
              <table:table-cell office:value-type="float" office:value="159">
                <text:p>159</text:p>
              </table:table-cell>
              <table:table-cell office:value-type="float" office:value="149">
                <text:p>149</text:p>
              </table:table-cell>
              <table:table-cell office:value-type="float" office:value="370">
                <text:p>370</text:p>
              </table:table-cell>
              <table:table-cell office:value-type="float" office:value="253">
                <text:p>253</text:p>
              </table:table-cell>
              <table:table-cell office:value-type="float" office:value="244">
                <text:p>244</text:p>
              </table:table-cell>
              <table:table-cell office:value-type="float" office:value="157">
                <text:p>157</text:p>
              </table:table-cell>
              <table:table-cell office:value-type="float" office:value="369">
                <text:p>369</text:p>
              </table:table-cell>
              <table:table-cell office:value-type="float" office:value="734">
                <text:p>734</text:p>
              </table:table-cell>
              <table:table-cell office:value-type="float" office:value="1113">
                <text:p>1113</text:p>
              </table:table-cell>
              <table:table-cell office:value-type="float" office:value="786">
                <text:p>786</text:p>
              </table:table-cell>
              <table:table-cell office:value-type="float" office:value="569">
                <text:p>569</text:p>
              </table:table-cell>
              <table:table-cell office:value-type="float" office:value="994">
                <text:p>994</text:p>
              </table:table-cell>
              <table:table-cell office:value-type="float" office:value="717">
                <text:p>717</text:p>
              </table:table-cell>
              <table:table-cell office:value-type="float" office:value="182">
                <text:p>182</text:p>
              </table:table-cell>
              <table:table-cell office:value-type="float" office:value="449">
                <text:p>449</text:p>
              </table:table-cell>
              <table:table-cell office:value-type="float" office:value="341">
                <text:p>341</text:p>
              </table:table-cell>
              <table:table-cell office:value-type="float" office:value="948">
                <text:p>948</text:p>
              </table:table-cell>
              <table:table-cell office:value-type="float" office:value="950">
                <text:p>950</text:p>
              </table:table-cell>
              <table:table-cell office:value-type="float" office:value="941">
                <text:p>941</text:p>
              </table:table-cell>
              <table:table-cell office:value-type="float" office:value="772">
                <text:p>772</text:p>
              </table:table-cell>
              <table:table-cell office:value-type="float" office:value="376">
                <text:p>376</text:p>
              </table:table-cell>
              <table:table-cell office:value-type="float" office:value="924">
                <text:p>924</text:p>
              </table:table-cell>
              <table:table-cell office:value-type="float" office:value="1099">
                <text:p>1099</text:p>
              </table:table-cell>
              <table:table-cell office:value-type="float" office:value="187">
                <text:p>187</text:p>
              </table:table-cell>
              <table:table-cell office:value-type="float" office:value="997">
                <text:p>997</text:p>
              </table:table-cell>
              <table:table-cell office:value-type="float" office:value="621">
                <text:p>621</text:p>
              </table:table-cell>
              <table:table-cell office:value-type="float" office:value="959">
                <text:p>959</text:p>
              </table:table-cell>
              <table:table-cell office:value-type="float" office:value="825">
                <text:p>825</text:p>
              </table:table-cell>
              <table:table-cell office:value-type="float" office:value="384">
                <text:p>384</text:p>
              </table:table-cell>
              <table:table-cell office:value-type="float" office:value="1488">
                <text:p>1488</text:p>
              </table:table-cell>
              <table:table-cell office:value-type="float" office:value="488">
                <text:p>488</text:p>
              </table:table-cell>
              <table:table-cell office:value-type="float" office:value="360">
                <text:p>360</text:p>
              </table:table-cell>
              <table:table-cell office:value-type="float" office:value="1171">
                <text:p>1171</text:p>
              </table:table-cell>
              <table:table-cell office:value-type="float" office:value="397">
                <text:p>397</text:p>
              </table:table-cell>
              <table:table-cell office:value-type="float" office:value="943">
                <text:p>943</text:p>
              </table:table-cell>
              <table:table-cell office:value-type="float" office:value="72">
                <text:p>72</text:p>
              </table:table-cell>
              <table:table-cell office:value-type="float" office:value="816">
                <text:p>816</text:p>
              </table:table-cell>
              <table:table-cell office:value-type="float" office:value="827">
                <text:p>827</text:p>
              </table:table-cell>
              <table:table-cell office:value-type="float" office:value="992">
                <text:p>992</text:p>
              </table:table-cell>
              <table:table-cell office:value-type="float" office:value="962">
                <text:p>962</text:p>
              </table:table-cell>
              <table:table-cell office:value-type="float" office:value="549">
                <text:p>549</text:p>
              </table:table-cell>
              <table:table-cell office:value-type="float" office:value="1216">
                <text:p>1216</text:p>
              </table:table-cell>
              <table:table-cell office:value-type="float" office:value="282">
                <text:p>282</text:p>
              </table:table-cell>
              <table:table-cell office:value-type="float" office:value="265">
                <text:p>265</text:p>
              </table:table-cell>
              <table:table-cell office:value-type="float" office:value="966">
                <text:p>966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  <table:table-cell office:value-type="float" office:value="464">
                <text:p>464</text:p>
              </table:table-cell>
              <table:table-cell office:value-type="float" office:value="293">
                <text:p>293</text:p>
              </table:table-cell>
              <table:table-cell office:value-type="float" office:value="248">
                <text:p>248</text:p>
              </table:table-cell>
              <table:table-cell office:value-type="float" office:value="903">
                <text:p>903</text:p>
              </table:table-cell>
              <table:table-cell office:value-type="float" office:value="885">
                <text:p>885</text:p>
              </table:table-cell>
              <table:table-cell office:value-type="float" office:value="821">
                <text:p>821</text:p>
              </table:table-cell>
              <table:table-cell office:value-type="float" office:value="977">
                <text:p>977</text:p>
              </table:table-cell>
              <table:table-cell office:value-type="float" office:value="383">
                <text:p>383</text:p>
              </table:table-cell>
              <table:table-cell office:value-type="float" office:value="899">
                <text:p>899</text:p>
              </table:table-cell>
              <table:table-cell office:value-type="float" office:value="550">
                <text:p>550</text:p>
              </table:table-cell>
              <table:table-cell office:value-type="float" office:value="815">
                <text:p>815</text:p>
              </table:table-cell>
              <table:table-cell office:value-type="float" office:value="817">
                <text:p>817</text:p>
              </table:table-cell>
              <table:table-cell office:value-type="float" office:value="514">
                <text:p>514</text:p>
              </table:table-cell>
              <table:table-cell office:value-type="float" office:value="1102">
                <text:p>1102</text:p>
              </table:table-cell>
              <table:table-cell office:value-type="float" office:value="782">
                <text:p>782</text:p>
              </table:table-cell>
              <table:table-cell office:value-type="float" office:value="674">
                <text:p>674</text:p>
              </table:table-cell>
              <table:table-cell office:value-type="float" office:value="1077">
                <text:p>1077</text:p>
              </table:table-cell>
              <table:table-cell office:value-type="float" office:value="1282">
                <text:p>1282</text:p>
              </table:table-cell>
              <table:table-cell office:value-type="float" office:value="351">
                <text:p>351</text:p>
              </table:table-cell>
              <table:table-cell office:value-type="float" office:value="567">
                <text:p>567</text:p>
              </table:table-cell>
              <table:table-cell office:value-type="float" office:value="958">
                <text:p>958</text:p>
              </table:table-cell>
              <table:table-cell office:value-type="float" office:value="607">
                <text:p>607</text:p>
              </table:table-cell>
              <table:table-cell office:value-type="float" office:value="1075">
                <text:p>1075</text:p>
              </table:table-cell>
              <table:table-cell office:value-type="float" office:value="1096">
                <text:p>1096</text:p>
              </table:table-cell>
              <table:table-cell office:value-type="float" office:value="890">
                <text:p>890</text:p>
              </table:table-cell>
              <table:table-cell office:value-type="float" office:value="939">
                <text:p>939</text:p>
              </table:table-cell>
              <table:table-cell office:value-type="float" office:value="566">
                <text:p>566</text:p>
              </table:table-cell>
              <table:table-cell office:value-type="float" office:value="683">
                <text:p>683</text:p>
              </table:table-cell>
              <table:table-cell office:value-type="float" office:value="1016">
                <text:p>1016</text:p>
              </table:table-cell>
              <table:table-cell office:value-type="float" office:value="1064">
                <text:p>1064</text:p>
              </table:table-cell>
              <table:table-cell office:value-type="float" office:value="1111">
                <text:p>1111</text:p>
              </table:table-cell>
              <table:table-cell office:value-type="float" office:value="1091">
                <text:p>1091</text:p>
              </table:table-cell>
              <table:table-cell office:value-type="float" office:value="905">
                <text:p>905</text:p>
              </table:table-cell>
              <table:table-cell office:value-type="float" office:value="699">
                <text:p>699</text:p>
              </table:table-cell>
              <table:table-cell office:value-type="float" office:value="898">
                <text:p>898</text:p>
              </table:table-cell>
              <table:table-cell office:value-type="float" office:value="833">
                <text:p>833</text:p>
              </table:table-cell>
              <table:table-cell office:value-type="float" office:value="776">
                <text:p>776</text:p>
              </table:table-cell>
              <table:table-cell office:value-type="float" office:value="1166">
                <text:p>1166</text:p>
              </table:table-cell>
              <table:table-cell office:value-type="float" office:value="494">
                <text:p>494</text:p>
              </table:table-cell>
              <table:table-cell office:value-type="float" office:value="380">
                <text:p>380</text:p>
              </table:table-cell>
              <table:table-cell office:value-type="float" office:value="487">
                <text:p>487</text:p>
              </table:table-cell>
              <table:table-cell office:value-type="float" office:value="294">
                <text:p>294</text:p>
              </table:table-cell>
              <table:table-cell office:value-type="float" office:value="297">
                <text:p>297</text:p>
              </table:table-cell>
              <table:table-cell office:value-type="float" office:value="169">
                <text:p>169</text:p>
              </table:table-cell>
              <table:table-cell office:value-type="float" office:value="823">
                <text:p>823</text:p>
              </table:table-cell>
              <table:table-cell office:value-type="float" office:value="1073">
                <text:p>1073</text:p>
              </table:table-cell>
              <table:table-cell office:value-type="float" office:value="1054">
                <text:p>1054</text:p>
              </table:table-cell>
              <table:table-cell office:value-type="float" office:value="579">
                <text:p>579</text:p>
              </table:table-cell>
              <table:table-cell office:value-type="float" office:value="273">
                <text:p>273</text:p>
              </table:table-cell>
              <table:table-cell office:value-type="float" office:value="217">
                <text:p>217</text:p>
              </table:table-cell>
              <table:table-cell office:value-type="float" office:value="304">
                <text:p>304</text:p>
              </table:table-cell>
              <table:table-cell office:value-type="float" office:value="1238">
                <text:p>1238</text:p>
              </table:table-cell>
              <table:table-cell office:value-type="float" office:value="1047">
                <text:p>1047</text:p>
              </table:table-cell>
              <table:table-cell office:value-type="float" office:value="936">
                <text:p>936</text:p>
              </table:table-cell>
              <table:table-cell office:value-type="float" office:value="1022">
                <text:p>1022</text:p>
              </table:table-cell>
              <table:table-cell office:value-type="float" office:value="375">
                <text:p>375</text:p>
              </table:table-cell>
              <table:table-cell office:value-type="float" office:value="502">
                <text:p>502</text:p>
              </table:table-cell>
              <table:table-cell office:value-type="float" office:value="1368">
                <text:p>1368</text:p>
              </table:table-cell>
              <table:table-cell office:value-type="float" office:value="1039">
                <text:p>1039</text:p>
              </table:table-cell>
              <table:table-cell office:value-type="float" office:value="1260">
                <text:p>1260</text:p>
              </table:table-cell>
              <table:table-cell office:value-type="float" office:value="606">
                <text:p>606</text:p>
              </table:table-cell>
              <table:table-cell office:value-type="float" office:value="822">
                <text:p>822</text:p>
              </table:table-cell>
              <table:table-cell office:value-type="float" office:value="396">
                <text:p>396</text:p>
              </table:table-cell>
              <table:table-cell office:value-type="float" office:value="1079">
                <text:p>1079</text:p>
              </table:table-cell>
              <table:table-cell office:value-type="float" office:value="461">
                <text:p>461</text:p>
              </table:table-cell>
              <table:table-cell office:value-type="float" office:value="1041">
                <text:p>1041</text:p>
              </table:table-cell>
              <table:table-cell office:value-type="float" office:value="279">
                <text:p>279</text:p>
              </table:table-cell>
              <table:table-cell office:value-type="float" office:value="989">
                <text:p>989</text:p>
              </table:table-cell>
              <table:table-cell office:value-type="float" office:value="386">
                <text:p>386</text:p>
              </table:table-cell>
              <table:table-cell office:value-type="float" office:value="927">
                <text:p>927</text:p>
              </table:table-cell>
              <table:table-cell office:value-type="float" office:value="611">
                <text:p>611</text:p>
              </table:table-cell>
              <table:table-cell office:value-type="float" office:value="912">
                <text:p>912</text:p>
              </table:table-cell>
              <table:table-cell office:value-type="float" office:value="1048">
                <text:p>1048</text:p>
              </table:table-cell>
              <table:table-cell office:value-type="float" office:value="1122">
                <text:p>1122</text:p>
              </table:table-cell>
              <table:table-cell office:value-type="float" office:value="390">
                <text:p>390</text:p>
              </table:table-cell>
              <table:table-cell office:value-type="float" office:value="286">
                <text:p>286</text:p>
              </table:table-cell>
              <table:table-cell office:value-type="float" office:value="965">
                <text:p>965</text:p>
              </table:table-cell>
              <table:table-cell office:value-type="float" office:value="1112">
                <text:p>1112</text:p>
              </table:table-cell>
              <table:table-cell office:value-type="float" office:value="1071">
                <text:p>1071</text:p>
              </table:table-cell>
              <table:table-cell office:value-type="float" office:value="892">
                <text:p>892</text:p>
              </table:table-cell>
              <table:table-cell office:value-type="float" office:value="142">
                <text:p>142</text:p>
              </table:table-cell>
              <table:table-cell office:value-type="float" office:value="241">
                <text:p>241</text:p>
              </table:table-cell>
              <table:table-cell office:value-type="float" office:value="231">
                <text:p>231</text:p>
              </table:table-cell>
              <table:table-cell office:value-type="float" office:value="599">
                <text:p>599</text:p>
              </table:table-cell>
              <table:table-cell office:value-type="float" office:value="223">
                <text:p>223</text:p>
              </table:table-cell>
              <table:table-cell office:value-type="float" office:value="357">
                <text:p>357</text:p>
              </table:table-cell>
              <table:table-cell office:value-type="float" office:value="222">
                <text:p>222</text:p>
              </table:table-cell>
              <table:table-cell office:value-type="float" office:value="353">
                <text:p>353</text:p>
              </table:table-cell>
              <table:table-cell office:value-type="float" office:value="479">
                <text:p>479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  <table:table-cell office:value-type="float" office:value="1153">
                <text:p>1153</text:p>
              </table:table-cell>
              <table:table-cell office:value-type="float" office:value="501">
                <text:p>501</text:p>
              </table:table-cell>
              <table:table-cell office:value-type="float" office:value="167">
                <text:p>167</text:p>
              </table:table-cell>
              <table:table-cell office:value-type="float" office:value="1046">
                <text:p>1046</text:p>
              </table:table-cell>
              <table:table-cell office:value-type="float" office:value="283">
                <text:p>283</text:p>
              </table:table-cell>
              <table:table-cell office:value-type="float" office:value="186">
                <text:p>186</text:p>
              </table:table-cell>
              <table:table-cell office:value-type="float" office:value="68">
                <text:p>68</text:p>
              </table:table-cell>
              <table:table-cell office:value-type="float" office:value="718">
                <text:p>718</text:p>
              </table:table-cell>
              <table:table-cell office:value-type="float" office:value="1288">
                <text:p>1288</text:p>
              </table:table-cell>
              <table:table-cell office:value-type="float" office:value="1304">
                <text:p>1304</text:p>
              </table:table-cell>
              <table:table-cell office:value-type="float" office:value="671">
                <text:p>671</text:p>
              </table:table-cell>
              <table:table-cell office:value-type="float" office:value="481">
                <text:p>481</text:p>
              </table:table-cell>
              <table:table-cell office:value-type="float" office:value="491">
                <text:p>491</text:p>
              </table:table-cell>
              <table:table-cell office:value-type="float" office:value="1008">
                <text:p>1008</text:p>
              </table:table-cell>
              <table:table-cell office:value-type="float" office:value="1074">
                <text:p>1074</text:p>
              </table:table-cell>
              <table:table-cell office:value-type="float" office:value="465">
                <text:p>465</text:p>
              </table:table-cell>
              <table:table-cell office:value-type="float" office:value="483">
                <text:p>483</text:p>
              </table:table-cell>
              <table:table-cell office:value-type="float" office:value="700">
                <text:p>700</text:p>
              </table:table-cell>
              <table:table-cell office:value-type="float" office:value="793">
                <text:p>793</text:p>
              </table:table-cell>
              <table:table-cell office:value-type="float" office:value="686">
                <text:p>686</text:p>
              </table:table-cell>
              <table:table-cell office:value-type="float" office:value="799">
                <text:p>799</text:p>
              </table:table-cell>
              <table:table-cell office:value-type="float" office:value="814">
                <text:p>814</text:p>
              </table:table-cell>
              <table:table-cell office:value-type="float" office:value="925">
                <text:p>925</text:p>
              </table:table-cell>
              <table:table-cell office:value-type="float" office:value="1600">
                <text:p>1600</text:p>
              </table:table-cell>
              <table:table-cell office:value-type="float" office:value="910">
                <text:p>910</text:p>
              </table:table-cell>
              <table:table-cell office:value-type="float" office:value="696">
                <text:p>696</text:p>
              </table:table-cell>
              <table:table-cell office:value-type="float" office:value="161">
                <text:p>161</text:p>
              </table:table-cell>
              <table:table-cell office:value-type="float" office:value="584">
                <text:p>584</text:p>
              </table:table-cell>
              <table:table-cell office:value-type="float" office:value="392">
                <text:p>392</text:p>
              </table:table-cell>
              <table:table-cell office:value-type="float" office:value="1262">
                <text:p>1262</text:p>
              </table:table-cell>
              <table:table-cell office:value-type="float" office:value="896">
                <text:p>896</text:p>
              </table:table-cell>
              <table:table-cell office:value-type="float" office:value="824">
                <text:p>824</text:p>
              </table:table-cell>
              <table:table-cell office:value-type="float" office:value="595">
                <text:p>595</text:p>
              </table:table-cell>
              <table:table-cell office:value-type="float" office:value="459">
                <text:p>459</text:p>
              </table:table-cell>
              <table:table-cell office:value-type="float" office:value="906">
                <text:p>906</text:p>
              </table:table-cell>
              <table:table-cell office:value-type="float" office:value="1078">
                <text:p>1078</text:p>
              </table:table-cell>
              <table:table-cell office:value-type="float" office:value="112">
                <text:p>112</text:p>
              </table:table-cell>
              <table:table-cell office:value-type="float" office:value="206">
                <text:p>206</text:p>
              </table:table-cell>
              <table:table-cell office:value-type="float" office:value="698">
                <text:p>698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387">
                <text:p>387</text:p>
              </table:table-cell>
              <table:table-cell office:value-type="float" office:value="715">
                <text:p>715</text:p>
              </table:table-cell>
              <table:table-cell office:value-type="float" office:value="998">
                <text:p>998</text:p>
              </table:table-cell>
              <table:table-cell office:value-type="float" office:value="1130">
                <text:p>1130</text:p>
              </table:table-cell>
              <table:table-cell office:value-type="float" office:value="1228">
                <text:p>1228</text:p>
              </table:table-cell>
              <table:table-cell office:value-type="float" office:value="576">
                <text:p>576</text:p>
              </table:table-cell>
              <table:table-cell office:value-type="float" office:value="1055">
                <text:p>1055</text:p>
              </table:table-cell>
              <table:table-cell office:value-type="float" office:value="1219">
                <text:p>1219</text:p>
              </table:table-cell>
              <table:table-cell office:value-type="float" office:value="1353">
                <text:p>1353</text:p>
              </table:table-cell>
              <table:table-cell office:value-type="float" office:value="1197">
                <text:p>1197</text:p>
              </table:table-cell>
              <table:table-cell office:value-type="float" office:value="1185">
                <text:p>1185</text:p>
              </table:table-cell>
              <table:table-cell office:value-type="float" office:value="1182">
                <text:p>1182</text:p>
              </table:table-cell>
              <table:table-cell office:value-type="float" office:value="1067">
                <text:p>1067</text:p>
              </table:table-cell>
              <table:table-cell office:value-type="float" office:value="949">
                <text:p>949</text:p>
              </table:table-cell>
              <table:table-cell office:value-type="float" office:value="605">
                <text:p>605</text:p>
              </table:table-cell>
              <table:table-cell office:value-type="float" office:value="1420">
                <text:p>1420</text:p>
              </table:table-cell>
              <table:table-cell office:value-type="float" office:value="930">
                <text:p>930</text:p>
              </table:table-cell>
              <table:table-cell office:value-type="float" office:value="1001">
                <text:p>1001</text:p>
              </table:table-cell>
              <table:table-cell office:value-type="float" office:value="1196">
                <text:p>1196</text:p>
              </table:table-cell>
              <table:table-cell office:value-type="float" office:value="458">
                <text:p>458</text:p>
              </table:table-cell>
              <table:table-cell office:value-type="float" office:value="1397">
                <text:p>1397</text:p>
              </table:table-cell>
              <table:table-cell office:value-type="float" office:value="710">
                <text:p>710</text:p>
              </table:table-cell>
              <table:table-cell office:value-type="float" office:value="795">
                <text:p>795</text:p>
              </table:table-cell>
              <table:table-cell office:value-type="float" office:value="831">
                <text:p>831</text:p>
              </table:table-cell>
              <table:table-cell office:value-type="float" office:value="1396">
                <text:p>1396</text:p>
              </table:table-cell>
              <table:table-cell office:value-type="float" office:value="1180">
                <text:p>1180</text:p>
              </table:table-cell>
              <table:table-cell office:value-type="float" office:value="1162">
                <text:p>1162</text:p>
              </table:table-cell>
              <table:table-cell office:value-type="float" office:value="808">
                <text:p>808</text:p>
              </table:table-cell>
              <table:table-cell office:value-type="float" office:value="685">
                <text:p>685</text:p>
              </table:table-cell>
              <table:table-cell office:value-type="float" office:value="1155">
                <text:p>1155</text:p>
              </table:table-cell>
              <table:table-cell office:value-type="float" office:value="708">
                <text:p>708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97">
                <text:p>697</text:p>
              </table:table-cell>
              <table:table-cell office:value-type="float" office:value="1632">
                <text:p>1632</text:p>
              </table:table-cell>
              <table:table-cell office:value-type="float" office:value="1310">
                <text:p>1310</text:p>
              </table:table-cell>
              <table:table-cell office:value-type="float" office:value="1195">
                <text:p>1195</text:p>
              </table:table-cell>
              <table:table-cell office:value-type="float" office:value="495">
                <text:p>495</text:p>
              </table:table-cell>
              <table:table-cell office:value-type="float" office:value="991">
                <text:p>991</text:p>
              </table:table-cell>
              <table:table-cell office:value-type="float" office:value="485">
                <text:p>485</text:p>
              </table:table-cell>
              <table:table-cell office:value-type="float" office:value="1032">
                <text:p>1032</text:p>
              </table:table-cell>
              <table:table-cell office:value-type="float" office:value="1061">
                <text:p>1061</text:p>
              </table:table-cell>
              <table:table-cell office:value-type="float" office:value="945">
                <text:p>945</text:p>
              </table:table-cell>
              <table:table-cell office:value-type="float" office:value="296">
                <text:p>296</text:p>
              </table:table-cell>
              <table:table-cell office:value-type="float" office:value="1206">
                <text:p>1206</text:p>
              </table:table-cell>
              <table:table-cell office:value-type="float" office:value="702">
                <text:p>702</text:p>
              </table:table-cell>
              <table:table-cell office:value-type="float" office:value="909">
                <text:p>909</text:p>
              </table:table-cell>
              <table:table-cell office:value-type="float" office:value="601">
                <text:p>601</text:p>
              </table:table-cell>
              <table:table-cell office:value-type="float" office:value="303">
                <text:p>303</text:p>
              </table:table-cell>
              <table:table-cell office:value-type="float" office:value="79">
                <text:p>79</text:p>
              </table:table-cell>
              <table:table-cell office:value-type="float" office:value="1065">
                <text:p>1065</text:p>
              </table:table-cell>
              <table:table-cell office:value-type="float" office:value="1189">
                <text:p>1189</text:p>
              </table:table-cell>
              <table:table-cell office:value-type="float" office:value="278">
                <text:p>278</text:p>
              </table:table-cell>
              <table:table-cell office:value-type="float" office:value="1194">
                <text:p>1194</text:p>
              </table:table-cell>
              <table:table-cell office:value-type="float" office:value="980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363">
                <text:p>363</text:p>
              </table:table-cell>
              <table:table-cell office:value-type="float" office:value="1309">
                <text:p>1309</text:p>
              </table:table-cell>
              <table:table-cell office:value-type="float" office:value="1121">
                <text:p>1121</text:p>
              </table:table-cell>
              <table:table-cell office:value-type="float" office:value="918">
                <text:p>918</text:p>
              </table:table-cell>
              <table:table-cell office:value-type="float" office:value="1000">
                <text:p>1000</text:p>
              </table:table-cell>
              <table:table-cell office:value-type="float" office:value="805">
                <text:p>805</text:p>
              </table:table-cell>
              <table:table-cell office:value-type="float" office:value="1069">
                <text:p>1069</text:p>
              </table:table-cell>
              <table:table-cell office:value-type="float" office:value="489">
                <text:p>489</text:p>
              </table:table-cell>
              <table:table-cell office:value-type="float" office:value="914">
                <text:p>914</text:p>
              </table:table-cell>
              <table:table-cell office:value-type="float" office:value="810">
                <text:p>810</text:p>
              </table:table-cell>
              <table:table-cell office:value-type="float" office:value="1038">
                <text:p>1038</text:p>
              </table:table-cell>
              <table:table-cell office:value-type="float" office:value="1024">
                <text:p>1024</text:p>
              </table:table-cell>
              <table:table-cell office:value-type="float" office:value="1308">
                <text:p>1308</text:p>
              </table:table-cell>
              <table:table-cell office:value-type="float" office:value="1133">
                <text:p>1133</text:p>
              </table:table-cell>
              <table:table-cell office:value-type="float" office:value="593">
                <text:p>593</text:p>
              </table:table-cell>
              <table:table-cell office:value-type="float" office:value="690">
                <text:p>690</text:p>
              </table:table-cell>
              <table:table-cell office:value-type="float" office:value="1043">
                <text:p>1043</text:p>
              </table:table-cell>
              <table:table-cell office:value-type="float" office:value="1109">
                <text:p>1109</text:p>
              </table:table-cell>
              <table:table-cell office:value-type="float" office:value="1209">
                <text:p>1209</text:p>
              </table:table-cell>
              <table:table-cell office:value-type="float" office:value="1423">
                <text:p>1423</text:p>
              </table:table-cell>
              <table:table-cell office:value-type="float" office:value="284">
                <text:p>284</text:p>
              </table:table-cell>
              <table:table-cell office:value-type="float" office:value="174">
                <text:p>174</text:p>
              </table:table-cell>
              <table:table-cell office:value-type="float" office:value="1050">
                <text:p>1050</text:p>
              </table:table-cell>
              <table:table-cell office:value-type="float" office:value="931">
                <text:p>931</text:p>
              </table:table-cell>
              <table:table-cell office:value-type="float" office:value="582">
                <text:p>582</text:p>
              </table:table-cell>
              <table:table-cell office:value-type="float" office:value="1085">
                <text:p>1085</text:p>
              </table:table-cell>
              <table:table-cell office:value-type="float" office:value="841">
                <text:p>841</text:p>
              </table:table-cell>
              <table:table-cell office:value-type="float" office:value="807">
                <text:p>807</text:p>
              </table:table-cell>
              <table:table-cell office:value-type="float" office:value="999">
                <text:p>999</text:p>
              </table:table-cell>
              <table:table-cell office:value-type="float" office:value="1082">
                <text:p>1082</text:p>
              </table:table-cell>
              <table:table-cell office:value-type="float" office:value="190">
                <text:p>190</text:p>
              </table:table-cell>
              <table:table-cell office:value-type="float" office:value="677">
                <text:p>677</text:p>
              </table:table-cell>
              <table:table-cell office:value-type="float" office:value="1157">
                <text:p>1157</text:p>
              </table:table-cell>
              <table:table-cell office:value-type="float" office:value="1202">
                <text:p>1202</text:p>
              </table:table-cell>
              <table:table-cell office:value-type="float" office:value="725">
                <text:p>725</text:p>
              </table:table-cell>
              <table:table-cell office:value-type="float" office:value="1151">
                <text:p>1151</text:p>
              </table:table-cell>
              <table:table-cell office:value-type="float" office:value="300">
                <text:p>300</text:p>
              </table:table-cell>
              <table:table-cell office:value-type="float" office:value="1255">
                <text:p>1255</text:p>
              </table:table-cell>
              <table:table-cell office:value-type="float" office:value="276">
                <text:p>276</text:p>
              </table:table-cell>
              <table:table-cell office:value-type="float" office:value="590">
                <text:p>590</text:p>
              </table:table-cell>
              <table:table-cell office:value-type="float" office:value="675">
                <text:p>675</text:p>
              </table:table-cell>
              <table:table-cell office:value-type="float" office:value="1272">
                <text:p>1272</text:p>
              </table:table-cell>
              <table:table-cell office:value-type="float" office:value="1042">
                <text:p>1042</text:p>
              </table:table-cell>
              <table:table-cell office:value-type="float" office:value="928">
                <text:p>928</text:p>
              </table:table-cell>
              <table:table-cell office:value-type="float" office:value="820">
                <text:p>820</text:p>
              </table:table-cell>
              <table:table-cell office:value-type="float" office:value="922">
                <text:p>922</text:p>
              </table:table-cell>
              <table:table-cell office:value-type="float" office:value="592">
                <text:p>592</text:p>
              </table:table-cell>
              <table:table-cell office:value-type="float" office:value="1198">
                <text:p>1198</text:p>
              </table:table-cell>
              <table:table-cell office:value-type="float" office:value="1207">
                <text:p>1207</text:p>
              </table:table-cell>
              <table:table-cell office:value-type="float" office:value="201">
                <text:p>201</text:p>
              </table:table-cell>
              <table:table-cell office:value-type="float" office:value="809">
                <text:p>809</text:p>
              </table:table-cell>
              <table:table-cell office:value-type="float" office:value="1283">
                <text:p>1283</text:p>
              </table:table-cell>
              <table:table-cell office:value-type="float" office:value="1287">
                <text:p>1287</text:p>
              </table:table-cell>
              <table:table-cell office:value-type="float" office:value="178">
                <text:p>178</text:p>
              </table:table-cell>
              <table:table-cell office:value-type="float" office:value="482">
                <text:p>482</text:p>
              </table:table-cell>
              <table:table-cell office:value-type="float" office:value="919">
                <text:p>919</text:p>
              </table:table-cell>
              <table:table-cell office:value-type="float" office:value="1261">
                <text:p>1261</text:p>
              </table:table-cell>
              <table:table-cell office:value-type="float" office:value="598">
                <text:p>598</text:p>
              </table:table-cell>
              <table:table-cell office:value-type="float" office:value="366">
                <text:p>366</text:p>
              </table:table-cell>
              <table:table-cell office:value-type="float" office:value="819">
                <text:p>819</text:p>
              </table:table-cell>
              <table:table-cell office:value-type="float" office:value="460">
                <text:p>460</text:p>
              </table:table-cell>
              <table:table-cell office:value-type="float" office:value="1170">
                <text:p>1170</text:p>
              </table:table-cell>
              <table:table-cell office:value-type="float" office:value="996">
                <text:p>996</text:p>
              </table:table-cell>
              <table:table-cell office:value-type="float" office:value="692">
                <text:p>692</text:p>
              </table:table-cell>
              <table:table-cell office:value-type="float" office:value="1201">
                <text:p>1201</text:p>
              </table:table-cell>
              <table:table-cell office:value-type="float" office:value="832">
                <text:p>832</text:p>
              </table:table-cell>
              <table:table-cell office:value-type="float" office:value="1296">
                <text:p>1296</text:p>
              </table:table-cell>
              <table:table-cell office:value-type="float" office:value="121">
                <text:p>121</text:p>
              </table:table-cell>
              <table:table-cell office:value-type="float" office:value="1044">
                <text:p>1044</text:p>
              </table:table-cell>
              <table:table-cell office:value-type="float" office:value="826">
                <text:p>826</text:p>
              </table:table-cell>
              <table:table-cell office:value-type="float" office:value="1190">
                <text:p>1190</text:p>
              </table:table-cell>
              <table:table-cell office:value-type="float" office:value="1183">
                <text:p>1183</text:p>
              </table:table-cell>
              <table:table-cell office:value-type="float" office:value="1495">
                <text:p>1495</text:p>
              </table:table-cell>
              <table:table-cell office:value-type="float" office:value="269">
                <text:p>269</text:p>
              </table:table-cell>
              <table:table-cell office:value-type="float" office:value="596">
                <text:p>596</text:p>
              </table:table-cell>
              <table:table-cell office:value-type="float" office:value="1186">
                <text:p>1186</text:p>
              </table:table-cell>
              <table:table-cell office:value-type="float" office:value="1103">
                <text:p>1103</text:p>
              </table:table-cell>
              <table:table-cell office:value-type="float" office:value="1179">
                <text:p>1179</text:p>
              </table:table-cell>
              <table:table-cell office:value-type="float" office:value="572">
                <text:p>572</text:p>
              </table:table-cell>
              <table:table-cell office:value-type="float" office:value="790">
                <text:p>790</text:p>
              </table:table-cell>
              <table:table-cell office:value-type="float" office:value="478">
                <text:p>478</text:p>
              </table:table-cell>
              <table:table-cell office:value-type="float" office:value="1029">
                <text:p>1029</text:p>
              </table:table-cell>
              <table:table-cell office:value-type="float" office:value="1118">
                <text:p>1118</text:p>
              </table:table-cell>
              <table:table-cell office:value-type="float" office:value="1031">
                <text:p>1031</text:p>
              </table:table-cell>
              <table:table-cell office:value-type="float" office:value="785">
                <text:p>785</text:p>
              </table:table-cell>
              <table:table-cell office:value-type="float" office:value="678">
                <text:p>678</text:p>
              </table:table-cell>
              <table:table-cell office:value-type="float" office:value="801">
                <text:p>801</text:p>
              </table:table-cell>
              <table:table-cell office:value-type="float" office:value="1181">
                <text:p>1181</text:p>
              </table:table-cell>
              <table:table-cell office:value-type="float" office:value="944">
                <text:p>944</text:p>
              </table:table-cell>
              <table:table-cell office:value-type="float" office:value="1058">
                <text:p>1058</text:p>
              </table:table-cell>
              <table:table-cell office:value-type="float" office:value="926">
                <text:p>926</text:p>
              </table:table-cell>
              <table:table-cell office:value-type="float" office:value="245">
                <text:p>245</text:p>
              </table:table-cell>
              <table:table-cell office:value-type="float" office:value="1217">
                <text:p>1217</text:p>
              </table:table-cell>
              <table:table-cell office:value-type="float" office:value="203">
                <text:p>203</text:p>
              </table:table-cell>
              <table:table-cell office:value-type="float" office:value="1018">
                <text:p>1018</text:p>
              </table:table-cell>
              <table:table-cell office:value-type="float" office:value="1105">
                <text:p>1105</text:p>
              </table:table-cell>
              <table:table-cell office:value-type="float" office:value="585">
                <text:p>585</text:p>
              </table:table-cell>
              <table:table-cell office:value-type="float" office:value="147">
                <text:p>147</text:p>
              </table:table-cell>
              <table:table-cell office:value-type="float" office:value="1006">
                <text:p>1006</text:p>
              </table:table-cell>
              <table:table-cell office:value-type="float" office:value="1531">
                <text:p>1531</text:p>
              </table:table-cell>
              <table:table-cell office:value-type="float" office:value="1045">
                <text:p>1045</text:p>
              </table:table-cell>
              <table:table-cell office:value-type="float" office:value="811">
                <text:p>811</text:p>
              </table:table-cell>
              <table:table-cell office:value-type="float" office:value="1231">
                <text:p>1231</text:p>
              </table:table-cell>
              <table:table-cell office:value-type="float" office:value="102">
                <text:p>102</text:p>
              </table:table-cell>
              <table:table-cell office:value-type="float" office:value="1393">
                <text:p>1393</text:p>
              </table:table-cell>
              <table:table-cell office:value-type="float" office:value="1268">
                <text:p>1268</text:p>
              </table:table-cell>
              <table:table-cell office:value-type="float" office:value="1172">
                <text:p>1172</text:p>
              </table:table-cell>
              <table:table-cell office:value-type="float" office:value="1150">
                <text:p>1150</text:p>
              </table:table-cell>
              <table:table-cell office:value-type="float" office:value="1284">
                <text:p>1284</text:p>
              </table:table-cell>
              <table:table-cell office:value-type="float" office:value="1161">
                <text:p>1161</text:p>
              </table:table-cell>
              <table:table-cell office:value-type="float" office:value="1408">
                <text:p>1408</text:p>
              </table:table-cell>
              <table:table-cell office:value-type="float" office:value="703">
                <text:p>703</text:p>
              </table:table-cell>
              <table:table-cell office:value-type="float" office:value="224">
                <text:p>224</text:p>
              </table:table-cell>
              <table:table-cell office:value-type="float" office:value="1298">
                <text:p>1298</text:p>
              </table:table-cell>
              <table:table-cell office:value-type="float" office:value="704">
                <text:p>704</text:p>
              </table:table-cell>
              <table:table-cell office:value-type="float" office:value="1110">
                <text:p>1110</text:p>
              </table:table-cell>
              <table:table-cell office:value-type="float" office:value="1320">
                <text:p>1320</text:p>
              </table:table-cell>
              <table:table-cell office:value-type="float" office:value="1173">
                <text:p>1173</text:p>
              </table:table-cell>
              <table:table-cell office:value-type="float" office:value="1286">
                <text:p>1286</text:p>
              </table:table-cell>
              <table:table-cell office:value-type="float" office:value="493">
                <text:p>493</text:p>
              </table:table-cell>
              <table:table-cell office:value-type="float" office:value="608">
                <text:p>608</text:p>
              </table:table-cell>
              <table:table-cell office:value-type="float" office:value="266">
                <text:p>266</text:p>
              </table:table-cell>
              <table:table-cell office:value-type="float" office:value="471">
                <text:p>471</text:p>
              </table:table-cell>
              <table:table-cell office:value-type="float" office:value="475">
                <text:p>475</text:p>
              </table:table-cell>
              <table:table-cell office:value-type="float" office:value="791">
                <text:p>791</text:p>
              </table:table-cell>
              <table:table-cell office:value-type="float" office:value="177">
                <text:p>177</text:p>
              </table:table-cell>
              <table:table-cell office:value-type="float" office:value="1175">
                <text:p>1175</text:p>
              </table:table-cell>
              <table:table-cell office:value-type="float" office:value="1270">
                <text:p>1270</text:p>
              </table:table-cell>
              <table:table-cell office:value-type="float" office:value="1049">
                <text:p>1049</text:p>
              </table:table-cell>
              <table:table-cell office:value-type="float" office:value="1306">
                <text:p>1306</text:p>
              </table:table-cell>
              <table:table-cell office:value-type="float" office:value="1158">
                <text:p>1158</text:p>
              </table:table-cell>
              <table:table-cell office:value-type="float" office:value="368">
                <text:p>368</text:p>
              </table:table-cell>
              <table:table-cell office:value-type="float" office:value="1311">
                <text:p>1311</text:p>
              </table:table-cell>
              <table:table-cell office:value-type="float" office:value="70">
                <text:p>70</text:p>
              </table:table-cell>
              <table:table-cell office:value-type="float" office:value="1387">
                <text:p>1387</text:p>
              </table:table-cell>
              <table:table-cell office:value-type="float" office:value="1404">
                <text:p>1404</text:p>
              </table:table-cell>
              <table:table-cell office:value-type="float" office:value="1115">
                <text:p>1115</text:p>
              </table:table-cell>
              <table:table-cell office:value-type="float" office:value="1951">
                <text:p>1951</text:p>
              </table:table-cell>
              <table:table-cell office:value-type="float" office:value="1384">
                <text:p>1384</text:p>
              </table:table-cell>
              <table:table-cell office:value-type="float" office:value="916">
                <text:p>916</text:p>
              </table:table-cell>
              <table:table-cell office:value-type="float" office:value="348">
                <text:p>348</text:p>
              </table:table-cell>
              <table:table-cell office:value-type="float" office:value="1273">
                <text:p>1273</text:p>
              </table:table-cell>
              <table:table-cell office:value-type="float" office:value="1291">
                <text:p>1291</text:p>
              </table:table-cell>
              <table:table-cell office:value-type="float" office:value="1271">
                <text:p>1271</text:p>
              </table:table-cell>
              <table:table-cell office:value-type="float" office:value="1519">
                <text:p>1519</text:p>
              </table:table-cell>
              <table:table-cell office:value-type="float" office:value="1314">
                <text:p>1314</text:p>
              </table:table-cell>
              <table:table-cell office:value-type="float" office:value="1324">
                <text:p>1324</text:p>
              </table:table-cell>
              <table:table-cell office:value-type="float" office:value="371">
                <text:p>371</text:p>
              </table:table-cell>
              <table:table-cell office:value-type="float" office:value="1327">
                <text:p>1327</text:p>
              </table:table-cell>
              <table:table-cell office:value-type="float" office:value="1059">
                <text:p>1059</text:p>
              </table:table-cell>
              <table:table-cell office:value-type="float" office:value="800">
                <text:p>800</text:p>
              </table:table-cell>
              <table:table-cell office:value-type="float" office:value="1149">
                <text:p>1149</text:p>
              </table:table-cell>
              <table:table-cell office:value-type="float" office:value="806">
                <text:p>806</text:p>
              </table:table-cell>
              <table:table-cell office:value-type="float" office:value="165">
                <text:p>165</text:p>
              </table:table-cell>
              <table:table-cell office:value-type="float" office:value="920">
                <text:p>920</text:p>
              </table:table-cell>
              <table:table-cell office:value-type="float" office:value="467">
                <text:p>467</text:p>
              </table:table-cell>
              <table:table-cell office:value-type="float" office:value="1184">
                <text:p>1184</text:p>
              </table:table-cell>
              <table:table-cell office:value-type="float" office:value="1108">
                <text:p>1108</text:p>
              </table:table-cell>
              <table:table-cell office:value-type="float" office:value="1399">
                <text:p>1399</text:p>
              </table:table-cell>
              <table:table-cell office:value-type="float" office:value="1214">
                <text:p>1214</text:p>
              </table:table-cell>
              <table:table-cell office:value-type="float" office:value="684">
                <text:p>684</text:p>
              </table:table-cell>
              <table:table-cell office:value-type="float" office:value="1107">
                <text:p>1107</text:p>
              </table:table-cell>
              <table:table-cell office:value-type="float" office:value="1011">
                <text:p>1011</text:p>
              </table:table-cell>
              <table:table-cell office:value-type="float" office:value="374">
                <text:p>374</text:p>
              </table:table-cell>
              <table:table-cell office:value-type="float" office:value="1169">
                <text:p>1169</text:p>
              </table:table-cell>
              <table:table-cell office:value-type="float" office:value="1383">
                <text:p>1383</text:p>
              </table:table-cell>
              <table:table-cell office:value-type="float" office:value="484">
                <text:p>484</text:p>
              </table:table-cell>
              <table:table-cell office:value-type="float" office:value="162">
                <text:p>162</text:p>
              </table:table-cell>
              <table:table-cell office:value-type="float" office:value="1299">
                <text:p>1299</text:p>
              </table:table-cell>
              <table:table-cell office:value-type="float" office:value="1101">
                <text:p>1101</text:p>
              </table:table-cell>
              <table:table-cell office:value-type="float" office:value="707">
                <text:p>707</text:p>
              </table:table-cell>
              <table:table-cell office:value-type="float" office:value="933">
                <text:p>933</text:p>
              </table:table-cell>
              <table:table-cell office:value-type="float" office:value="1294">
                <text:p>1294</text:p>
              </table:table-cell>
              <table:table-cell office:value-type="float" office:value="1005">
                <text:p>1005</text:p>
              </table:table-cell>
              <table:table-cell office:value-type="float" office:value="150">
                <text:p>150</text:p>
              </table:table-cell>
              <table:table-cell office:value-type="float" office:value="354">
                <text:p>354</text:p>
              </table:table-cell>
              <table:table-cell office:value-type="float" office:value="1391">
                <text:p>1391</text:p>
              </table:table-cell>
              <table:table-cell office:value-type="float" office:value="1333">
                <text:p>1333</text:p>
              </table:table-cell>
              <table:table-cell office:value-type="float" office:value="1211">
                <text:p>1211</text:p>
              </table:table-cell>
              <table:table-cell office:value-type="float" office:value="1410">
                <text:p>141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out.B10:out.AKZ10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3cm" svg:height="8.994cm" xlink:href=".." xlink:type="simple" chart:class="chart:scatter" chart:style-name="ch1">
        <chart:plot-area chart:style-name="ch2" table:cell-range-address="out.B13:out.Q14" svg:x="0.319cm" svg:y="0.179cm" svg:width="15.345cm" svg:height="8.636cm">
          <chartooo:coordinate-region svg:x="1.126cm" svg:y="0.378cm" svg:width="14.166cm" svg:height="7.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.B14:out.Q14" chart:class="chart:scatter">
            <chart:domain table:cell-range-address="out.B13:out.Q13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Строка 13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out.B13:out.Q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Строка 14</text:p>
                <draw:g>
                  <svg:desc/>
                </draw:g>
              </table:table-cell>
              <table:table-cell office:value-type="float" office:value="1139">
                <text:p>1139</text:p>
                <draw:g>
                  <svg:desc>out.B14:out.Q14</svg:desc>
                </draw:g>
              </table:table-cell>
              <table:table-cell office:value-type="float" office:value="1192">
                <text:p>1192</text:p>
              </table:table-cell>
              <table:table-cell office:value-type="float" office:value="373">
                <text:p>373</text:p>
              </table:table-cell>
              <table:table-cell office:value-type="float" office:value="103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1210">
                <text:p>1210</text:p>
              </table:table-cell>
              <table:table-cell office:value-type="float" office:value="881">
                <text:p>881</text:p>
              </table:table-cell>
              <table:table-cell office:value-type="float" office:value="474">
                <text:p>474</text:p>
              </table:table-cell>
              <table:table-cell office:value-type="float" office:value="837">
                <text:p>837</text:p>
              </table:table-cell>
              <table:table-cell office:value-type="float" office:value="237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3.367cm" svg:height="21.751cm" xlink:href=".." xlink:type="simple" chart:class="chart:scatter" chart:style-name="ch1">
        <chart:plot-area chart:style-name="ch2" table:cell-range-address="out.B17:out.BC18" svg:x="0.667cm" svg:y="0.435cm" svg:width="32.033cm" svg:height="20.881cm">
          <chartooo:coordinate-region svg:x="1.474cm" svg:y="0.634cm" svg:width="30.946cm" svg:height="20.03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.B18:out.BC18" chart:class="chart:scatter">
            <chart:domain table:cell-range-address="out.B17:out.BC17"/>
            <chart:data-point chart:repeated="5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</table:table-row>
          </table:table-header-rows>
          <table:table-rows>
            <table:table-row>
              <table:table-cell office:value-type="string">
                <text:p>Строка 17</text:p>
                <draw:g>
                  <svg:desc/>
                </draw:g>
              </table:table-cell>
              <table:table-cell office:value-type="float" office:value="103">
                <text:p>103</text:p>
                <draw:g>
                  <svg:desc>out.B17:out.BC17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01">
                <text:p>101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91">
                <text:p>91</text:p>
              </table:table-cell>
              <table:table-cell office:value-type="float" office:value="65">
                <text:p>65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  <table:table-cell office:value-type="float" office:value="76">
                <text:p>76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Строка 18</text:p>
                <draw:g>
                  <svg:desc/>
                </draw:g>
              </table:table-cell>
              <table:table-cell office:value-type="float" office:value="367">
                <text:p>367</text:p>
                <draw:g>
                  <svg:desc>out.B18:out.BC18</svg:desc>
                </draw:g>
              </table:table-cell>
              <table:table-cell office:value-type="float" office:value="784">
                <text:p>784</text:p>
              </table:table-cell>
              <table:table-cell office:value-type="float" office:value="274">
                <text:p>274</text:p>
              </table:table-cell>
              <table:table-cell office:value-type="float" office:value="791">
                <text:p>791</text:p>
              </table:table-cell>
              <table:table-cell office:value-type="float" office:value="647">
                <text:p>647</text:p>
              </table:table-cell>
              <table:table-cell office:value-type="float" office:value="20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27">
                <text:p>27</text:p>
              </table:table-cell>
              <table:table-cell office:value-type="float" office:value="133">
                <text:p>133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791">
                <text:p>791</text:p>
              </table:table-cell>
              <table:table-cell office:value-type="float" office:value="303">
                <text:p>303</text:p>
              </table:table-cell>
              <table:table-cell office:value-type="float" office:value="173">
                <text:p>173</text:p>
              </table:table-cell>
              <table:table-cell office:value-type="float" office:value="442">
                <text:p>442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593">
                <text:p>593</text:p>
              </table:table-cell>
              <table:table-cell office:value-type="float" office:value="94">
                <text:p>94</text:p>
              </table:table-cell>
              <table:table-cell office:value-type="float" office:value="153">
                <text:p>153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312cm" svg:height="19.869cm" xlink:href=".." xlink:type="simple" chart:class="chart:scatter" chart:style-name="ch1">
        <chart:plot-area chart:style-name="ch2" table:cell-range-address="out.B21:out.SU22" svg:x="0.706cm" svg:y="0.397cm" svg:width="33.9cm" svg:height="19.075cm">
          <chartooo:coordinate-region svg:x="1.685cm" svg:y="0.596cm" svg:width="32.086cm" svg:height="18.22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.B22:out.SU22" chart:class="chart:scatter">
            <chart:domain table:cell-range-address="out.B21:out.SU21"/>
            <chart:data-point chart:repeated="5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</table:table-row>
          </table:table-header-rows>
          <table:table-rows>
            <table:table-row>
              <table:table-cell office:value-type="string">
                <text:p>Строка 21</text:p>
                <draw:g>
                  <svg:desc/>
                </draw:g>
              </table:table-cell>
              <table:table-cell office:value-type="float" office:value="-536870828">
                <text:p>-536870828</text:p>
                <draw:g>
                  <svg:desc>out.B21:out.SU21</svg:desc>
                </draw:g>
              </table:table-cell>
              <table:table-cell office:value-type="float" office:value="-268435369">
                <text:p>-268435369</text:p>
              </table:table-cell>
              <table:table-cell office:value-type="float" office:value="-1073741749">
                <text:p>-1073741749</text:p>
              </table:table-cell>
              <table:table-cell office:value-type="float" office:value="76">
                <text:p>76</text:p>
              </table:table-cell>
              <table:table-cell office:value-type="float" office:value="-16777136">
                <text:p>-16777136</text:p>
              </table:table-cell>
              <table:table-cell office:value-type="float" office:value="115">
                <text:p>115</text:p>
              </table:table-cell>
              <table:table-cell office:value-type="float" office:value="-268435390">
                <text:p>-268435390</text:p>
              </table:table-cell>
              <table:table-cell office:value-type="float" office:value="120">
                <text:p>120</text:p>
              </table:table-cell>
              <table:table-cell office:value-type="float" office:value="65">
                <text:p>65</text:p>
              </table:table-cell>
              <table:table-cell office:value-type="float" office:value="-2147483582">
                <text:p>-2147483582</text:p>
              </table:table-cell>
              <table:table-cell office:value-type="float" office:value="-67108760">
                <text:p>-67108760</text:p>
              </table:table-cell>
              <table:table-cell office:value-type="float" office:value="-1073741711">
                <text:p>-1073741711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-1073741698">
                <text:p>-1073741698</text:p>
              </table:table-cell>
              <table:table-cell office:value-type="float" office:value="-536870786">
                <text:p>-536870786</text:p>
              </table:table-cell>
              <table:table-cell office:value-type="float" office:value="-2147483564">
                <text:p>-2147483564</text:p>
              </table:table-cell>
              <table:table-cell office:value-type="float" office:value="-1073741735">
                <text:p>-1073741735</text:p>
              </table:table-cell>
              <table:table-cell office:value-type="float" office:value="-134217637">
                <text:p>-134217637</text:p>
              </table:table-cell>
              <table:table-cell office:value-type="float" office:value="-2147483567">
                <text:p>-2147483567</text:p>
              </table:table-cell>
              <table:table-cell office:value-type="float" office:value="-2147483553">
                <text:p>-2147483553</text:p>
              </table:table-cell>
              <table:table-cell office:value-type="float" office:value="-2147483565">
                <text:p>-2147483565</text:p>
              </table:table-cell>
              <table:table-cell office:value-type="float" office:value="-1073741746">
                <text:p>-1073741746</text:p>
              </table:table-cell>
              <table:table-cell office:value-type="float" office:value="-536870837">
                <text:p>-536870837</text:p>
              </table:table-cell>
              <table:table-cell office:value-type="float" office:value="85">
                <text:p>85</text:p>
              </table:table-cell>
              <table:table-cell office:value-type="float" office:value="-1073741739">
                <text:p>-1073741739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33554342">
                <text:p>-33554342</text:p>
              </table:table-cell>
              <table:table-cell office:value-type="float" office:value="78">
                <text:p>78</text:p>
              </table:table-cell>
              <table:table-cell office:value-type="float" office:value="-1073741732">
                <text:p>-1073741732</text:p>
              </table:table-cell>
              <table:table-cell office:value-type="float" office:value="-2147483561">
                <text:p>-2147483561</text:p>
              </table:table-cell>
              <table:table-cell office:value-type="float" office:value="-536870839">
                <text:p>-536870839</text:p>
              </table:table-cell>
              <table:table-cell office:value-type="float" office:value="91">
                <text:p>91</text:p>
              </table:table-cell>
              <table:table-cell office:value-type="float" office:value="-1073741736">
                <text:p>-1073741736</text:p>
              </table:table-cell>
              <table:table-cell office:value-type="float" office:value="-268435385">
                <text:p>-268435385</text:p>
              </table:table-cell>
              <table:table-cell office:value-type="float" office:value="100">
                <text:p>100</text:p>
              </table:table-cell>
              <table:table-cell office:value-type="float" office:value="-134217642">
                <text:p>-134217642</text:p>
              </table:table-cell>
              <table:table-cell office:value-type="float" office:value="84">
                <text:p>84</text:p>
              </table:table-cell>
              <table:table-cell office:value-type="float" office:value="-33554366">
                <text:p>-33554366</text:p>
              </table:table-cell>
              <table:table-cell office:value-type="float" office:value="-2147483558">
                <text:p>-2147483558</text:p>
              </table:table-cell>
              <table:table-cell office:value-type="float" office:value="-67108796">
                <text:p>-67108796</text:p>
              </table:table-cell>
              <table:table-cell office:value-type="float" office:value="-2147483579">
                <text:p>-2147483579</text:p>
              </table:table-cell>
              <table:table-cell office:value-type="float" office:value="-8388518">
                <text:p>-8388518</text:p>
              </table:table-cell>
              <table:table-cell office:value-type="float" office:value="-268435383">
                <text:p>-268435383</text:p>
              </table:table-cell>
              <table:table-cell office:value-type="float" office:value="-2147483555">
                <text:p>-2147483555</text:p>
              </table:table-cell>
              <table:table-cell office:value-type="float" office:value="-1073741750">
                <text:p>-1073741750</text:p>
              </table:table-cell>
              <table:table-cell office:value-type="float" office:value="-1073741756">
                <text:p>-1073741756</text:p>
              </table:table-cell>
              <table:table-cell office:value-type="float" office:value="-536870842">
                <text:p>-536870842</text:p>
              </table:table-cell>
              <table:table-cell office:value-type="float" office:value="-536870838">
                <text:p>-536870838</text:p>
              </table:table-cell>
              <table:table-cell office:value-type="float" office:value="-2147483570">
                <text:p>-2147483570</text:p>
              </table:table-cell>
              <table:table-cell office:value-type="float" office:value="-1073741730">
                <text:p>-1073741730</text:p>
              </table:table-cell>
              <table:table-cell office:value-type="float" office:value="-67108784">
                <text:p>-67108784</text:p>
              </table:table-cell>
              <table:table-cell office:value-type="float" office:value="97">
                <text:p>97</text:p>
              </table:table-cell>
              <table:table-cell office:value-type="float" office:value="-134217659">
                <text:p>-134217659</text:p>
              </table:table-cell>
              <table:table-cell office:value-type="float" office:value="-16777134">
                <text:p>-16777134</text:p>
              </table:table-cell>
              <table:table-cell office:value-type="float" office:value="-536870846">
                <text:p>-536870846</text:p>
              </table:table-cell>
              <table:table-cell office:value-type="float" office:value="-536870825">
                <text:p>-536870825</text:p>
              </table:table-cell>
              <table:table-cell office:value-type="float" office:value="75">
                <text:p>75</text:p>
              </table:table-cell>
              <table:table-cell office:value-type="float" office:value="-1073741755">
                <text:p>-1073741755</text:p>
              </table:table-cell>
              <table:table-cell office:value-type="float" office:value="-268435363">
                <text:p>-268435363</text:p>
              </table:table-cell>
              <table:table-cell office:value-type="float" office:value="-1073741738">
                <text:p>-1073741738</text:p>
              </table:table-cell>
              <table:table-cell office:value-type="float" office:value="-33554353">
                <text:p>-33554353</text:p>
              </table:table-cell>
              <table:table-cell office:value-type="float" office:value="81">
                <text:p>81</text:p>
              </table:table-cell>
              <table:table-cell office:value-type="float" office:value="-2147483575">
                <text:p>-2147483575</text:p>
              </table:table-cell>
              <table:table-cell office:value-type="float" office:value="-536870848">
                <text:p>-536870848</text:p>
              </table:table-cell>
              <table:table-cell office:value-type="float" office:value="-33554368">
                <text:p>-33554368</text:p>
              </table:table-cell>
              <table:table-cell office:value-type="float" office:value="-268435388">
                <text:p>-268435388</text:p>
              </table:table-cell>
              <table:table-cell office:value-type="float" office:value="-536870841">
                <text:p>-536870841</text:p>
              </table:table-cell>
              <table:table-cell office:value-type="float" office:value="-268435384">
                <text:p>-268435384</text:p>
              </table:table-cell>
              <table:table-cell office:value-type="float" office:value="-134217657">
                <text:p>-134217657</text:p>
              </table:table-cell>
              <table:table-cell office:value-type="float" office:value="-2147483581">
                <text:p>-2147483581</text:p>
              </table:table-cell>
              <table:table-cell office:value-type="float" office:value="-1073741747">
                <text:p>-1073741747</text:p>
              </table:table-cell>
              <table:table-cell office:value-type="float" office:value="-268435373">
                <text:p>-268435373</text:p>
              </table:table-cell>
              <table:table-cell office:value-type="float" office:value="-2147483562">
                <text:p>-2147483562</text:p>
              </table:table-cell>
              <table:table-cell office:value-type="float" office:value="-1073741753">
                <text:p>-1073741753</text:p>
              </table:table-cell>
              <table:table-cell office:value-type="float" office:value="-67108797">
                <text:p>-67108797</text:p>
              </table:table-cell>
              <table:table-cell office:value-type="float" office:value="-536870832">
                <text:p>-536870832</text:p>
              </table:table-cell>
              <table:table-cell office:value-type="float" office:value="-134217650">
                <text:p>-134217650</text:p>
              </table:table-cell>
              <table:table-cell office:value-type="float" office:value="-536870831">
                <text:p>-536870831</text:p>
              </table:table-cell>
              <table:table-cell office:value-type="float" office:value="-134217663">
                <text:p>-134217663</text:p>
              </table:table-cell>
              <table:table-cell office:value-type="float" office:value="-2147483559">
                <text:p>-2147483559</text:p>
              </table:table-cell>
              <table:table-cell office:value-type="float" office:value="-134217639">
                <text:p>-134217639</text:p>
              </table:table-cell>
              <table:table-cell office:value-type="float" office:value="68">
                <text:p>68</text:p>
              </table:table-cell>
              <table:table-cell office:value-type="float" office:value="-67108770">
                <text:p>-67108770</text:p>
              </table:table-cell>
              <table:table-cell office:value-type="float" office:value="-268435367">
                <text:p>-268435367</text:p>
              </table:table-cell>
              <table:table-cell office:value-type="float" office:value="-2147483563">
                <text:p>-2147483563</text:p>
              </table:table-cell>
              <table:table-cell office:value-type="float" office:value="-67108790">
                <text:p>-67108790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-1073741744">
                <text:p>-1073741744</text:p>
              </table:table-cell>
              <table:table-cell office:value-type="float" office:value="86">
                <text:p>86</text:p>
              </table:table-cell>
              <table:table-cell office:value-type="float" office:value="-33554355">
                <text:p>-33554355</text:p>
              </table:table-cell>
              <table:table-cell office:value-type="float" office:value="-8388542">
                <text:p>-8388542</text:p>
              </table:table-cell>
              <table:table-cell office:value-type="float" office:value="-134217661">
                <text:p>-134217661</text:p>
              </table:table-cell>
              <table:table-cell office:value-type="float" office:value="-536870847">
                <text:p>-536870847</text:p>
              </table:table-cell>
              <table:table-cell office:value-type="float" office:value="-134217645">
                <text:p>-134217645</text:p>
              </table:table-cell>
              <table:table-cell office:value-type="float" office:value="-33554338">
                <text:p>-33554338</text:p>
              </table:table-cell>
              <table:table-cell office:value-type="float" office:value="87">
                <text:p>87</text:p>
              </table:table-cell>
              <table:table-cell office:value-type="float" office:value="-33554344">
                <text:p>-33554344</text:p>
              </table:table-cell>
              <table:table-cell office:value-type="float" office:value="-268435387">
                <text:p>-268435387</text:p>
              </table:table-cell>
              <table:table-cell office:value-type="float" office:value="-67108780">
                <text:p>-67108780</text:p>
              </table:table-cell>
              <table:table-cell office:value-type="float" office:value="-2147483584">
                <text:p>-2147483584</text:p>
              </table:table-cell>
              <table:table-cell office:value-type="float" office:value="-2147483566">
                <text:p>-2147483566</text:p>
              </table:table-cell>
              <table:table-cell office:value-type="float" office:value="-268435361">
                <text:p>-268435361</text:p>
              </table:table-cell>
              <table:table-cell office:value-type="float" office:value="-134217640">
                <text:p>-134217640</text:p>
              </table:table-cell>
              <table:table-cell office:value-type="float" office:value="-1073741751">
                <text:p>-1073741751</text:p>
              </table:table-cell>
              <table:table-cell office:value-type="float" office:value="-1073741731">
                <text:p>-1073741731</text:p>
              </table:table-cell>
              <table:table-cell office:value-type="float" office:value="92">
                <text:p>92</text:p>
              </table:table-cell>
              <table:table-cell office:value-type="float" office:value="-67108791">
                <text:p>-67108791</text:p>
              </table:table-cell>
              <table:table-cell office:value-type="float" office:value="-268435386">
                <text:p>-268435386</text:p>
              </table:table-cell>
              <table:table-cell office:value-type="float" office:value="-536870844">
                <text:p>-536870844</text:p>
              </table:table-cell>
              <table:table-cell office:value-type="float" office:value="-1073741758">
                <text:p>-1073741758</text:p>
              </table:table-cell>
              <table:table-cell office:value-type="float" office:value="-134217662">
                <text:p>-134217662</text:p>
              </table:table-cell>
              <table:table-cell office:value-type="float" office:value="-2097088">
                <text:p>-2097088</text:p>
              </table:table-cell>
              <table:table-cell office:value-type="float" office:value="-16777150">
                <text:p>-16777150</text:p>
              </table:table-cell>
              <table:table-cell office:value-type="float" office:value="-134217643">
                <text:p>-134217643</text:p>
              </table:table-cell>
              <table:table-cell office:value-type="float" office:value="-536870829">
                <text:p>-536870829</text:p>
              </table:table-cell>
              <table:table-cell office:value-type="float" office:value="-1073741737">
                <text:p>-1073741737</text:p>
              </table:table-cell>
              <table:table-cell office:value-type="float" office:value="-536870835">
                <text:p>-536870835</text:p>
              </table:table-cell>
              <table:table-cell office:value-type="float" office:value="-536870836">
                <text:p>-536870836</text:p>
              </table:table-cell>
              <table:table-cell office:value-type="float" office:value="-67108800">
                <text:p>-67108800</text:p>
              </table:table-cell>
              <table:table-cell office:value-type="float" office:value="-536870824">
                <text:p>-536870824</text:p>
              </table:table-cell>
              <table:table-cell office:value-type="float" office:value="-536870827">
                <text:p>-536870827</text:p>
              </table:table-cell>
              <table:table-cell office:value-type="float" office:value="-134217664">
                <text:p>-134217664</text:p>
              </table:table-cell>
              <table:table-cell office:value-type="float" office:value="-268435389">
                <text:p>-268435389</text:p>
              </table:table-cell>
              <table:table-cell office:value-type="float" office:value="-536870843">
                <text:p>-536870843</text:p>
              </table:table-cell>
              <table:table-cell office:value-type="float" office:value="-2147483574">
                <text:p>-2147483574</text:p>
              </table:table-cell>
              <table:table-cell office:value-type="float" office:value="-536870823">
                <text:p>-536870823</text:p>
              </table:table-cell>
              <table:table-cell office:value-type="float" office:value="-134217638">
                <text:p>-134217638</text:p>
              </table:table-cell>
              <table:table-cell office:value-type="float" office:value="-1073741741">
                <text:p>-1073741741</text:p>
              </table:table-cell>
              <table:table-cell office:value-type="float" office:value="-268435374">
                <text:p>-268435374</text:p>
              </table:table-cell>
              <table:table-cell office:value-type="float" office:value="-134217635">
                <text:p>-134217635</text:p>
              </table:table-cell>
              <table:table-cell office:value-type="float" office:value="-134217634">
                <text:p>-134217634</text:p>
              </table:table-cell>
              <table:table-cell office:value-type="float" office:value="-67108794">
                <text:p>-67108794</text:p>
              </table:table-cell>
              <table:table-cell office:value-type="float" office:value="-67108772">
                <text:p>-67108772</text:p>
              </table:table-cell>
              <table:table-cell office:value-type="float" office:value="83">
                <text:p>83</text:p>
              </table:table-cell>
              <table:table-cell office:value-type="float" office:value="-33554365">
                <text:p>-33554365</text:p>
              </table:table-cell>
              <table:table-cell office:value-type="float" office:value="-67108779">
                <text:p>-67108779</text:p>
              </table:table-cell>
              <table:table-cell office:value-type="float" office:value="-536870821">
                <text:p>-536870821</text:p>
              </table:table-cell>
              <table:table-cell office:value-type="float" office:value="-2147483572">
                <text:p>-2147483572</text:p>
              </table:table-cell>
              <table:table-cell office:value-type="float" office:value="-33554362">
                <text:p>-33554362</text:p>
              </table:table-cell>
              <table:table-cell office:value-type="float" office:value="-16777149">
                <text:p>-16777149</text:p>
              </table:table-cell>
              <table:table-cell office:value-type="float" office:value="-536870845">
                <text:p>-536870845</text:p>
              </table:table-cell>
              <table:table-cell office:value-type="float" office:value="-1073741748">
                <text:p>-1073741748</text:p>
              </table:table-cell>
              <table:table-cell office:value-type="float" office:value="-268435371">
                <text:p>-268435371</text:p>
              </table:table-cell>
              <table:table-cell office:value-type="float" office:value="64">
                <text:p>64</text:p>
              </table:table-cell>
              <table:table-cell office:value-type="float" office:value="-1073741733">
                <text:p>-1073741733</text:p>
              </table:table-cell>
              <table:table-cell office:value-type="float" office:value="-134217647">
                <text:p>-134217647</text:p>
              </table:table-cell>
              <table:table-cell office:value-type="float" office:value="-33554356">
                <text:p>-33554356</text:p>
              </table:table-cell>
              <table:table-cell office:value-type="float" office:value="-268435381">
                <text:p>-268435381</text:p>
              </table:table-cell>
              <table:table-cell office:value-type="float" office:value="-536870819">
                <text:p>-536870819</text:p>
              </table:table-cell>
              <table:table-cell office:value-type="float" office:value="-268435391">
                <text:p>-268435391</text:p>
              </table:table-cell>
              <table:table-cell office:value-type="float" office:value="-2147483580">
                <text:p>-2147483580</text:p>
              </table:table-cell>
              <table:table-cell office:value-type="float" office:value="-1073741760">
                <text:p>-1073741760</text:p>
              </table:table-cell>
              <table:table-cell office:value-type="float" office:value="-1073741734">
                <text:p>-1073741734</text:p>
              </table:table-cell>
              <table:table-cell office:value-type="float" office:value="-2147483568">
                <text:p>-2147483568</text:p>
              </table:table-cell>
              <table:table-cell office:value-type="float" office:value="-134217648">
                <text:p>-134217648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-1073741757">
                <text:p>-1073741757</text:p>
              </table:table-cell>
              <table:table-cell office:value-type="float" office:value="-536870830">
                <text:p>-536870830</text:p>
              </table:table-cell>
              <table:table-cell office:value-type="float" office:value="-67108795">
                <text:p>-67108795</text:p>
              </table:table-cell>
              <table:table-cell office:value-type="float" office:value="-134217646">
                <text:p>-134217646</text:p>
              </table:table-cell>
              <table:table-cell office:value-type="float" office:value="-134217652">
                <text:p>-134217652</text:p>
              </table:table-cell>
              <table:table-cell office:value-type="float" office:value="-536870818">
                <text:p>-536870818</text:p>
              </table:table-cell>
              <table:table-cell office:value-type="float" office:value="-268435378">
                <text:p>-268435378</text:p>
              </table:table-cell>
              <table:table-cell office:value-type="float" office:value="-268435375">
                <text:p>-268435375</text:p>
              </table:table-cell>
              <table:table-cell office:value-type="float" office:value="-1073741729">
                <text:p>-1073741729</text:p>
              </table:table-cell>
              <table:table-cell office:value-type="float" office:value="94">
                <text:p>94</text:p>
              </table:table-cell>
              <table:table-cell office:value-type="float" office:value="-536870840">
                <text:p>-536870840</text:p>
              </table:table-cell>
              <table:table-cell office:value-type="float" office:value="-67108798">
                <text:p>-67108798</text:p>
              </table:table-cell>
              <table:table-cell office:value-type="float" office:value="-1073741742">
                <text:p>-1073741742</text:p>
              </table:table-cell>
              <table:table-cell office:value-type="float" office:value="-134217660">
                <text:p>-134217660</text:p>
              </table:table-cell>
              <table:table-cell office:value-type="float" office:value="-2147483560">
                <text:p>-2147483560</text:p>
              </table:table-cell>
              <table:table-cell office:value-type="float" office:value="-16777122">
                <text:p>-16777122</text:p>
              </table:table-cell>
              <table:table-cell office:value-type="float" office:value="-268435392">
                <text:p>-268435392</text:p>
              </table:table-cell>
              <table:table-cell office:value-type="float" office:value="-1073741754">
                <text:p>-1073741754</text:p>
              </table:table-cell>
              <table:table-cell office:value-type="float" office:value="-67108783">
                <text:p>-67108783</text:p>
              </table:table-cell>
              <table:table-cell office:value-type="float" office:value="-134217658">
                <text:p>-134217658</text:p>
              </table:table-cell>
              <table:table-cell office:value-type="float" office:value="-268435365">
                <text:p>-268435365</text:p>
              </table:table-cell>
              <table:table-cell office:value-type="float" office:value="-268435379">
                <text:p>-268435379</text:p>
              </table:table-cell>
              <table:table-cell office:value-type="float" office:value="-2147483569">
                <text:p>-2147483569</text:p>
              </table:table-cell>
              <table:table-cell office:value-type="float" office:value="-67108777">
                <text:p>-67108777</text:p>
              </table:table-cell>
              <table:table-cell office:value-type="float" office:value="-268435380">
                <text:p>-268435380</text:p>
              </table:table-cell>
              <table:table-cell office:value-type="float" office:value="-8388544">
                <text:p>-8388544</text:p>
              </table:table-cell>
              <table:table-cell office:value-type="float" office:value="-16777121">
                <text:p>-16777121</text:p>
              </table:table-cell>
              <table:table-cell office:value-type="float" office:value="74">
                <text:p>74</text:p>
              </table:table-cell>
              <table:table-cell office:value-type="float" office:value="-2147483554">
                <text:p>-2147483554</text:p>
              </table:table-cell>
              <table:table-cell office:value-type="float" office:value="-1073741752">
                <text:p>-1073741752</text:p>
              </table:table-cell>
              <table:table-cell office:value-type="float" office:value="-134217651">
                <text:p>-134217651</text:p>
              </table:table-cell>
              <table:table-cell office:value-type="float" office:value="-268435362">
                <text:p>-268435362</text:p>
              </table:table-cell>
              <table:table-cell office:value-type="float" office:value="-16777127">
                <text:p>-16777127</text:p>
              </table:table-cell>
              <table:table-cell office:value-type="float" office:value="-67108778">
                <text:p>-67108778</text:p>
              </table:table-cell>
              <table:table-cell office:value-type="float" office:value="-134217636">
                <text:p>-134217636</text:p>
              </table:table-cell>
              <table:table-cell office:value-type="float" office:value="-4194228">
                <text:p>-4194228</text:p>
              </table:table-cell>
              <table:table-cell office:value-type="float" office:value="-4194233">
                <text:p>-4194233</text:p>
              </table:table-cell>
              <table:table-cell office:value-type="float" office:value="-33554363">
                <text:p>-33554363</text:p>
              </table:table-cell>
              <table:table-cell office:value-type="float" office:value="-536870817">
                <text:p>-536870817</text:p>
              </table:table-cell>
              <table:table-cell office:value-type="float" office:value="-134217644">
                <text:p>-134217644</text:p>
              </table:table-cell>
              <table:table-cell office:value-type="float" office:value="-2147483576">
                <text:p>-2147483576</text:p>
              </table:table-cell>
              <table:table-cell office:value-type="float" office:value="-33554352">
                <text:p>-33554352</text:p>
              </table:table-cell>
              <table:table-cell office:value-type="float" office:value="-33554367">
                <text:p>-33554367</text:p>
              </table:table-cell>
              <table:table-cell office:value-type="float" office:value="-268435372">
                <text:p>-268435372</text:p>
              </table:table-cell>
              <table:table-cell office:value-type="float" office:value="-67108799">
                <text:p>-67108799</text:p>
              </table:table-cell>
              <table:table-cell office:value-type="float" office:value="-268435377">
                <text:p>-268435377</text:p>
              </table:table-cell>
              <table:table-cell office:value-type="float" office:value="-67108787">
                <text:p>-67108787</text:p>
              </table:table-cell>
              <table:table-cell office:value-type="float" office:value="-1073741740">
                <text:p>-1073741740</text:p>
              </table:table-cell>
              <table:table-cell office:value-type="float" office:value="-134217653">
                <text:p>-134217653</text:p>
              </table:table-cell>
              <table:table-cell office:value-type="float" office:value="-2147483556">
                <text:p>-2147483556</text:p>
              </table:table-cell>
              <table:table-cell office:value-type="float" office:value="-67108769">
                <text:p>-67108769</text:p>
              </table:table-cell>
              <table:table-cell office:value-type="float" office:value="-536870826">
                <text:p>-536870826</text:p>
              </table:table-cell>
              <table:table-cell office:value-type="float" office:value="-2147483577">
                <text:p>-2147483577</text:p>
              </table:table-cell>
              <table:table-cell office:value-type="float" office:value="73">
                <text:p>73</text:p>
              </table:table-cell>
              <table:table-cell office:value-type="float" office:value="-536870833">
                <text:p>-536870833</text:p>
              </table:table-cell>
              <table:table-cell office:value-type="float" office:value="-1073741759">
                <text:p>-1073741759</text:p>
              </table:table-cell>
              <table:table-cell office:value-type="float" office:value="-8388519">
                <text:p>-8388519</text:p>
              </table:table-cell>
              <table:table-cell office:value-type="float" office:value="70">
                <text:p>70</text:p>
              </table:table-cell>
              <table:table-cell office:value-type="float" office:value="-268435364">
                <text:p>-268435364</text:p>
              </table:table-cell>
              <table:table-cell office:value-type="float" office:value="-16777142">
                <text:p>-16777142</text:p>
              </table:table-cell>
              <table:table-cell office:value-type="float" office:value="111">
                <text:p>111</text:p>
              </table:table-cell>
              <table:table-cell office:value-type="float" office:value="-268435382">
                <text:p>-268435382</text:p>
              </table:table-cell>
              <table:table-cell office:value-type="float" office:value="-67108793">
                <text:p>-67108793</text:p>
              </table:table-cell>
              <table:table-cell office:value-type="float" office:value="-67108781">
                <text:p>-67108781</text:p>
              </table:table-cell>
              <table:table-cell office:value-type="float" office:value="-33554349">
                <text:p>-33554349</text:p>
              </table:table-cell>
              <table:table-cell office:value-type="float" office:value="-67108771">
                <text:p>-67108771</text:p>
              </table:table-cell>
              <table:table-cell office:value-type="float" office:value="-268435370">
                <text:p>-268435370</text:p>
              </table:table-cell>
              <table:table-cell office:value-type="float" office:value="-536870822">
                <text:p>-536870822</text:p>
              </table:table-cell>
              <table:table-cell office:value-type="float" office:value="-67108782">
                <text:p>-67108782</text:p>
              </table:table-cell>
              <table:table-cell office:value-type="float" office:value="-4194240">
                <text:p>-4194240</text:p>
              </table:table-cell>
              <table:table-cell office:value-type="float" office:value="67">
                <text:p>67</text:p>
              </table:table-cell>
              <table:table-cell office:value-type="float" office:value="-33554354">
                <text:p>-33554354</text:p>
              </table:table-cell>
              <table:table-cell office:value-type="float" office:value="-33554348">
                <text:p>-33554348</text:p>
              </table:table-cell>
              <table:table-cell office:value-type="float" office:value="-2147483578">
                <text:p>-2147483578</text:p>
              </table:table-cell>
              <table:table-cell office:value-type="float" office:value="-67108786">
                <text:p>-67108786</text:p>
              </table:table-cell>
              <table:table-cell office:value-type="float" office:value="-4194231">
                <text:p>-4194231</text:p>
              </table:table-cell>
              <table:table-cell office:value-type="float" office:value="-33554350">
                <text:p>-33554350</text:p>
              </table:table-cell>
              <table:table-cell office:value-type="float" office:value="-16777148">
                <text:p>-16777148</text:p>
              </table:table-cell>
              <table:table-cell office:value-type="float" office:value="93">
                <text:p>93</text:p>
              </table:table-cell>
              <table:table-cell office:value-type="float" office:value="-8388531">
                <text:p>-8388531</text:p>
              </table:table-cell>
              <table:table-cell office:value-type="float" office:value="-16777123">
                <text:p>-16777123</text:p>
              </table:table-cell>
              <table:table-cell office:value-type="float" office:value="82">
                <text:p>82</text:p>
              </table:table-cell>
              <table:table-cell office:value-type="float" office:value="-16777133">
                <text:p>-16777133</text:p>
              </table:table-cell>
              <table:table-cell office:value-type="float" office:value="-33554359">
                <text:p>-33554359</text:p>
              </table:table-cell>
              <table:table-cell office:value-type="float" office:value="-67108788">
                <text:p>-67108788</text:p>
              </table:table-cell>
              <table:table-cell office:value-type="float" office:value="-33554340">
                <text:p>-33554340</text:p>
              </table:table-cell>
              <table:table-cell office:value-type="float" office:value="-134217641">
                <text:p>-134217641</text:p>
              </table:table-cell>
              <table:table-cell office:value-type="float" office:value="-33554357">
                <text:p>-33554357</text:p>
              </table:table-cell>
              <table:table-cell office:value-type="float" office:value="-67108775">
                <text:p>-67108775</text:p>
              </table:table-cell>
              <table:table-cell office:value-type="float" office:value="-8388529">
                <text:p>-8388529</text:p>
              </table:table-cell>
              <table:table-cell office:value-type="float" office:value="-16777138">
                <text:p>-16777138</text:p>
              </table:table-cell>
              <table:table-cell office:value-type="float" office:value="-16777126">
                <text:p>-16777126</text:p>
              </table:table-cell>
              <table:table-cell office:value-type="float" office:value="-536870834">
                <text:p>-536870834</text:p>
              </table:table-cell>
              <table:table-cell office:value-type="float" office:value="-1073741745">
                <text:p>-1073741745</text:p>
              </table:table-cell>
              <table:table-cell office:value-type="float" office:value="-33554345">
                <text:p>-33554345</text:p>
              </table:table-cell>
              <table:table-cell office:value-type="float" office:value="-134217656">
                <text:p>-134217656</text:p>
              </table:table-cell>
              <table:table-cell office:value-type="float" office:value="-536870820">
                <text:p>-536870820</text:p>
              </table:table-cell>
              <table:table-cell office:value-type="float" office:value="-33554339">
                <text:p>-33554339</text:p>
              </table:table-cell>
              <table:table-cell office:value-type="float" office:value="-134217654">
                <text:p>-134217654</text:p>
              </table:table-cell>
              <table:table-cell office:value-type="float" office:value="-33554343">
                <text:p>-33554343</text:p>
              </table:table-cell>
              <table:table-cell office:value-type="float" office:value="-8388543">
                <text:p>-8388543</text:p>
              </table:table-cell>
              <table:table-cell office:value-type="float" office:value="-2097057">
                <text:p>-2097057</text:p>
              </table:table-cell>
              <table:table-cell office:value-type="float" office:value="-33554341">
                <text:p>-33554341</text:p>
              </table:table-cell>
              <table:table-cell office:value-type="float" office:value="89">
                <text:p>89</text:p>
              </table:table-cell>
              <table:table-cell office:value-type="float" office:value="-268435376">
                <text:p>-268435376</text:p>
              </table:table-cell>
              <table:table-cell office:value-type="float" office:value="-8388526">
                <text:p>-8388526</text:p>
              </table:table-cell>
              <table:table-cell office:value-type="float" office:value="-268435368">
                <text:p>-268435368</text:p>
              </table:table-cell>
              <table:table-cell office:value-type="float" office:value="-16777137">
                <text:p>-16777137</text:p>
              </table:table-cell>
              <table:table-cell office:value-type="float" office:value="-16777152">
                <text:p>-16777152</text:p>
              </table:table-cell>
              <table:table-cell office:value-type="float" office:value="-33554364">
                <text:p>-33554364</text:p>
              </table:table-cell>
              <table:table-cell office:value-type="float" office:value="-16777141">
                <text:p>-16777141</text:p>
              </table:table-cell>
              <table:table-cell office:value-type="float" office:value="-2147483557">
                <text:p>-2147483557</text:p>
              </table:table-cell>
              <table:table-cell office:value-type="float" office:value="-67108774">
                <text:p>-67108774</text:p>
              </table:table-cell>
              <table:table-cell office:value-type="float" office:value="-268435366">
                <text:p>-268435366</text:p>
              </table:table-cell>
              <table:table-cell office:value-type="float" office:value="-33554346">
                <text:p>-33554346</text:p>
              </table:table-cell>
              <table:table-cell office:value-type="float" office:value="-8388534">
                <text:p>-8388534</text:p>
              </table:table-cell>
              <table:table-cell office:value-type="float" office:value="-4194213">
                <text:p>-4194213</text:p>
              </table:table-cell>
              <table:table-cell office:value-type="float" office:value="-8388516">
                <text:p>-8388516</text:p>
              </table:table-cell>
              <table:table-cell office:value-type="float" office:value="90">
                <text:p>90</text:p>
              </table:table-cell>
              <table:table-cell office:value-type="float" office:value="-16777139">
                <text:p>-16777139</text:p>
              </table:table-cell>
              <table:table-cell office:value-type="float" office:value="-33554351">
                <text:p>-33554351</text:p>
              </table:table-cell>
              <table:table-cell office:value-type="float" office:value="109">
                <text:p>109</text:p>
              </table:table-cell>
              <table:table-cell office:value-type="float" office:value="-134217633">
                <text:p>-134217633</text:p>
              </table:table-cell>
              <table:table-cell office:value-type="float" office:value="-8388541">
                <text:p>-8388541</text:p>
              </table:table-cell>
              <table:table-cell office:value-type="float" office:value="-16777151">
                <text:p>-16777151</text:p>
              </table:table-cell>
              <table:table-cell office:value-type="float" office:value="-4194238">
                <text:p>-4194238</text:p>
              </table:table-cell>
              <table:table-cell office:value-type="float" office:value="-2147483573">
                <text:p>-2147483573</text:p>
              </table:table-cell>
              <table:table-cell office:value-type="float" office:value="-2147483571">
                <text:p>-2147483571</text:p>
              </table:table-cell>
              <table:table-cell office:value-type="float" office:value="-67108785">
                <text:p>-67108785</text:p>
              </table:table-cell>
              <table:table-cell office:value-type="float" office:value="-67108789">
                <text:p>-67108789</text:p>
              </table:table-cell>
              <table:table-cell office:value-type="float" office:value="-536870808">
                <text:p>-536870808</text:p>
              </table:table-cell>
              <table:table-cell office:value-type="float" office:value="-8388513">
                <text:p>-8388513</text:p>
              </table:table-cell>
              <table:table-cell office:value-type="float" office:value="-4194234">
                <text:p>-4194234</text:p>
              </table:table-cell>
              <table:table-cell office:value-type="float" office:value="-33554337">
                <text:p>-33554337</text:p>
              </table:table-cell>
              <table:table-cell office:value-type="float" office:value="99">
                <text:p>99</text:p>
              </table:table-cell>
              <table:table-cell office:value-type="float" office:value="-16777125">
                <text:p>-16777125</text:p>
              </table:table-cell>
              <table:table-cell office:value-type="float" office:value="-2097065">
                <text:p>-2097065</text:p>
              </table:table-cell>
              <table:table-cell office:value-type="float" office:value="-134217649">
                <text:p>-134217649</text:p>
              </table:table-cell>
              <table:table-cell office:value-type="float" office:value="69">
                <text:p>69</text:p>
              </table:table-cell>
              <table:table-cell office:value-type="float" office:value="-2147483535">
                <text:p>-2147483535</text:p>
              </table:table-cell>
              <table:table-cell office:value-type="float" office:value="-67108739">
                <text:p>-67108739</text:p>
              </table:table-cell>
              <table:table-cell office:value-type="float" office:value="-268435353">
                <text:p>-268435353</text:p>
              </table:table-cell>
              <table:table-cell office:value-type="float" office:value="-2147483583">
                <text:p>-2147483583</text:p>
              </table:table-cell>
              <table:table-cell office:value-type="float" office:value="-4194235">
                <text:p>-4194235</text:p>
              </table:table-cell>
              <table:table-cell office:value-type="float" office:value="-33554360">
                <text:p>-33554360</text:p>
              </table:table-cell>
              <table:table-cell office:value-type="float" office:value="-67108773">
                <text:p>-67108773</text:p>
              </table:table-cell>
              <table:table-cell office:value-type="float" office:value="-16777143">
                <text:p>-16777143</text:p>
              </table:table-cell>
              <table:table-cell office:value-type="float" office:value="-8388538">
                <text:p>-8388538</text:p>
              </table:table-cell>
              <table:table-cell office:value-type="float" office:value="-16777129">
                <text:p>-16777129</text:p>
              </table:table-cell>
              <table:table-cell office:value-type="float" office:value="-16777146">
                <text:p>-16777146</text:p>
              </table:table-cell>
              <table:table-cell office:value-type="float" office:value="-134217655">
                <text:p>-134217655</text:p>
              </table:table-cell>
              <table:table-cell office:value-type="float" office:value="102">
                <text:p>102</text:p>
              </table:table-cell>
              <table:table-cell office:value-type="float" office:value="-67108776">
                <text:p>-67108776</text:p>
              </table:table-cell>
              <table:table-cell office:value-type="float" office:value="-4194216">
                <text:p>-4194216</text:p>
              </table:table-cell>
              <table:table-cell office:value-type="float" office:value="-8388540">
                <text:p>-8388540</text:p>
              </table:table-cell>
              <table:table-cell office:value-type="float" office:value="-33554358">
                <text:p>-33554358</text:p>
              </table:table-cell>
              <table:table-cell office:value-type="float" office:value="-67108792">
                <text:p>-67108792</text:p>
              </table:table-cell>
              <table:table-cell office:value-type="float" office:value="-4194221">
                <text:p>-4194221</text:p>
              </table:table-cell>
              <table:table-cell office:value-type="float" office:value="-4194196">
                <text:p>-4194196</text:p>
              </table:table-cell>
              <table:table-cell office:value-type="float" office:value="-2147483528">
                <text:p>-2147483528</text:p>
              </table:table-cell>
              <table:table-cell office:value-type="float" office:value="-2147483538">
                <text:p>-2147483538</text:p>
              </table:table-cell>
              <table:table-cell office:value-type="float" office:value="-1048494">
                <text:p>-1048494</text:p>
              </table:table-cell>
              <table:table-cell office:value-type="float" office:value="-4194224">
                <text:p>-4194224</text:p>
              </table:table-cell>
              <table:table-cell office:value-type="float" office:value="-2147483532">
                <text:p>-2147483532</text:p>
              </table:table-cell>
              <table:table-cell office:value-type="float" office:value="-134217628">
                <text:p>-134217628</text:p>
              </table:table-cell>
              <table:table-cell office:value-type="float" office:value="-536870792">
                <text:p>-536870792</text:p>
              </table:table-cell>
              <table:table-cell office:value-type="float" office:value="-1073741709">
                <text:p>-1073741709</text:p>
              </table:table-cell>
              <table:table-cell office:value-type="float" office:value="-1073741706">
                <text:p>-1073741706</text:p>
              </table:table-cell>
              <table:table-cell office:value-type="float" office:value="-268435332">
                <text:p>-268435332</text:p>
              </table:table-cell>
              <table:table-cell office:value-type="float" office:value="-1073741724">
                <text:p>-1073741724</text:p>
              </table:table-cell>
              <table:table-cell office:value-type="float" office:value="-1073741700">
                <text:p>-1073741700</text:p>
              </table:table-cell>
              <table:table-cell office:value-type="float" office:value="-536870804">
                <text:p>-536870804</text:p>
              </table:table-cell>
              <table:table-cell office:value-type="float" office:value="-2147483536">
                <text:p>-2147483536</text:p>
              </table:table-cell>
              <table:table-cell office:value-type="float" office:value="-536870785">
                <text:p>-536870785</text:p>
              </table:table-cell>
              <table:table-cell office:value-type="float" office:value="-1073741697">
                <text:p>-1073741697</text:p>
              </table:table-cell>
              <table:table-cell office:value-type="float" office:value="-134217625">
                <text:p>-134217625</text:p>
              </table:table-cell>
              <table:table-cell office:value-type="float" office:value="104">
                <text:p>104</text:p>
              </table:table-cell>
              <table:table-cell office:value-type="float" office:value="-16777124">
                <text:p>-16777124</text:p>
              </table:table-cell>
              <table:table-cell office:value-type="float" office:value="-16777135">
                <text:p>-16777135</text:p>
              </table:table-cell>
              <table:table-cell office:value-type="float" office:value="-16777144">
                <text:p>-16777144</text:p>
              </table:table-cell>
              <table:table-cell office:value-type="float" office:value="66">
                <text:p>66</text:p>
              </table:table-cell>
              <table:table-cell office:value-type="float" office:value="-524198">
                <text:p>-524198</text:p>
              </table:table-cell>
              <table:table-cell office:value-type="float" office:value="-16777130">
                <text:p>-16777130</text:p>
              </table:table-cell>
              <table:table-cell office:value-type="float" office:value="-1073741720">
                <text:p>-1073741720</text:p>
              </table:table-cell>
              <table:table-cell office:value-type="float" office:value="-33554361">
                <text:p>-33554361</text:p>
              </table:table-cell>
              <table:table-cell office:value-type="float" office:value="-536870807">
                <text:p>-536870807</text:p>
              </table:table-cell>
              <table:table-cell office:value-type="float" office:value="-2147483521">
                <text:p>-2147483521</text:p>
              </table:table-cell>
              <table:table-cell office:value-type="float" office:value="-268435351">
                <text:p>-268435351</text:p>
              </table:table-cell>
              <table:table-cell office:value-type="float" office:value="-1073741715">
                <text:p>-1073741715</text:p>
              </table:table-cell>
              <table:table-cell office:value-type="float" office:value="-67108744">
                <text:p>-67108744</text:p>
              </table:table-cell>
              <table:table-cell office:value-type="float" office:value="-16777147">
                <text:p>-16777147</text:p>
              </table:table-cell>
              <table:table-cell office:value-type="float" office:value="-8388536">
                <text:p>-8388536</text:p>
              </table:table-cell>
              <table:table-cell office:value-type="float" office:value="-2097084">
                <text:p>-2097084</text:p>
              </table:table-cell>
              <table:table-cell office:value-type="float" office:value="-8388514">
                <text:p>-8388514</text:p>
              </table:table-cell>
              <table:table-cell office:value-type="float" office:value="-33554347">
                <text:p>-33554347</text:p>
              </table:table-cell>
              <table:table-cell office:value-type="float" office:value="-8388533">
                <text:p>-8388533</text:p>
              </table:table-cell>
              <table:table-cell office:value-type="float" office:value="-8388525">
                <text:p>-8388525</text:p>
              </table:table-cell>
              <table:table-cell office:value-type="float" office:value="-8388535">
                <text:p>-8388535</text:p>
              </table:table-cell>
              <table:table-cell office:value-type="float" office:value="113">
                <text:p>113</text:p>
              </table:table-cell>
              <table:table-cell office:value-type="float" office:value="-2147483549">
                <text:p>-2147483549</text:p>
              </table:table-cell>
              <table:table-cell office:value-type="float" office:value="-134217622">
                <text:p>-134217622</text:p>
              </table:table-cell>
              <table:table-cell office:value-type="float" office:value="-2147483551">
                <text:p>-2147483551</text:p>
              </table:table-cell>
              <table:table-cell office:value-type="float" office:value="-536870809">
                <text:p>-536870809</text:p>
              </table:table-cell>
              <table:table-cell office:value-type="float" office:value="-268435331">
                <text:p>-268435331</text:p>
              </table:table-cell>
              <table:table-cell office:value-type="float" office:value="-1073741702">
                <text:p>-1073741702</text:p>
              </table:table-cell>
              <table:table-cell office:value-type="float" office:value="-33554307">
                <text:p>-33554307</text:p>
              </table:table-cell>
              <table:table-cell office:value-type="float" office:value="-2097086">
                <text:p>-2097086</text:p>
              </table:table-cell>
              <table:table-cell office:value-type="float" office:value="-2147483524">
                <text:p>-2147483524</text:p>
              </table:table-cell>
              <table:table-cell office:value-type="float" office:value="-67108765">
                <text:p>-67108765</text:p>
              </table:table-cell>
              <table:table-cell office:value-type="float" office:value="-134217609">
                <text:p>-134217609</text:p>
              </table:table-cell>
              <table:table-cell office:value-type="float" office:value="-8388502">
                <text:p>-8388502</text:p>
              </table:table-cell>
              <table:table-cell office:value-type="float" office:value="-33554324">
                <text:p>-33554324</text:p>
              </table:table-cell>
              <table:table-cell office:value-type="float" office:value="-268435356">
                <text:p>-268435356</text:p>
              </table:table-cell>
              <table:table-cell office:value-type="float" office:value="-16777104">
                <text:p>-16777104</text:p>
              </table:table-cell>
              <table:table-cell office:value-type="float" office:value="-1048498">
                <text:p>-1048498</text:p>
              </table:table-cell>
              <table:table-cell office:value-type="float" office:value="-8388523">
                <text:p>-8388523</text:p>
              </table:table-cell>
              <table:table-cell office:value-type="float" office:value="-1073741726">
                <text:p>-1073741726</text:p>
              </table:table-cell>
              <table:table-cell office:value-type="float" office:value="-268435329">
                <text:p>-268435329</text:p>
              </table:table-cell>
              <table:table-cell office:value-type="float" office:value="-8388520">
                <text:p>-8388520</text:p>
              </table:table-cell>
              <table:table-cell office:value-type="float" office:value="-2147483539">
                <text:p>-2147483539</text:p>
              </table:table-cell>
              <table:table-cell office:value-type="float" office:value="96">
                <text:p>96</text:p>
              </table:table-cell>
              <table:table-cell office:value-type="float" office:value="-536870790">
                <text:p>-536870790</text:p>
              </table:table-cell>
              <table:table-cell office:value-type="float" office:value="-33554327">
                <text:p>-33554327</text:p>
              </table:table-cell>
              <table:table-cell office:value-type="float" office:value="-536870796">
                <text:p>-536870796</text:p>
              </table:table-cell>
              <table:table-cell office:value-type="float" office:value="-2147483525">
                <text:p>-2147483525</text:p>
              </table:table-cell>
              <table:table-cell office:value-type="float" office:value="-268435334">
                <text:p>-268435334</text:p>
              </table:table-cell>
              <table:table-cell office:value-type="float" office:value="-1073741719">
                <text:p>-1073741719</text:p>
              </table:table-cell>
              <table:table-cell office:value-type="float" office:value="-134217621">
                <text:p>-134217621</text:p>
              </table:table-cell>
              <table:table-cell office:value-type="float" office:value="-2147483542">
                <text:p>-2147483542</text:p>
              </table:table-cell>
              <table:table-cell office:value-type="float" office:value="-536870802">
                <text:p>-536870802</text:p>
              </table:table-cell>
              <table:table-cell office:value-type="float" office:value="-8388524">
                <text:p>-8388524</text:p>
              </table:table-cell>
              <table:table-cell office:value-type="float" office:value="-268435338">
                <text:p>-268435338</text:p>
              </table:table-cell>
              <table:table-cell office:value-type="float" office:value="-268435355">
                <text:p>-268435355</text:p>
              </table:table-cell>
              <table:table-cell office:value-type="float" office:value="-2097062">
                <text:p>-2097062</text:p>
              </table:table-cell>
              <table:table-cell office:value-type="float" office:value="-4194222">
                <text:p>-4194222</text:p>
              </table:table-cell>
              <table:table-cell office:value-type="float" office:value="-134217612">
                <text:p>-134217612</text:p>
              </table:table-cell>
              <table:table-cell office:value-type="float" office:value="-2147483544">
                <text:p>-2147483544</text:p>
              </table:table-cell>
              <table:table-cell office:value-type="float" office:value="-1048503">
                <text:p>-1048503</text:p>
              </table:table-cell>
              <table:table-cell office:value-type="float" office:value="-268435348">
                <text:p>-268435348</text:p>
              </table:table-cell>
              <table:table-cell office:value-type="float" office:value="-16777107">
                <text:p>-16777107</text:p>
              </table:table-cell>
              <table:table-cell office:value-type="float" office:value="-2147483531">
                <text:p>-2147483531</text:p>
              </table:table-cell>
              <table:table-cell office:value-type="float" office:value="-134217607">
                <text:p>-134217607</text:p>
              </table:table-cell>
              <table:table-cell office:value-type="float" office:value="108">
                <text:p>108</text:p>
              </table:table-cell>
              <table:table-cell office:value-type="float" office:value="-2147483541">
                <text:p>-2147483541</text:p>
              </table:table-cell>
              <table:table-cell office:value-type="float" office:value="-8388503">
                <text:p>-8388503</text:p>
              </table:table-cell>
              <table:table-cell office:value-type="float" office:value="-8388522">
                <text:p>-8388522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-8388537">
                <text:p>-8388537</text:p>
              </table:table-cell>
              <table:table-cell office:value-type="float" office:value="-1073741743">
                <text:p>-1073741743</text:p>
              </table:table-cell>
              <table:table-cell office:value-type="float" office:value="-16777131">
                <text:p>-16777131</text:p>
              </table:table-cell>
              <table:table-cell office:value-type="float" office:value="-4194237">
                <text:p>-4194237</text:p>
              </table:table-cell>
              <table:table-cell office:value-type="float" office:value="-8388528">
                <text:p>-8388528</text:p>
              </table:table-cell>
              <table:table-cell office:value-type="float" office:value="-16777132">
                <text:p>-16777132</text:p>
              </table:table-cell>
              <table:table-cell office:value-type="float" office:value="-4194214">
                <text:p>-4194214</text:p>
              </table:table-cell>
              <table:table-cell office:value-type="float" office:value="-8388521">
                <text:p>-8388521</text:p>
              </table:table-cell>
              <table:table-cell office:value-type="float" office:value="-2097063">
                <text:p>-2097063</text:p>
              </table:table-cell>
              <table:table-cell office:value-type="float" office:value="-4194220">
                <text:p>-4194220</text:p>
              </table:table-cell>
              <table:table-cell office:value-type="float" office:value="-4194219">
                <text:p>-4194219</text:p>
              </table:table-cell>
              <table:table-cell office:value-type="float" office:value="-8388532">
                <text:p>-8388532</text:p>
              </table:table-cell>
              <table:table-cell office:value-type="float" office:value="-1048495">
                <text:p>-1048495</text:p>
              </table:table-cell>
              <table:table-cell office:value-type="float" office:value="-4194239">
                <text:p>-4194239</text:p>
              </table:table-cell>
              <table:table-cell office:value-type="float" office:value="-1048490">
                <text:p>-1048490</text:p>
              </table:table-cell>
              <table:table-cell office:value-type="float" office:value="-1048496">
                <text:p>-1048496</text:p>
              </table:table-cell>
              <table:table-cell office:value-type="float" office:value="-16777145">
                <text:p>-16777145</text:p>
              </table:table-cell>
              <table:table-cell office:value-type="float" office:value="-16777140">
                <text:p>-16777140</text:p>
              </table:table-cell>
              <table:table-cell office:value-type="float" office:value="-2147483527">
                <text:p>-2147483527</text:p>
              </table:table-cell>
              <table:table-cell office:value-type="float" office:value="-33554329">
                <text:p>-33554329</text:p>
              </table:table-cell>
              <table:table-cell office:value-type="float" office:value="-8388527">
                <text:p>-8388527</text:p>
              </table:table-cell>
              <table:table-cell office:value-type="float" office:value="-16777116">
                <text:p>-16777116</text:p>
              </table:table-cell>
              <table:table-cell office:value-type="float" office:value="-16777112">
                <text:p>-16777112</text:p>
              </table:table-cell>
              <table:table-cell office:value-type="float" office:value="-2097069">
                <text:p>-2097069</text:p>
              </table:table-cell>
              <table:table-cell office:value-type="float" office:value="-536870799">
                <text:p>-536870799</text:p>
              </table:table-cell>
              <table:table-cell office:value-type="float" office:value="-268435340">
                <text:p>-268435340</text:p>
              </table:table-cell>
              <table:table-cell office:value-type="float" office:value="-67108738">
                <text:p>-67108738</text:p>
              </table:table-cell>
              <table:table-cell office:value-type="float" office:value="-2147483546">
                <text:p>-2147483546</text:p>
              </table:table-cell>
              <table:table-cell office:value-type="float" office:value="-4194215">
                <text:p>-4194215</text:p>
              </table:table-cell>
              <table:table-cell office:value-type="float" office:value="-4194217">
                <text:p>-4194217</text:p>
              </table:table-cell>
              <table:table-cell office:value-type="float" office:value="-16777091">
                <text:p>-16777091</text:p>
              </table:table-cell>
              <table:table-cell office:value-type="float" office:value="-536870805">
                <text:p>-536870805</text:p>
              </table:table-cell>
              <table:table-cell office:value-type="float" office:value="-16777103">
                <text:p>-16777103</text:p>
              </table:table-cell>
              <table:table-cell office:value-type="float" office:value="-4194211">
                <text:p>-4194211</text:p>
              </table:table-cell>
              <table:table-cell office:value-type="float" office:value="-8388517">
                <text:p>-8388517</text:p>
              </table:table-cell>
              <table:table-cell office:value-type="float" office:value="-2097068">
                <text:p>-2097068</text:p>
              </table:table-cell>
              <table:table-cell office:value-type="float" office:value="-2097072">
                <text:p>-2097072</text:p>
              </table:table-cell>
              <table:table-cell office:value-type="float" office:value="-2097059">
                <text:p>-2097059</text:p>
              </table:table-cell>
              <table:table-cell office:value-type="float" office:value="-16777128">
                <text:p>-16777128</text:p>
              </table:table-cell>
              <table:table-cell office:value-type="float" office:value="-134217624">
                <text:p>-134217624</text:p>
              </table:table-cell>
              <table:table-cell office:value-type="float" office:value="-134217623">
                <text:p>-134217623</text:p>
              </table:table-cell>
              <table:table-cell office:value-type="float" office:value="-536870816">
                <text:p>-536870816</text:p>
              </table:table-cell>
              <table:table-cell office:value-type="float" office:value="-536870793">
                <text:p>-536870793</text:p>
              </table:table-cell>
              <table:table-cell office:value-type="float" office:value="-8388515">
                <text:p>-8388515</text:p>
              </table:table-cell>
              <table:table-cell office:value-type="float" office:value="121">
                <text:p>121</text:p>
              </table:table-cell>
              <table:table-cell office:value-type="float" office:value="-16777118">
                <text:p>-16777118</text:p>
              </table:table-cell>
              <table:table-cell office:value-type="float" office:value="-268435360">
                <text:p>-268435360</text:p>
              </table:table-cell>
              <table:table-cell office:value-type="float" office:value="-524201">
                <text:p>-524201</text:p>
              </table:table-cell>
              <table:table-cell office:value-type="float" office:value="-2097079">
                <text:p>-2097079</text:p>
              </table:table-cell>
              <table:table-cell office:value-type="float" office:value="-33554321">
                <text:p>-33554321</text:p>
              </table:table-cell>
              <table:table-cell office:value-type="float" office:value="-1073741701">
                <text:p>-1073741701</text:p>
              </table:table-cell>
              <table:table-cell office:value-type="float" office:value="-536870795">
                <text:p>-536870795</text:p>
              </table:table-cell>
              <table:table-cell office:value-type="float" office:value="-33554331">
                <text:p>-33554331</text:p>
              </table:table-cell>
              <table:table-cell office:value-type="float" office:value="118">
                <text:p>118</text:p>
              </table:table-cell>
              <table:table-cell office:value-type="float" office:value="-134217617">
                <text:p>-134217617</text:p>
              </table:table-cell>
              <table:table-cell office:value-type="float" office:value="-33554325">
                <text:p>-33554325</text:p>
              </table:table-cell>
              <table:table-cell office:value-type="float" office:value="-1073741699">
                <text:p>-1073741699</text:p>
              </table:table-cell>
              <table:table-cell office:value-type="float" office:value="-33554320">
                <text:p>-33554320</text:p>
              </table:table-cell>
              <table:table-cell office:value-type="float" office:value="-268435342">
                <text:p>-268435342</text:p>
              </table:table-cell>
              <table:table-cell office:value-type="float" office:value="-1048481">
                <text:p>-1048481</text:p>
              </table:table-cell>
              <table:table-cell office:value-type="float" office:value="-1048510">
                <text:p>-1048510</text:p>
              </table:table-cell>
              <table:table-cell office:value-type="float" office:value="-4194212">
                <text:p>-4194212</text:p>
              </table:table-cell>
              <table:table-cell office:value-type="float" office:value="-16777102">
                <text:p>-16777102</text:p>
              </table:table-cell>
              <table:table-cell office:value-type="float" office:value="-1048484">
                <text:p>-1048484</text:p>
              </table:table-cell>
              <table:table-cell office:value-type="float" office:value="-1073741721">
                <text:p>-1073741721</text:p>
              </table:table-cell>
              <table:table-cell office:value-type="float" office:value="-8388530">
                <text:p>-8388530</text:p>
              </table:table-cell>
              <table:table-cell office:value-type="float" office:value="-536870797">
                <text:p>-536870797</text:p>
              </table:table-cell>
              <table:table-cell office:value-type="float" office:value="-4194202">
                <text:p>-4194202</text:p>
              </table:table-cell>
              <table:table-cell office:value-type="float" office:value="-2097070">
                <text:p>-2097070</text:p>
              </table:table-cell>
              <table:table-cell office:value-type="float" office:value="-134217619">
                <text:p>-134217619</text:p>
              </table:table-cell>
              <table:table-cell office:value-type="float" office:value="-134217604">
                <text:p>-134217604</text:p>
              </table:table-cell>
              <table:table-cell office:value-type="float" office:value="-67108763">
                <text:p>-67108763</text:p>
              </table:table-cell>
              <table:table-cell office:value-type="float" office:value="-1048485">
                <text:p>-1048485</text:p>
              </table:table-cell>
              <table:table-cell office:value-type="float" office:value="-32701">
                <text:p>-32701</text:p>
              </table:table-cell>
              <table:table-cell office:value-type="float" office:value="-2097085">
                <text:p>-2097085</text:p>
              </table:table-cell>
              <table:table-cell office:value-type="float" office:value="-2097087">
                <text:p>-2097087</text:p>
              </table:table-cell>
              <table:table-cell office:value-type="float" office:value="-2097083">
                <text:p>-2097083</text:p>
              </table:table-cell>
              <table:table-cell office:value-type="float" office:value="-4194232">
                <text:p>-4194232</text:p>
              </table:table-cell>
              <table:table-cell office:value-type="float" office:value="-2097061">
                <text:p>-2097061</text:p>
              </table:table-cell>
              <table:table-cell office:value-type="float" office:value="-268435341">
                <text:p>-268435341</text:p>
              </table:table-cell>
              <table:table-cell office:value-type="float" office:value="-2097078">
                <text:p>-2097078</text:p>
              </table:table-cell>
              <table:table-cell office:value-type="float" office:value="-134217615">
                <text:p>-134217615</text:p>
              </table:table-cell>
              <table:table-cell office:value-type="float" office:value="-536870814">
                <text:p>-536870814</text:p>
              </table:table-cell>
              <table:table-cell office:value-type="float" office:value="-134217611">
                <text:p>-134217611</text:p>
              </table:table-cell>
              <table:table-cell office:value-type="float" office:value="-2097060">
                <text:p>-2097060</text:p>
              </table:table-cell>
              <table:table-cell office:value-type="float" office:value="-2147483526">
                <text:p>-2147483526</text:p>
              </table:table-cell>
              <table:table-cell office:value-type="float" office:value="-268435344">
                <text:p>-268435344</text:p>
              </table:table-cell>
              <table:table-cell office:value-type="float" office:value="-67108750">
                <text:p>-67108750</text:p>
              </table:table-cell>
              <table:table-cell office:value-type="float" office:value="-1073741728">
                <text:p>-1073741728</text:p>
              </table:table-cell>
              <table:table-cell office:value-type="float" office:value="-1048509">
                <text:p>-1048509</text:p>
              </table:table-cell>
              <table:table-cell office:value-type="float" office:value="126">
                <text:p>126</text:p>
              </table:table-cell>
              <table:table-cell office:value-type="float" office:value="-1048464">
                <text:p>-1048464</text:p>
              </table:table-cell>
              <table:table-cell office:value-type="float" office:value="-67108751">
                <text:p>-67108751</text:p>
              </table:table-cell>
              <table:table-cell office:value-type="float" office:value="-268435343">
                <text:p>-268435343</text:p>
              </table:table-cell>
              <table:table-cell office:value-type="float" office:value="-1073741705">
                <text:p>-1073741705</text:p>
              </table:table-cell>
              <table:table-cell office:value-type="float" office:value="-536870791">
                <text:p>-536870791</text:p>
              </table:table-cell>
              <table:table-cell office:value-type="float" office:value="114">
                <text:p>114</text:p>
              </table:table-cell>
              <table:table-cell office:value-type="float" office:value="-4194226">
                <text:p>-4194226</text:p>
              </table:table-cell>
              <table:table-cell office:value-type="float" office:value="-2147483540">
                <text:p>-2147483540</text:p>
              </table:table-cell>
              <table:table-cell office:value-type="float" office:value="-1048512">
                <text:p>-1048512</text:p>
              </table:table-cell>
              <table:table-cell office:value-type="float" office:value="-268435337">
                <text:p>-268435337</text:p>
              </table:table-cell>
              <table:table-cell office:value-type="float" office:value="-67108752">
                <text:p>-67108752</text:p>
              </table:table-cell>
              <table:table-cell office:value-type="float" office:value="-4194225">
                <text:p>-4194225</text:p>
              </table:table-cell>
              <table:table-cell office:value-type="float" office:value="-134217632">
                <text:p>-134217632</text:p>
              </table:table-cell>
            </table:table-row>
            <table:table-row>
              <table:table-cell office:value-type="string">
                <text:p>Строка 22</text:p>
                <draw:g>
                  <svg:desc/>
                </draw:g>
              </table:table-cell>
              <table:table-cell office:value-type="float" office:value="34">
                <text:p>34</text:p>
                <draw:g>
                  <svg:desc>out.B22:out.SU22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3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78">
                <text:p>78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